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4.91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23.42mm"/>
    </style:style>
    <style:style style:name="co6" style:family="table-column">
      <style:table-column-properties fo:break-before="auto" style:column-width="17.48mm"/>
    </style:style>
    <style:style style:name="co7" style:family="table-column">
      <style:table-column-properties fo:break-before="auto" style:column-width="27.23mm"/>
    </style:style>
    <style:style style:name="co8" style:family="table-column">
      <style:table-column-properties fo:break-before="auto" style:column-width="20.66mm"/>
    </style:style>
    <style:style style:name="co9" style:family="table-column">
      <style:table-column-properties fo:break-before="auto" style:column-width="25.54mm"/>
    </style:style>
    <style:style style:name="co10" style:family="table-column">
      <style:table-column-properties fo:break-before="auto" style:column-width="17.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cell-protect="none" style:print-content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solid" draw:fill-color="#ffff99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ffff99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journal" table:style-name="ta1">
        <table:shapes>
          <draw:frame draw:z-index="0" draw:style-name="gr1" draw:text-style-name="P1" svg:width="159.99mm" svg:height="89.99mm" svg:x="379.98mm" svg:y="0.01mm">
            <loext:p draw:notify-on-update-of-ranges="journal.A2:journal.A243 journal.H1:journal.H1 journal.H2:journal.H243 journal.I1:journal.I1 journal.I2:journal.I2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159.99mm" svg:height="89.99mm" svg:x="181.87mm" svg:y="1039.02mm">
            <loext:p draw:notify-on-update-of-ranges="journal.A2:journal.A243 journal.H1:journal.H1 journal.H2:journal.H243 journal.I1:journal.I1 journal.I2:journal.I2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2" draw:text-style-name="P2" svg:width="159.99mm" svg:height="89.99mm" svg:x="218.09mm" svg:y="1007.41mm">
            <loext:p draw:notify-on-update-of-ranges="journal.A2:journal.A243 journal.O1:journal.O1 journal.O2:journal.O243 journal.Q1:journal.Q1 journal.Q2:journal.Q2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0" table:default-cell-style-name="ce3"/>
        <table:table-column table:style-name="co11" table:number-columns-repeated="3" table:default-cell-style-name="ce9"/>
        <table:table-column table:style-name="co11" table:number-columns-repeated="1004" table:default-cell-style-name="Default"/>
        <table:table-row table:style-name="ro1">
          <table:table-cell office:value-type="string" calcext:value-type="string">
            <text:p>t (mn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eure</text:p>
          </table:table-cell>
          <table:table-cell table:style-name="ce2" office:value-type="string" calcext:value-type="string">
            <text:p>T1 (degrés C)</text:p>
          </table:table-cell>
          <table:table-cell table:style-name="ce2" office:value-type="string" calcext:value-type="string">
            <text:p>T2 (degrés C)</text:p>
          </table:table-cell>
          <table:table-cell table:style-name="ce2" office:value-type="string" calcext:value-type="string">
            <text:p>Vusb (mV)</text:p>
          </table:table-cell>
          <table:table-cell table:style-name="ce5" office:value-type="string" calcext:value-type="string">
            <text:p>Vbat_limite</text:p>
          </table:table-cell>
          <table:table-cell table:style-name="ce2" office:value-type="string" calcext:value-type="string">
            <text:p>Vbat (mV) sleep</text:p>
          </table:table-cell>
          <table:table-cell table:style-name="ce6" office:value-type="string" calcext:value-type="string">
            <text:p>Vbat (mV) no sleep</text:p>
          </table:table-cell>
          <table:table-cell table:style-name="ce5" office:value-type="string" calcext:value-type="string">
            <text:p>Vbat_nominal</text:p>
          </table:table-cell>
          <table:table-cell table:style-name="ce5" office:value-type="string" calcext:value-type="string">
            <text:p>Vbat_min</text:p>
          </table:table-cell>
          <table:table-cell table:style-name="ce5" office:value-type="string" calcext:value-type="string">
            <text:p>Vbat_cut_off</text:p>
          </table:table-cell>
          <table:table-cell table:style-name="ce2" office:value-type="string" calcext:value-type="string">
            <text:p>ibat (mA)</text:p>
          </table:table-cell>
          <table:table-cell table:style-name="ce2" office:value-type="string" calcext:value-type="string">
            <text:p>V33 (mV)</text:p>
          </table:table-cell>
          <table:table-cell table:style-name="ce8" office:value-type="string" calcext:value-type="string">
            <text:p>Ec (mWh) no-sleep</text:p>
          </table:table-cell>
          <table:table-cell table:style-name="ce8" office:value-type="string" calcext:value-type="string">
            <text:p>Auto (%)</text:p>
            <text:p>no-sleep</text:p>
          </table:table-cell>
          <table:table-cell table:style-name="ce8" office:value-type="string" calcext:value-type="string">
            <text:p>Ec (mWh) sleep</text:p>
          </table:table-cell>
          <table:table-cell table:style-name="ce8" office:value-type="string" calcext:value-type="string">
            <text:p>Auto (%)</text:p>
            <text:p>Sleep</text:p>
          </table:table-cell>
          <table:table-cell table:style-name="ce2" table:number-columns-repeated="1003"/>
        </table:table-row>
        <table:table-row table:style-name="ro2">
          <table:table-cell table:formula="of:=1/2" office:value-type="float" office:value="0.5" calcext:value-type="float">
            <text:p>0,5</text:p>
          </table:table-cell>
          <table:table-cell table:number-columns-repeated="4"/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101" calcext:value-type="float">
            <text:p>4101</text:p>
          </table:table-cell>
          <table:table-cell office:value-type="float" office:value="4052" calcext:value-type="float">
            <text:p>405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0" calcext:value-type="float">
            <text:p>0,0</text:p>
          </table:table-cell>
          <table:table-cell table:formula="of:=100-([.O2]/1480)*100" office:value-type="float" office:value="100" calcext:value-type="float">
            <text:p>100,0</text:p>
          </table:table-cell>
          <table:table-cell office:value-type="float" office:value="0" calcext:value-type="float">
            <text:p>0,0</text:p>
          </table:table-cell>
          <table:table-cell table:style-name="ce9" table:formula="of:=100-([.Q2]/1480)*100" office:value-type="float" office:value="100" calcext:value-type="float">
            <text:p>100,0</text:p>
          </table:table-cell>
          <table:table-cell table:number-columns-repeated="1003"/>
        </table:table-row>
        <table:table-row table:style-name="ro2">
          <table:table-cell table:formula="of:=[.A2]+1/2" office:value-type="float" office:value="1" calcext:value-type="float">
            <text:p>1,0</text:p>
          </table:table-cell>
          <table:table-cell table:number-columns-repeated="4"/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101" calcext:value-type="float">
            <text:p>4101</text:p>
          </table:table-cell>
          <table:table-cell office:value-type="float" office:value="4052" calcext:value-type="float">
            <text:p>405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.21555555555556" calcext:value-type="float">
            <text:p>1,2</text:p>
          </table:table-cell>
          <table:table-cell table:formula="of:=100-([.O3]/1480)*100" office:value-type="float" office:value="99.9178678678679" calcext:value-type="float">
            <text:p>99,9</text:p>
          </table:table-cell>
          <table:table-cell office:value-type="float" office:value="0.204166666666667" calcext:value-type="float">
            <text:p>0,2</text:p>
          </table:table-cell>
          <table:table-cell table:style-name="ce9" table:formula="of:=100-([.Q3]/1480)*100" office:value-type="float" office:value="99.986204954955" calcext:value-type="float">
            <text:p>100,0</text:p>
          </table:table-cell>
          <table:table-cell table:number-columns-repeated="1003"/>
        </table:table-row>
        <table:table-row table:style-name="ro2">
          <table:table-cell table:formula="of:=[.A3]+0.5" office:value-type="float" office:value="1.5" calcext:value-type="float">
            <text:p>1,5</text:p>
          </table:table-cell>
          <table:table-cell table:number-columns-repeated="4"/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101" calcext:value-type="float">
            <text:p>4101</text:p>
          </table:table-cell>
          <table:table-cell office:value-type="float" office:value="4052" calcext:value-type="float">
            <text:p>405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.43138888888889" calcext:value-type="float">
            <text:p>2,4</text:p>
          </table:table-cell>
          <table:table-cell table:formula="of:=100-([.O4]/1480)*100" office:value-type="float" office:value="99.835716966967" calcext:value-type="float">
            <text:p>99,8</text:p>
          </table:table-cell>
          <table:table-cell office:value-type="float" office:value="0.408333333333333" calcext:value-type="float">
            <text:p>0,4</text:p>
          </table:table-cell>
          <table:table-cell table:style-name="ce9" table:formula="of:=100-([.Q4]/1480)*100" office:value-type="float" office:value="99.9724099099099" calcext:value-type="float">
            <text:p>100,0</text:p>
          </table:table-cell>
          <table:table-cell table:number-columns-repeated="1003"/>
        </table:table-row>
        <table:table-row table:style-name="ro2">
          <table:table-cell table:formula="of:=[.A4]+0.5" office:value-type="float" office:value="2" calcext:value-type="float">
            <text:p>2,0</text:p>
          </table:table-cell>
          <table:table-cell table:number-columns-repeated="4"/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101" calcext:value-type="float">
            <text:p>4101</text:p>
          </table:table-cell>
          <table:table-cell office:value-type="float" office:value="4052" calcext:value-type="float">
            <text:p>405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3.64722222222222" calcext:value-type="float">
            <text:p>3,6</text:p>
          </table:table-cell>
          <table:table-cell table:formula="of:=100-([.O5]/1480)*100" office:value-type="float" office:value="99.7535660660661" calcext:value-type="float">
            <text:p>99,8</text:p>
          </table:table-cell>
          <table:table-cell office:value-type="float" office:value="0.6125" calcext:value-type="float">
            <text:p>0,6</text:p>
          </table:table-cell>
          <table:table-cell table:style-name="ce9" table:formula="of:=100-([.Q5]/1480)*100" office:value-type="float" office:value="99.9586148648649" calcext:value-type="float">
            <text:p>100,0</text:p>
          </table:table-cell>
          <table:table-cell table:number-columns-repeated="1003"/>
        </table:table-row>
        <table:table-row table:style-name="ro2">
          <table:table-cell table:formula="of:=[.A5]+0.5" office:value-type="float" office:value="2.5" calcext:value-type="float">
            <text:p>2,5</text:p>
          </table:table-cell>
          <table:table-cell table:number-columns-repeated="4"/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101" calcext:value-type="float">
            <text:p>4101</text:p>
          </table:table-cell>
          <table:table-cell office:value-type="float" office:value="4068" calcext:value-type="float">
            <text:p>406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4.85944444444445" calcext:value-type="float">
            <text:p>4,9</text:p>
          </table:table-cell>
          <table:table-cell table:formula="of:=100-([.O6]/1480)*100" office:value-type="float" office:value="99.6716591591592" calcext:value-type="float">
            <text:p>99,7</text:p>
          </table:table-cell>
          <table:table-cell office:value-type="float" office:value="0.816666666666667" calcext:value-type="float">
            <text:p>0,8</text:p>
          </table:table-cell>
          <table:table-cell table:style-name="ce9" table:formula="of:=100-([.Q6]/1480)*100" office:value-type="float" office:value="99.9448198198198" calcext:value-type="float">
            <text:p>99,9</text:p>
          </table:table-cell>
          <table:table-cell table:number-columns-repeated="1003"/>
        </table:table-row>
        <table:table-row table:style-name="ro2">
          <table:table-cell table:formula="of:=[.A6]+0.5" office:value-type="float" office:value="3" calcext:value-type="float">
            <text:p>3,0</text:p>
          </table:table-cell>
          <table:table-cell table:number-columns-repeated="4"/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101" calcext:value-type="float">
            <text:p>4101</text:p>
          </table:table-cell>
          <table:table-cell office:value-type="float" office:value="4067" calcext:value-type="float">
            <text:p>406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6.07111111111111" calcext:value-type="float">
            <text:p>6,1</text:p>
          </table:table-cell>
          <table:table-cell table:formula="of:=100-([.O7]/1480)*100" office:value-type="float" office:value="99.5897897897898" calcext:value-type="float">
            <text:p>99,6</text:p>
          </table:table-cell>
          <table:table-cell office:value-type="float" office:value="1.02083333333333" calcext:value-type="float">
            <text:p>1,0</text:p>
          </table:table-cell>
          <table:table-cell table:style-name="ce9" table:formula="of:=100-([.Q7]/1480)*100" office:value-type="float" office:value="99.9310247747748" calcext:value-type="float">
            <text:p>99,9</text:p>
          </table:table-cell>
          <table:table-cell table:number-columns-repeated="1003"/>
        </table:table-row>
        <table:table-row table:style-name="ro2">
          <table:table-cell table:formula="of:=[.A7]+0.5" office:value-type="float" office:value="3.5" calcext:value-type="float">
            <text:p>3,5</text:p>
          </table:table-cell>
          <table:table-cell table:number-columns-repeated="4"/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101" calcext:value-type="float">
            <text:p>4101</text:p>
          </table:table-cell>
          <table:table-cell office:value-type="float" office:value="4067" calcext:value-type="float">
            <text:p>406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7.28277777777778" calcext:value-type="float">
            <text:p>7,3</text:p>
          </table:table-cell>
          <table:table-cell table:formula="of:=100-([.O8]/1480)*100" office:value-type="float" office:value="99.5079204204204" calcext:value-type="float">
            <text:p>99,5</text:p>
          </table:table-cell>
          <table:table-cell office:value-type="float" office:value="1.225" calcext:value-type="float">
            <text:p>1,2</text:p>
          </table:table-cell>
          <table:table-cell table:style-name="ce9" table:formula="of:=100-([.Q8]/1480)*100" office:value-type="float" office:value="99.9172297297297" calcext:value-type="float">
            <text:p>99,9</text:p>
          </table:table-cell>
          <table:table-cell table:number-columns-repeated="1003"/>
        </table:table-row>
        <table:table-row table:style-name="ro2">
          <table:table-cell table:formula="of:=[.A8]+0.5" office:value-type="float" office:value="4" calcext:value-type="float">
            <text:p>4,0</text:p>
          </table:table-cell>
          <table:table-cell table:number-columns-repeated="4"/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101" calcext:value-type="float">
            <text:p>4101</text:p>
          </table:table-cell>
          <table:table-cell office:value-type="float" office:value="4064" calcext:value-type="float">
            <text:p>406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8.46111111111111" calcext:value-type="float">
            <text:p>8,5</text:p>
          </table:table-cell>
          <table:table-cell table:formula="of:=100-([.O9]/1480)*100" office:value-type="float" office:value="99.4283033033033" calcext:value-type="float">
            <text:p>99,4</text:p>
          </table:table-cell>
          <table:table-cell office:value-type="float" office:value="1.42916666666667" calcext:value-type="float">
            <text:p>1,4</text:p>
          </table:table-cell>
          <table:table-cell table:style-name="ce9" table:formula="of:=100-([.Q9]/1480)*100" office:value-type="float" office:value="99.9034346846847" calcext:value-type="float">
            <text:p>99,9</text:p>
          </table:table-cell>
          <table:table-cell table:number-columns-repeated="1003"/>
        </table:table-row>
        <table:table-row table:style-name="ro2">
          <table:table-cell table:formula="of:=[.A9]+0.5" office:value-type="float" office:value="4.5" calcext:value-type="float">
            <text:p>4,5</text:p>
          </table:table-cell>
          <table:table-cell table:number-columns-repeated="4"/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101" calcext:value-type="float">
            <text:p>4101</text:p>
          </table:table-cell>
          <table:table-cell office:value-type="float" office:value="4064" calcext:value-type="float">
            <text:p>406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8.46111111111111" calcext:value-type="float">
            <text:p>8,5</text:p>
          </table:table-cell>
          <table:table-cell table:formula="of:=100-([.O10]/1480)*100" office:value-type="float" office:value="99.4283033033033" calcext:value-type="float">
            <text:p>99,4</text:p>
          </table:table-cell>
          <table:table-cell office:value-type="float" office:value="1.63333333333333" calcext:value-type="float">
            <text:p>1,6</text:p>
          </table:table-cell>
          <table:table-cell table:style-name="ce9" table:formula="of:=100-([.Q10]/1480)*100" office:value-type="float" office:value="99.8896396396397" calcext:value-type="float">
            <text:p>99,9</text:p>
          </table:table-cell>
          <table:table-cell table:number-columns-repeated="1003"/>
        </table:table-row>
        <table:table-row table:style-name="ro2">
          <table:table-cell table:formula="of:=[.A10]+0.5" office:value-type="float" office:value="5" calcext:value-type="float">
            <text:p>5,0</text:p>
          </table:table-cell>
          <table:table-cell table:number-columns-repeated="4"/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101" calcext:value-type="float">
            <text:p>4101</text:p>
          </table:table-cell>
          <table:table-cell office:value-type="float" office:value="4062" calcext:value-type="float">
            <text:p>406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0.85" calcext:value-type="float">
            <text:p>10,9</text:p>
          </table:table-cell>
          <table:table-cell table:formula="of:=100-([.O11]/1480)*100" office:value-type="float" office:value="99.2668918918919" calcext:value-type="float">
            <text:p>99,3</text:p>
          </table:table-cell>
          <table:table-cell office:value-type="float" office:value="1.8375" calcext:value-type="float">
            <text:p>1,8</text:p>
          </table:table-cell>
          <table:table-cell table:style-name="ce9" table:formula="of:=100-([.Q11]/1480)*100" office:value-type="float" office:value="99.8758445945946" calcext:value-type="float">
            <text:p>99,9</text:p>
          </table:table-cell>
          <table:table-cell table:number-columns-repeated="1003"/>
        </table:table-row>
        <table:table-row table:style-name="ro2">
          <table:table-cell table:formula="of:=[.A11]+0.5" office:value-type="float" office:value="5.5" calcext:value-type="float">
            <text:p>5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0:33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101" calcext:value-type="float">
            <text:p>4101</text:p>
          </table:table-cell>
          <table:table-cell office:value-type="float" office:value="4060" calcext:value-type="float">
            <text:p>406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2.0272222222222" calcext:value-type="float">
            <text:p>12,0</text:p>
          </table:table-cell>
          <table:table-cell table:formula="of:=100-([.O12]/1480)*100" office:value-type="float" office:value="99.1873498498499" calcext:value-type="float">
            <text:p>99,2</text:p>
          </table:table-cell>
          <table:table-cell office:value-type="float" office:value="2.04194444444444" calcext:value-type="float">
            <text:p>2,0</text:p>
          </table:table-cell>
          <table:table-cell table:style-name="ce9" table:formula="of:=100-([.Q12]/1480)*100" office:value-type="float" office:value="99.8620307807808" calcext:value-type="float">
            <text:p>99,9</text:p>
          </table:table-cell>
          <table:table-cell table:number-columns-repeated="1003"/>
        </table:table-row>
        <table:table-row table:style-name="ro2">
          <table:table-cell table:formula="of:=[.A12]+0.5" office:value-type="float" office:value="6" calcext:value-type="float">
            <text:p>6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1:3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4060" calcext:value-type="float">
            <text:p>406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3.2044444444444" calcext:value-type="float">
            <text:p>13,2</text:p>
          </table:table-cell>
          <table:table-cell table:formula="of:=100-([.O13]/1480)*100" office:value-type="float" office:value="99.1078078078078" calcext:value-type="float">
            <text:p>99,1</text:p>
          </table:table-cell>
          <table:table-cell office:value-type="float" office:value="2.24388888888889" calcext:value-type="float">
            <text:p>2,2</text:p>
          </table:table-cell>
          <table:table-cell table:style-name="ce9" table:formula="of:=100-([.Q13]/1480)*100" office:value-type="float" office:value="99.8483858858859" calcext:value-type="float">
            <text:p>99,8</text:p>
          </table:table-cell>
          <table:table-cell table:number-columns-repeated="1003"/>
        </table:table-row>
        <table:table-row table:style-name="ro2">
          <table:table-cell table:formula="of:=[.A13]+0.5" office:value-type="float" office:value="6.5" calcext:value-type="float">
            <text:p>6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1:33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5022.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4060" calcext:value-type="float">
            <text:p>406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270.00</text:p>
          </table:table-cell>
          <table:table-cell office:value-type="float" office:value="14.3816666666667" calcext:value-type="float">
            <text:p>14,4</text:p>
          </table:table-cell>
          <table:table-cell table:formula="of:=100-([.O14]/1480)*100" office:value-type="float" office:value="99.0282657657658" calcext:value-type="float">
            <text:p>99,0</text:p>
          </table:table-cell>
          <table:table-cell office:value-type="float" office:value="2.44111111111111" calcext:value-type="float">
            <text:p>2,4</text:p>
          </table:table-cell>
          <table:table-cell table:style-name="ce9" table:formula="of:=100-([.Q14]/1480)*100" office:value-type="float" office:value="99.8350600600601" calcext:value-type="float">
            <text:p>99,8</text:p>
          </table:table-cell>
          <table:table-cell table:number-columns-repeated="1003"/>
        </table:table-row>
        <table:table-row table:style-name="ro2">
          <table:table-cell table:formula="of:=[.A14]+0.5" office:value-type="float" office:value="7" calcext:value-type="float">
            <text:p>7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2:3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5024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9" calcext:value-type="float">
            <text:p>4099</text:p>
          </table:table-cell>
          <table:table-cell office:value-type="float" office:value="4057" calcext:value-type="float">
            <text:p>405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5.5580555555556" calcext:value-type="float">
            <text:p>15,6</text:p>
          </table:table-cell>
          <table:table-cell table:formula="of:=100-([.O15]/1480)*100" office:value-type="float" office:value="98.94878003003" calcext:value-type="float">
            <text:p>98,9</text:p>
          </table:table-cell>
          <table:table-cell office:value-type="float" office:value="2.64277777777778" calcext:value-type="float">
            <text:p>2,6</text:p>
          </table:table-cell>
          <table:table-cell table:style-name="ce9" table:formula="of:=100-([.Q15]/1480)*100" office:value-type="float" office:value="99.8214339339339" calcext:value-type="float">
            <text:p>99,8</text:p>
          </table:table-cell>
          <table:table-cell table:number-columns-repeated="1003"/>
        </table:table-row>
        <table:table-row table:style-name="ro2">
          <table:table-cell table:formula="of:=[.A15]+0.5" office:value-type="float" office:value="7.5" calcext:value-type="float">
            <text:p>7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2:33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9" calcext:value-type="float">
            <text:p>4099</text:p>
          </table:table-cell>
          <table:table-cell office:value-type="float" office:value="4057" calcext:value-type="float">
            <text:p>405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5.5580555555556" calcext:value-type="float">
            <text:p>15,6</text:p>
          </table:table-cell>
          <table:table-cell table:formula="of:=100-([.O16]/1480)*100" office:value-type="float" office:value="98.94878003003" calcext:value-type="float">
            <text:p>98,9</text:p>
          </table:table-cell>
          <table:table-cell office:value-type="float" office:value="2.84444444444444" calcext:value-type="float">
            <text:p>2,8</text:p>
          </table:table-cell>
          <table:table-cell table:style-name="ce9" table:formula="of:=100-([.Q16]/1480)*100" office:value-type="float" office:value="99.8078078078078" calcext:value-type="float">
            <text:p>99,8</text:p>
          </table:table-cell>
          <table:table-cell table:number-columns-repeated="1003"/>
        </table:table-row>
        <table:table-row table:style-name="ro2">
          <table:table-cell table:formula="of:=[.A16]+0.5" office:value-type="float" office:value="8" calcext:value-type="float">
            <text:p>8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3:4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501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9" calcext:value-type="float">
            <text:p>4099</text:p>
          </table:table-cell>
          <table:table-cell office:value-type="float" office:value="4056" calcext:value-type="float">
            <text:p>405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1.00</text:p>
          </table:table-cell>
          <table:table-cell office:value-type="float" office:value="17.9430555555556" calcext:value-type="float">
            <text:p>17,9</text:p>
          </table:table-cell>
          <table:table-cell table:formula="of:=100-([.O17]/1480)*100" office:value-type="float" office:value="98.7876313813814" calcext:value-type="float">
            <text:p>98,8</text:p>
          </table:table-cell>
          <table:table-cell office:value-type="float" office:value="3.04611111111111" calcext:value-type="float">
            <text:p>3,0</text:p>
          </table:table-cell>
          <table:table-cell table:style-name="ce9" table:formula="of:=100-([.Q17]/1480)*100" office:value-type="float" office:value="99.7941816816817" calcext:value-type="float">
            <text:p>99,8</text:p>
          </table:table-cell>
          <table:table-cell table:number-columns-repeated="1003"/>
        </table:table-row>
        <table:table-row table:style-name="ro2">
          <table:table-cell table:formula="of:=[.A17]+0.5" office:value-type="float" office:value="8.5" calcext:value-type="float">
            <text:p>8,5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1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9" calcext:value-type="float">
            <text:p>4099</text:p>
          </table:table-cell>
          <table:table-cell office:value-type="float" office:value="4055" calcext:value-type="float">
            <text:p>405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1.00</text:p>
          </table:table-cell>
          <table:table-cell office:value-type="float" office:value="19.1186111111111" calcext:value-type="float">
            <text:p>19,1</text:p>
          </table:table-cell>
          <table:table-cell table:formula="of:=100-([.O18]/1480)*100" office:value-type="float" office:value="98.708201951952" calcext:value-type="float">
            <text:p>98,7</text:p>
          </table:table-cell>
          <table:table-cell office:value-type="float" office:value="3.04611111111111" calcext:value-type="float">
            <text:p>3,0</text:p>
          </table:table-cell>
          <table:table-cell table:style-name="ce9" table:formula="of:=100-([.Q18]/1480)*100" office:value-type="float" office:value="99.7941816816817" calcext:value-type="float">
            <text:p>99,8</text:p>
          </table:table-cell>
          <table:table-cell table:number-columns-repeated="1003"/>
        </table:table-row>
        <table:table-row table:style-name="ro2">
          <table:table-cell table:formula="of:=[.A18]+0.5" office:value-type="float" office:value="9" calcext:value-type="float">
            <text:p>9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4:4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9" calcext:value-type="float">
            <text:p>4099</text:p>
          </table:table-cell>
          <table:table-cell office:value-type="float" office:value="4054" calcext:value-type="float">
            <text:p>405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0.3263888888889" calcext:value-type="float">
            <text:p>20,3</text:p>
          </table:table-cell>
          <table:table-cell table:formula="of:=100-([.O19]/1480)*100" office:value-type="float" office:value="98.6265953453454" calcext:value-type="float">
            <text:p>98,6</text:p>
          </table:table-cell>
          <table:table-cell office:value-type="float" office:value="3.44944444444444" calcext:value-type="float">
            <text:p>3,4</text:p>
          </table:table-cell>
          <table:table-cell table:style-name="ce9" table:formula="of:=100-([.Q19]/1480)*100" office:value-type="float" office:value="99.7669294294294" calcext:value-type="float">
            <text:p>99,8</text:p>
          </table:table-cell>
          <table:table-cell table:number-columns-repeated="1003"/>
        </table:table-row>
        <table:table-row table:style-name="ro2">
          <table:table-cell table:formula="of:=[.A19]+0.5" office:value-type="float" office:value="9.5" calcext:value-type="float">
            <text:p>9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4:3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9" calcext:value-type="float">
            <text:p>4099</text:p>
          </table:table-cell>
          <table:table-cell office:value-type="float" office:value="4053" calcext:value-type="float">
            <text:p>405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1.5013888888889" calcext:value-type="float">
            <text:p>21,5</text:p>
          </table:table-cell>
          <table:table-cell table:formula="of:=100-([.O20]/1480)*100" office:value-type="float" office:value="98.5472034534535" calcext:value-type="float">
            <text:p>98,5</text:p>
          </table:table-cell>
          <table:table-cell office:value-type="float" office:value="3.65111111111111" calcext:value-type="float">
            <text:p>3,7</text:p>
          </table:table-cell>
          <table:table-cell table:style-name="ce9" table:formula="of:=100-([.Q20]/1480)*100" office:value-type="float" office:value="99.7533033033033" calcext:value-type="float">
            <text:p>99,8</text:p>
          </table:table-cell>
          <table:table-cell table:number-columns-repeated="1003"/>
        </table:table-row>
        <table:table-row table:style-name="ro2">
          <table:table-cell table:formula="of:=[.A20]+0.5" office:value-type="float" office:value="10" calcext:value-type="float">
            <text:p>10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5:4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9" calcext:value-type="float">
            <text:p>4099</text:p>
          </table:table-cell>
          <table:table-cell office:value-type="float" office:value="4052" calcext:value-type="float">
            <text:p>405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2.6761111111111" calcext:value-type="float">
            <text:p>22,7</text:p>
          </table:table-cell>
          <table:table-cell table:formula="of:=100-([.O21]/1480)*100" office:value-type="float" office:value="98.4678303303303" calcext:value-type="float">
            <text:p>98,5</text:p>
          </table:table-cell>
          <table:table-cell office:value-type="float" office:value="3.85277777777778" calcext:value-type="float">
            <text:p>3,9</text:p>
          </table:table-cell>
          <table:table-cell table:style-name="ce9" table:formula="of:=100-([.Q21]/1480)*100" office:value-type="float" office:value="99.7396771771772" calcext:value-type="float">
            <text:p>99,7</text:p>
          </table:table-cell>
          <table:table-cell table:number-columns-repeated="1003"/>
        </table:table-row>
        <table:table-row table:style-name="ro2">
          <table:table-cell table:formula="of:=[.A21]+0.5" office:value-type="float" office:value="10.5" calcext:value-type="float">
            <text:p>10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5:35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9" calcext:value-type="float">
            <text:p>4099</text:p>
          </table:table-cell>
          <table:table-cell office:value-type="float" office:value="4051" calcext:value-type="float">
            <text:p>405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3.8505555555556" calcext:value-type="float">
            <text:p>23,9</text:p>
          </table:table-cell>
          <table:table-cell table:formula="of:=100-([.O22]/1480)*100" office:value-type="float" office:value="98.388475975976" calcext:value-type="float">
            <text:p>98,4</text:p>
          </table:table-cell>
          <table:table-cell office:value-type="float" office:value="4.05444444444444" calcext:value-type="float">
            <text:p>4,1</text:p>
          </table:table-cell>
          <table:table-cell table:style-name="ce9" table:formula="of:=100-([.Q22]/1480)*100" office:value-type="float" office:value="99.7260510510511" calcext:value-type="float">
            <text:p>99,7</text:p>
          </table:table-cell>
          <table:table-cell table:number-columns-repeated="1003"/>
        </table:table-row>
        <table:table-row table:style-name="ro2">
          <table:table-cell table:formula="of:=[.A22]+0.5" office:value-type="float" office:value="11" calcext:value-type="float">
            <text:p>11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6:5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9" calcext:value-type="float">
            <text:p>4099</text:p>
          </table:table-cell>
          <table:table-cell office:value-type="float" office:value="4050" calcext:value-type="float">
            <text:p>405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5.025" calcext:value-type="float">
            <text:p>25,0</text:p>
          </table:table-cell>
          <table:table-cell table:formula="of:=100-([.O23]/1480)*100" office:value-type="float" office:value="98.3091216216216" calcext:value-type="float">
            <text:p>98,3</text:p>
          </table:table-cell>
          <table:table-cell office:value-type="float" office:value="4.26083333333333" calcext:value-type="float">
            <text:p>4,3</text:p>
          </table:table-cell>
          <table:table-cell table:style-name="ce9" table:formula="of:=100-([.Q23]/1480)*100" office:value-type="float" office:value="99.7121058558558" calcext:value-type="float">
            <text:p>99,7</text:p>
          </table:table-cell>
          <table:table-cell table:number-columns-repeated="1003"/>
        </table:table-row>
        <table:table-row table:style-name="ro2">
          <table:table-cell table:formula="of:=[.A23]+0.5" office:value-type="float" office:value="11.5" calcext:value-type="float">
            <text:p>11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6:35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9" calcext:value-type="float">
            <text:p>4099</text:p>
          </table:table-cell>
          <table:table-cell office:value-type="float" office:value="4049" calcext:value-type="float">
            <text:p>404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6.2316666666667" calcext:value-type="float">
            <text:p>26,2</text:p>
          </table:table-cell>
          <table:table-cell table:formula="of:=100-([.O24]/1480)*100" office:value-type="float" office:value="98.2275900900901" calcext:value-type="float">
            <text:p>98,2</text:p>
          </table:table-cell>
          <table:table-cell office:value-type="float" office:value="4.46722222222222" calcext:value-type="float">
            <text:p>4,5</text:p>
          </table:table-cell>
          <table:table-cell table:style-name="ce9" table:formula="of:=100-([.Q24]/1480)*100" office:value-type="float" office:value="99.6981606606607" calcext:value-type="float">
            <text:p>99,7</text:p>
          </table:table-cell>
          <table:table-cell table:number-columns-repeated="1003"/>
        </table:table-row>
        <table:table-row table:style-name="ro2">
          <table:table-cell table:formula="of:=[.A24]+0.5" office:value-type="float" office:value="12" calcext:value-type="float">
            <text:p>12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7:5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9" calcext:value-type="float">
            <text:p>4099</text:p>
          </table:table-cell>
          <table:table-cell office:value-type="float" office:value="4048" calcext:value-type="float">
            <text:p>404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7.4052777777778" calcext:value-type="float">
            <text:p>27,4</text:p>
          </table:table-cell>
          <table:table-cell table:formula="of:=100-([.O25]/1480)*100" office:value-type="float" office:value="98.1482920420421" calcext:value-type="float">
            <text:p>98,1</text:p>
          </table:table-cell>
          <table:table-cell office:value-type="float" office:value="4.66888888888889" calcext:value-type="float">
            <text:p>4,7</text:p>
          </table:table-cell>
          <table:table-cell table:style-name="ce9" table:formula="of:=100-([.Q25]/1480)*100" office:value-type="float" office:value="99.6845345345345" calcext:value-type="float">
            <text:p>99,7</text:p>
          </table:table-cell>
          <table:table-cell table:number-columns-repeated="1003"/>
        </table:table-row>
        <table:table-row table:style-name="ro2">
          <table:table-cell table:formula="of:=[.A25]+0.5" office:value-type="float" office:value="12.5" calcext:value-type="float">
            <text:p>12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7:35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9" calcext:value-type="float">
            <text:p>4099</text:p>
          </table:table-cell>
          <table:table-cell office:value-type="float" office:value="4048" calcext:value-type="float">
            <text:p>404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8.5788888888889" calcext:value-type="float">
            <text:p>28,6</text:p>
          </table:table-cell>
          <table:table-cell table:formula="of:=100-([.O26]/1480)*100" office:value-type="float" office:value="98.068993993994" calcext:value-type="float">
            <text:p>98,1</text:p>
          </table:table-cell>
          <table:table-cell office:value-type="float" office:value="4.87527777777778" calcext:value-type="float">
            <text:p>4,9</text:p>
          </table:table-cell>
          <table:table-cell table:style-name="ce9" table:formula="of:=100-([.Q26]/1480)*100" office:value-type="float" office:value="99.6705893393393" calcext:value-type="float">
            <text:p>99,7</text:p>
          </table:table-cell>
          <table:table-cell table:number-columns-repeated="1003"/>
        </table:table-row>
        <table:table-row table:style-name="ro2">
          <table:table-cell table:formula="of:=[.A26]+0.5" office:value-type="float" office:value="13" calcext:value-type="float">
            <text:p>13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8: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8" calcext:value-type="float">
            <text:p>4098</text:p>
          </table:table-cell>
          <table:table-cell office:value-type="float" office:value="4047" calcext:value-type="float">
            <text:p>404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9.7847222222222" calcext:value-type="float">
            <text:p>29,8</text:p>
          </table:table-cell>
          <table:table-cell table:formula="of:=100-([.O27]/1480)*100" office:value-type="float" office:value="97.9875187687688" calcext:value-type="float">
            <text:p>98,0</text:p>
          </table:table-cell>
          <table:table-cell office:value-type="float" office:value="5.07694444444444" calcext:value-type="float">
            <text:p>5,1</text:p>
          </table:table-cell>
          <table:table-cell table:style-name="ce9" table:formula="of:=100-([.Q27]/1480)*100" office:value-type="float" office:value="99.6569632132132" calcext:value-type="float">
            <text:p>99,7</text:p>
          </table:table-cell>
          <table:table-cell table:number-columns-repeated="1003"/>
        </table:table-row>
        <table:table-row table:style-name="ro2">
          <table:table-cell table:formula="of:=[.A27]+0.5" office:value-type="float" office:value="13.5" calcext:value-type="float">
            <text:p>13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8:3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8" calcext:value-type="float">
            <text:p>4098</text:p>
          </table:table-cell>
          <table:table-cell office:value-type="float" office:value="4045" calcext:value-type="float">
            <text:p>404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30.99" calcext:value-type="float">
            <text:p>31,0</text:p>
          </table:table-cell>
          <table:table-cell table:formula="of:=100-([.O28]/1480)*100" office:value-type="float" office:value="97.9060810810811" calcext:value-type="float">
            <text:p>97,9</text:p>
          </table:table-cell>
          <table:table-cell office:value-type="float" office:value="5.27861111111111" calcext:value-type="float">
            <text:p>5,3</text:p>
          </table:table-cell>
          <table:table-cell table:style-name="ce9" table:formula="of:=100-([.Q28]/1480)*100" office:value-type="float" office:value="99.6433370870871" calcext:value-type="float">
            <text:p>99,6</text:p>
          </table:table-cell>
          <table:table-cell table:number-columns-repeated="1003"/>
        </table:table-row>
        <table:table-row table:style-name="ro2">
          <table:table-cell table:formula="of:=[.A28]+0.5" office:value-type="float" office:value="14" calcext:value-type="float">
            <text:p>14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9: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8" calcext:value-type="float">
            <text:p>4098</text:p>
          </table:table-cell>
          <table:table-cell office:value-type="float" office:value="4044" calcext:value-type="float">
            <text:p>404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32.195" calcext:value-type="float">
            <text:p>32,2</text:p>
          </table:table-cell>
          <table:table-cell table:formula="of:=100-([.O29]/1480)*100" office:value-type="float" office:value="97.8246621621622" calcext:value-type="float">
            <text:p>97,8</text:p>
          </table:table-cell>
          <table:table-cell office:value-type="float" office:value="5.48027777777778" calcext:value-type="float">
            <text:p>5,5</text:p>
          </table:table-cell>
          <table:table-cell table:style-name="ce9" table:formula="of:=100-([.Q29]/1480)*100" office:value-type="float" office:value="99.629710960961" calcext:value-type="float">
            <text:p>99,6</text:p>
          </table:table-cell>
          <table:table-cell table:number-columns-repeated="1003"/>
        </table:table-row>
        <table:table-row table:style-name="ro2">
          <table:table-cell table:formula="of:=[.A29]+0.5" office:value-type="float" office:value="14.5" calcext:value-type="float">
            <text:p>14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19:36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8" calcext:value-type="float">
            <text:p>4098</text:p>
          </table:table-cell>
          <table:table-cell office:value-type="float" office:value="4044" calcext:value-type="float">
            <text:p>404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33.4" calcext:value-type="float">
            <text:p>33,4</text:p>
          </table:table-cell>
          <table:table-cell table:formula="of:=100-([.O30]/1480)*100" office:value-type="float" office:value="97.7432432432432" calcext:value-type="float">
            <text:p>97,7</text:p>
          </table:table-cell>
          <table:table-cell office:value-type="float" office:value="5.68194444444444" calcext:value-type="float">
            <text:p>5,7</text:p>
          </table:table-cell>
          <table:table-cell table:style-name="ce9" table:formula="of:=100-([.Q30]/1480)*100" office:value-type="float" office:value="99.6160848348348" calcext:value-type="float">
            <text:p>99,6</text:p>
          </table:table-cell>
          <table:table-cell table:number-columns-repeated="1003"/>
        </table:table-row>
        <table:table-row table:style-name="ro2">
          <table:table-cell table:formula="of:=[.A30]+0.5" office:value-type="float" office:value="15" calcext:value-type="float">
            <text:p>15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0:6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9" calcext:value-type="float">
            <text:p>4099</text:p>
          </table:table-cell>
          <table:table-cell office:value-type="float" office:value="4043" calcext:value-type="float">
            <text:p>404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34.6047222222222" calcext:value-type="float">
            <text:p>34,6</text:p>
          </table:table-cell>
          <table:table-cell table:formula="of:=100-([.O31]/1480)*100" office:value-type="float" office:value="97.6618430930931" calcext:value-type="float">
            <text:p>97,7</text:p>
          </table:table-cell>
          <table:table-cell office:value-type="float" office:value="5.88361111111111" calcext:value-type="float">
            <text:p>5,9</text:p>
          </table:table-cell>
          <table:table-cell table:style-name="ce9" table:formula="of:=100-([.Q31]/1480)*100" office:value-type="float" office:value="99.6024587087087" calcext:value-type="float">
            <text:p>99,6</text:p>
          </table:table-cell>
          <table:table-cell table:number-columns-repeated="1003"/>
        </table:table-row>
        <table:table-row table:style-name="ro2">
          <table:table-cell table:formula="of:=[.A31]+0.5" office:value-type="float" office:value="15.5" calcext:value-type="float">
            <text:p>15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0:37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2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8" calcext:value-type="float">
            <text:p>4098</text:p>
          </table:table-cell>
          <table:table-cell office:value-type="float" office:value="4043" calcext:value-type="float">
            <text:p>404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34.6047222222222" calcext:value-type="float">
            <text:p>34,6</text:p>
          </table:table-cell>
          <table:table-cell table:formula="of:=100-([.O32]/1480)*100" office:value-type="float" office:value="97.6618430930931" calcext:value-type="float">
            <text:p>97,7</text:p>
          </table:table-cell>
          <table:table-cell office:value-type="float" office:value="6.09" calcext:value-type="float">
            <text:p>6,1</text:p>
          </table:table-cell>
          <table:table-cell table:style-name="ce9" table:formula="of:=100-([.Q32]/1480)*100" office:value-type="float" office:value="99.5885135135135" calcext:value-type="float">
            <text:p>99,6</text:p>
          </table:table-cell>
          <table:table-cell table:number-columns-repeated="1003"/>
        </table:table-row>
        <table:table-row table:style-name="ro2">
          <table:table-cell table:formula="of:=[.A32]+0.5" office:value-type="float" office:value="16" calcext:value-type="float">
            <text:p>16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1:7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7" calcext:value-type="float">
            <text:p>4097</text:p>
          </table:table-cell>
          <table:table-cell office:value-type="float" office:value="4041" calcext:value-type="float">
            <text:p>404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37.0130555555556" calcext:value-type="float">
            <text:p>37,0</text:p>
          </table:table-cell>
          <table:table-cell table:formula="of:=100-([.O33]/1480)*100" office:value-type="float" office:value="97.4991178678679" calcext:value-type="float">
            <text:p>97,5</text:p>
          </table:table-cell>
          <table:table-cell office:value-type="float" office:value="6.29611111111111" calcext:value-type="float">
            <text:p>6,3</text:p>
          </table:table-cell>
          <table:table-cell table:style-name="ce9" table:formula="of:=100-([.Q33]/1480)*100" office:value-type="float" office:value="99.5745870870871" calcext:value-type="float">
            <text:p>99,6</text:p>
          </table:table-cell>
          <table:table-cell table:number-columns-repeated="1003"/>
        </table:table-row>
        <table:table-row table:style-name="ro2">
          <table:table-cell table:formula="of:=[.A33]+0.5" office:value-type="float" office:value="16.5" calcext:value-type="float">
            <text:p>16,5</text:p>
          </table:table-cell>
          <table:table-cell table:number-columns-repeated="4"/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7" calcext:value-type="float">
            <text:p>4097</text:p>
          </table:table-cell>
          <table:table-cell office:value-type="float" office:value="4040" calcext:value-type="float">
            <text:p>404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38.2169444444444" calcext:value-type="float">
            <text:p>38,2</text:p>
          </table:table-cell>
          <table:table-cell table:formula="of:=100-([.O34]/1480)*100" office:value-type="float" office:value="97.417774024024" calcext:value-type="float">
            <text:p>97,4</text:p>
          </table:table-cell>
          <table:table-cell office:value-type="float" office:value="6.50222222222222" calcext:value-type="float">
            <text:p>6,5</text:p>
          </table:table-cell>
          <table:table-cell table:style-name="ce9" table:formula="of:=100-([.Q34]/1480)*100" office:value-type="float" office:value="99.5606606606607" calcext:value-type="float">
            <text:p>99,6</text:p>
          </table:table-cell>
          <table:table-cell table:number-columns-repeated="1003"/>
        </table:table-row>
        <table:table-row table:style-name="ro2">
          <table:table-cell table:formula="of:=[.A34]+0.5" office:value-type="float" office:value="17" calcext:value-type="float">
            <text:p>17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2:7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7" calcext:value-type="float">
            <text:p>4097</text:p>
          </table:table-cell>
          <table:table-cell office:value-type="float" office:value="4039" calcext:value-type="float">
            <text:p>403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39.3880555555556" calcext:value-type="float">
            <text:p>39,4</text:p>
          </table:table-cell>
          <table:table-cell table:formula="of:=100-([.O35]/1480)*100" office:value-type="float" office:value="97.3386448948949" calcext:value-type="float">
            <text:p>97,3</text:p>
          </table:table-cell>
          <table:table-cell office:value-type="float" office:value="6.70388888888889" calcext:value-type="float">
            <text:p>6,7</text:p>
          </table:table-cell>
          <table:table-cell table:style-name="ce9" table:formula="of:=100-([.Q35]/1480)*100" office:value-type="float" office:value="99.5470345345345" calcext:value-type="float">
            <text:p>99,5</text:p>
          </table:table-cell>
          <table:table-cell table:number-columns-repeated="1003"/>
        </table:table-row>
        <table:table-row table:style-name="ro2">
          <table:table-cell table:formula="of:=[.A35]+0.5" office:value-type="float" office:value="17.5" calcext:value-type="float">
            <text:p>17,5</text:p>
          </table:table-cell>
          <table:table-cell table:number-columns-repeated="4"/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7" calcext:value-type="float">
            <text:p>4097</text:p>
          </table:table-cell>
          <table:table-cell office:value-type="float" office:value="4038" calcext:value-type="float">
            <text:p>403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40.5913888888889" calcext:value-type="float">
            <text:p>40,6</text:p>
          </table:table-cell>
          <table:table-cell table:formula="of:=100-([.O36]/1480)*100" office:value-type="float" office:value="97.2573385885886" calcext:value-type="float">
            <text:p>97,3</text:p>
          </table:table-cell>
          <table:table-cell office:value-type="float" office:value="6.90555555555556" calcext:value-type="float">
            <text:p>6,9</text:p>
          </table:table-cell>
          <table:table-cell table:style-name="ce9" table:formula="of:=100-([.Q36]/1480)*100" office:value-type="float" office:value="99.5334084084084" calcext:value-type="float">
            <text:p>99,5</text:p>
          </table:table-cell>
          <table:table-cell table:number-columns-repeated="1003"/>
        </table:table-row>
        <table:table-row table:style-name="ro2">
          <table:table-cell table:formula="of:=[.A36]+0.5" office:value-type="float" office:value="18" calcext:value-type="float">
            <text:p>18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3: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6" calcext:value-type="float">
            <text:p>4096</text:p>
          </table:table-cell>
          <table:table-cell office:value-type="float" office:value="4037" calcext:value-type="float">
            <text:p>403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41.7944444444444" calcext:value-type="float">
            <text:p>41,8</text:p>
          </table:table-cell>
          <table:table-cell table:formula="of:=100-([.O37]/1480)*100" office:value-type="float" office:value="97.176051051051" calcext:value-type="float">
            <text:p>97,2</text:p>
          </table:table-cell>
          <table:table-cell office:value-type="float" office:value="7.10722222222222" calcext:value-type="float">
            <text:p>7,1</text:p>
          </table:table-cell>
          <table:table-cell table:style-name="ce9" table:formula="of:=100-([.Q37]/1480)*100" office:value-type="float" office:value="99.5197822822823" calcext:value-type="float">
            <text:p>99,5</text:p>
          </table:table-cell>
          <table:table-cell table:number-columns-repeated="1003"/>
        </table:table-row>
        <table:table-row table:style-name="ro2">
          <table:table-cell table:formula="of:=[.A37]+0.5" office:value-type="float" office:value="18.5" calcext:value-type="float">
            <text:p>18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3:38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7" calcext:value-type="float">
            <text:p>4097</text:p>
          </table:table-cell>
          <table:table-cell office:value-type="float" office:value="4036" calcext:value-type="float">
            <text:p>403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43.0297222222222" calcext:value-type="float">
            <text:p>43,0</text:p>
          </table:table-cell>
          <table:table-cell table:formula="of:=100-([.O38]/1480)*100" office:value-type="float" office:value="97.0925863363363" calcext:value-type="float">
            <text:p>97,1</text:p>
          </table:table-cell>
          <table:table-cell office:value-type="float" office:value="7.31333333333333" calcext:value-type="float">
            <text:p>7,3</text:p>
          </table:table-cell>
          <table:table-cell table:style-name="ce9" table:formula="of:=100-([.Q38]/1480)*100" office:value-type="float" office:value="99.5058558558559" calcext:value-type="float">
            <text:p>99,5</text:p>
          </table:table-cell>
          <table:table-cell table:number-columns-repeated="1003"/>
        </table:table-row>
        <table:table-row table:style-name="ro2">
          <table:table-cell table:formula="of:=[.A38]+0.5" office:value-type="float" office:value="19" calcext:value-type="float">
            <text:p>19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4: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6" calcext:value-type="float">
            <text:p>4096</text:p>
          </table:table-cell>
          <table:table-cell office:value-type="float" office:value="4036" calcext:value-type="float">
            <text:p>403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44.265" calcext:value-type="float">
            <text:p>44,3</text:p>
          </table:table-cell>
          <table:table-cell table:formula="of:=100-([.O39]/1480)*100" office:value-type="float" office:value="97.0091216216216" calcext:value-type="float">
            <text:p>97,0</text:p>
          </table:table-cell>
          <table:table-cell office:value-type="float" office:value="7.515" calcext:value-type="float">
            <text:p>7,5</text:p>
          </table:table-cell>
          <table:table-cell table:style-name="ce9" table:formula="of:=100-([.Q39]/1480)*100" office:value-type="float" office:value="99.4922297297297" calcext:value-type="float">
            <text:p>99,5</text:p>
          </table:table-cell>
          <table:table-cell table:number-columns-repeated="1003"/>
        </table:table-row>
        <table:table-row table:style-name="ro2">
          <table:table-cell table:formula="of:=[.A39]+0.5" office:value-type="float" office:value="19.5" calcext:value-type="float">
            <text:p>19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4: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6" calcext:value-type="float">
            <text:p>4096</text:p>
          </table:table-cell>
          <table:table-cell office:value-type="float" office:value="4035" calcext:value-type="float">
            <text:p>403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45.4675" calcext:value-type="float">
            <text:p>45,5</text:p>
          </table:table-cell>
          <table:table-cell table:formula="of:=100-([.O40]/1480)*100" office:value-type="float" office:value="96.9278716216216" calcext:value-type="float">
            <text:p>96,9</text:p>
          </table:table-cell>
          <table:table-cell office:value-type="float" office:value="7.72111111111111" calcext:value-type="float">
            <text:p>7,7</text:p>
          </table:table-cell>
          <table:table-cell table:style-name="ce9" table:formula="of:=100-([.Q40]/1480)*100" office:value-type="float" office:value="99.4783033033033" calcext:value-type="float">
            <text:p>99,5</text:p>
          </table:table-cell>
          <table:table-cell table:number-columns-repeated="1003"/>
        </table:table-row>
        <table:table-row table:style-name="ro2">
          <table:table-cell table:formula="of:=[.A40]+0.5" office:value-type="float" office:value="20" calcext:value-type="float">
            <text:p>20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5: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6" calcext:value-type="float">
            <text:p>4096</text:p>
          </table:table-cell>
          <table:table-cell office:value-type="float" office:value="4034" calcext:value-type="float">
            <text:p>403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46.6697222222222" calcext:value-type="float">
            <text:p>46,7</text:p>
          </table:table-cell>
          <table:table-cell table:formula="of:=100-([.O41]/1480)*100" office:value-type="float" office:value="96.8466403903904" calcext:value-type="float">
            <text:p>96,8</text:p>
          </table:table-cell>
          <table:table-cell office:value-type="float" office:value="7.92277777777778" calcext:value-type="float">
            <text:p>7,9</text:p>
          </table:table-cell>
          <table:table-cell table:style-name="ce9" table:formula="of:=100-([.Q41]/1480)*100" office:value-type="float" office:value="99.4646771771772" calcext:value-type="float">
            <text:p>99,5</text:p>
          </table:table-cell>
          <table:table-cell table:number-columns-repeated="1003"/>
        </table:table-row>
        <table:table-row table:style-name="ro2">
          <table:table-cell table:formula="of:=[.A41]+0.5" office:value-type="float" office:value="20.5" calcext:value-type="float">
            <text:p>20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5:39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5" calcext:value-type="float">
            <text:p>4095</text:p>
          </table:table-cell>
          <table:table-cell office:value-type="float" office:value="4032" calcext:value-type="float">
            <text:p>403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1.00</text:p>
          </table:table-cell>
          <table:table-cell office:value-type="float" office:value="47.8711111111111" calcext:value-type="float">
            <text:p>47,9</text:p>
          </table:table-cell>
          <table:table-cell table:formula="of:=100-([.O42]/1480)*100" office:value-type="float" office:value="96.7654654654655" calcext:value-type="float">
            <text:p>96,8</text:p>
          </table:table-cell>
          <table:table-cell office:value-type="float" office:value="8.12444444444444" calcext:value-type="float">
            <text:p>8,1</text:p>
          </table:table-cell>
          <table:table-cell table:style-name="ce9" table:formula="of:=100-([.Q42]/1480)*100" office:value-type="float" office:value="99.4510510510511" calcext:value-type="float">
            <text:p>99,5</text:p>
          </table:table-cell>
          <table:table-cell table:number-columns-repeated="1003"/>
        </table:table-row>
        <table:table-row table:style-name="ro2">
          <table:table-cell table:formula="of:=[.A42]+0.5" office:value-type="float" office:value="21" calcext:value-type="float">
            <text:p>21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6:9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6" calcext:value-type="float">
            <text:p>4096</text:p>
          </table:table-cell>
          <table:table-cell office:value-type="float" office:value="4032" calcext:value-type="float">
            <text:p>403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47.8711111111111" calcext:value-type="float">
            <text:p>47,9</text:p>
          </table:table-cell>
          <table:table-cell table:formula="of:=100-([.O43]/1480)*100" office:value-type="float" office:value="96.7654654654655" calcext:value-type="float">
            <text:p>96,8</text:p>
          </table:table-cell>
          <table:table-cell office:value-type="float" office:value="8.33055555555556" calcext:value-type="float">
            <text:p>8,3</text:p>
          </table:table-cell>
          <table:table-cell table:style-name="ce9" table:formula="of:=100-([.Q43]/1480)*100" office:value-type="float" office:value="99.4371246246246" calcext:value-type="float">
            <text:p>99,4</text:p>
          </table:table-cell>
          <table:table-cell table:number-columns-repeated="1003"/>
        </table:table-row>
        <table:table-row table:style-name="ro2">
          <table:table-cell table:formula="of:=[.A43]+0.5" office:value-type="float" office:value="21.5" calcext:value-type="float">
            <text:p>21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6:39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5" calcext:value-type="float">
            <text:p>4095</text:p>
          </table:table-cell>
          <table:table-cell office:value-type="float" office:value="4031" calcext:value-type="float">
            <text:p>403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50.3061111111111" calcext:value-type="float">
            <text:p>50,3</text:p>
          </table:table-cell>
          <table:table-cell table:formula="of:=100-([.O44]/1480)*100" office:value-type="float" office:value="96.6009384384384" calcext:value-type="float">
            <text:p>96,6</text:p>
          </table:table-cell>
          <table:table-cell office:value-type="float" office:value="8.53222222222222" calcext:value-type="float">
            <text:p>8,5</text:p>
          </table:table-cell>
          <table:table-cell table:style-name="ce9" table:formula="of:=100-([.Q44]/1480)*100" office:value-type="float" office:value="99.4234984984985" calcext:value-type="float">
            <text:p>99,4</text:p>
          </table:table-cell>
          <table:table-cell table:number-columns-repeated="1003"/>
        </table:table-row>
        <table:table-row table:style-name="ro2">
          <table:table-cell table:formula="of:=[.A44]+0.5" office:value-type="float" office:value="22" calcext:value-type="float">
            <text:p>22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7:9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5" calcext:value-type="float">
            <text:p>4095</text:p>
          </table:table-cell>
          <table:table-cell office:value-type="float" office:value="4030" calcext:value-type="float">
            <text:p>403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1.00</text:p>
          </table:table-cell>
          <table:table-cell office:value-type="float" office:value="51.5069444444444" calcext:value-type="float">
            <text:p>51,5</text:p>
          </table:table-cell>
          <table:table-cell table:formula="of:=100-([.O45]/1480)*100" office:value-type="float" office:value="96.5198010510511" calcext:value-type="float">
            <text:p>96,5</text:p>
          </table:table-cell>
          <table:table-cell office:value-type="float" office:value="8.73388888888889" calcext:value-type="float">
            <text:p>8,7</text:p>
          </table:table-cell>
          <table:table-cell table:style-name="ce9" table:formula="of:=100-([.Q45]/1480)*100" office:value-type="float" office:value="99.4098723723724" calcext:value-type="float">
            <text:p>99,4</text:p>
          </table:table-cell>
          <table:table-cell table:number-columns-repeated="1003"/>
        </table:table-row>
        <table:table-row table:style-name="ro2">
          <table:table-cell table:formula="of:=[.A45]+0.5" office:value-type="float" office:value="22.5" calcext:value-type="float">
            <text:p>22,5</text:p>
          </table:table-cell>
          <table:table-cell table:number-columns-repeated="4"/>
          <table:table-cell office:value-type="string" calcext:value-type="string">
            <text:p>501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5" calcext:value-type="float">
            <text:p>4095</text:p>
          </table:table-cell>
          <table:table-cell office:value-type="float" office:value="4028" calcext:value-type="float">
            <text:p>402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1.00</text:p>
          </table:table-cell>
          <table:table-cell office:value-type="float" office:value="52.675" calcext:value-type="float">
            <text:p>52,7</text:p>
          </table:table-cell>
          <table:table-cell table:formula="of:=100-([.O46]/1480)*100" office:value-type="float" office:value="96.4408783783784" calcext:value-type="float">
            <text:p>96,4</text:p>
          </table:table-cell>
          <table:table-cell office:value-type="float" office:value="8.93555555555556" calcext:value-type="float">
            <text:p>8,9</text:p>
          </table:table-cell>
          <table:table-cell table:style-name="ce9" table:formula="of:=100-([.Q46]/1480)*100" office:value-type="float" office:value="99.3962462462462" calcext:value-type="float">
            <text:p>99,4</text:p>
          </table:table-cell>
          <table:table-cell table:number-columns-repeated="1003"/>
        </table:table-row>
        <table:table-row table:style-name="ro2">
          <table:table-cell table:formula="of:=[.A46]+0.5" office:value-type="float" office:value="23" calcext:value-type="float">
            <text:p>23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8:1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5" calcext:value-type="float">
            <text:p>4095</text:p>
          </table:table-cell>
          <table:table-cell office:value-type="float" office:value="4028" calcext:value-type="float">
            <text:p>402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53.9077777777778" calcext:value-type="float">
            <text:p>53,9</text:p>
          </table:table-cell>
          <table:table-cell table:formula="of:=100-([.O47]/1480)*100" office:value-type="float" office:value="96.3575825825826" calcext:value-type="float">
            <text:p>96,4</text:p>
          </table:table-cell>
          <table:table-cell office:value-type="float" office:value="9.13722222222222" calcext:value-type="float">
            <text:p>9,1</text:p>
          </table:table-cell>
          <table:table-cell table:style-name="ce9" table:formula="of:=100-([.Q47]/1480)*100" office:value-type="float" office:value="99.3826201201201" calcext:value-type="float">
            <text:p>99,4</text:p>
          </table:table-cell>
          <table:table-cell table:number-columns-repeated="1003"/>
        </table:table-row>
        <table:table-row table:style-name="ro2">
          <table:table-cell table:formula="of:=[.A47]+0.5" office:value-type="float" office:value="23.5" calcext:value-type="float">
            <text:p>23,5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5" calcext:value-type="float">
            <text:p>4095</text:p>
          </table:table-cell>
          <table:table-cell office:value-type="float" office:value="4028" calcext:value-type="float">
            <text:p>402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55.1405555555556" calcext:value-type="float">
            <text:p>55,1</text:p>
          </table:table-cell>
          <table:table-cell table:formula="of:=100-([.O48]/1480)*100" office:value-type="float" office:value="96.2742867867868" calcext:value-type="float">
            <text:p>96,3</text:p>
          </table:table-cell>
          <table:table-cell office:value-type="float" office:value="9.13722222222222" calcext:value-type="float">
            <text:p>9,1</text:p>
          </table:table-cell>
          <table:table-cell table:style-name="ce9" table:formula="of:=100-([.Q48]/1480)*100" office:value-type="float" office:value="99.3826201201201" calcext:value-type="float">
            <text:p>99,4</text:p>
          </table:table-cell>
          <table:table-cell table:number-columns-repeated="1003"/>
        </table:table-row>
        <table:table-row table:style-name="ro2">
          <table:table-cell table:formula="of:=[.A48]+0.5" office:value-type="float" office:value="24" calcext:value-type="float">
            <text:p>24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9:1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4" calcext:value-type="float">
            <text:p>4094</text:p>
          </table:table-cell>
          <table:table-cell office:value-type="float" office:value="4028" calcext:value-type="float">
            <text:p>402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1.00</text:p>
          </table:table-cell>
          <table:table-cell office:value-type="float" office:value="56.3733333333333" calcext:value-type="float">
            <text:p>56,4</text:p>
          </table:table-cell>
          <table:table-cell table:formula="of:=100-([.O49]/1480)*100" office:value-type="float" office:value="96.190990990991" calcext:value-type="float">
            <text:p>96,2</text:p>
          </table:table-cell>
          <table:table-cell office:value-type="float" office:value="9.53583333333333" calcext:value-type="float">
            <text:p>9,5</text:p>
          </table:table-cell>
          <table:table-cell table:style-name="ce9" table:formula="of:=100-([.Q49]/1480)*100" office:value-type="float" office:value="99.3556869369369" calcext:value-type="float">
            <text:p>99,4</text:p>
          </table:table-cell>
          <table:table-cell table:number-columns-repeated="1003"/>
        </table:table-row>
        <table:table-row table:style-name="ro2">
          <table:table-cell table:formula="of:=[.A49]+0.5" office:value-type="float" office:value="24.5" calcext:value-type="float">
            <text:p>24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29:4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4" calcext:value-type="float">
            <text:p>4094</text:p>
          </table:table-cell>
          <table:table-cell office:value-type="float" office:value="4026" calcext:value-type="float">
            <text:p>402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1.00</text:p>
          </table:table-cell>
          <table:table-cell office:value-type="float" office:value="57.5730555555556" calcext:value-type="float">
            <text:p>57,6</text:p>
          </table:table-cell>
          <table:table-cell table:formula="of:=100-([.O50]/1480)*100" office:value-type="float" office:value="96.1099286786787" calcext:value-type="float">
            <text:p>96,1</text:p>
          </table:table-cell>
          <table:table-cell office:value-type="float" office:value="9.7375" calcext:value-type="float">
            <text:p>9,7</text:p>
          </table:table-cell>
          <table:table-cell table:style-name="ce9" table:formula="of:=100-([.Q50]/1480)*100" office:value-type="float" office:value="99.3420608108108" calcext:value-type="float">
            <text:p>99,3</text:p>
          </table:table-cell>
          <table:table-cell table:number-columns-repeated="1003"/>
        </table:table-row>
        <table:table-row table:style-name="ro2">
          <table:table-cell table:formula="of:=[.A50]+0.5" office:value-type="float" office:value="25" calcext:value-type="float">
            <text:p>25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30:1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4" calcext:value-type="float">
            <text:p>4094</text:p>
          </table:table-cell>
          <table:table-cell office:value-type="float" office:value="4024" calcext:value-type="float">
            <text:p>402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58.8044444444444" calcext:value-type="float">
            <text:p>58,8</text:p>
          </table:table-cell>
          <table:table-cell table:formula="of:=100-([.O51]/1480)*100" office:value-type="float" office:value="96.0267267267267" calcext:value-type="float">
            <text:p>96,0</text:p>
          </table:table-cell>
          <table:table-cell office:value-type="float" office:value="9.93916666666667" calcext:value-type="float">
            <text:p>9,9</text:p>
          </table:table-cell>
          <table:table-cell table:style-name="ce9" table:formula="of:=100-([.Q51]/1480)*100" office:value-type="float" office:value="99.3284346846847" calcext:value-type="float">
            <text:p>99,3</text:p>
          </table:table-cell>
          <table:table-cell table:number-columns-repeated="1003"/>
        </table:table-row>
        <table:table-row table:style-name="ro2">
          <table:table-cell table:formula="of:=[.A51]+0.5" office:value-type="float" office:value="25.5" calcext:value-type="float">
            <text:p>25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30:41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3" calcext:value-type="float">
            <text:p>4093</text:p>
          </table:table-cell>
          <table:table-cell office:value-type="float" office:value="4024" calcext:value-type="float">
            <text:p>402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60.0358333333333" calcext:value-type="float">
            <text:p>60,0</text:p>
          </table:table-cell>
          <table:table-cell table:formula="of:=100-([.O52]/1480)*100" office:value-type="float" office:value="95.9435247747748" calcext:value-type="float">
            <text:p>95,9</text:p>
          </table:table-cell>
          <table:table-cell office:value-type="float" office:value="10.1408333333333" calcext:value-type="float">
            <text:p>10,1</text:p>
          </table:table-cell>
          <table:table-cell table:style-name="ce9" table:formula="of:=100-([.Q52]/1480)*100" office:value-type="float" office:value="99.3148085585586" calcext:value-type="float">
            <text:p>99,3</text:p>
          </table:table-cell>
          <table:table-cell table:number-columns-repeated="1003"/>
        </table:table-row>
        <table:table-row table:style-name="ro2">
          <table:table-cell table:formula="of:=[.A52]+0.5" office:value-type="float" office:value="26" calcext:value-type="float">
            <text:p>26,0</text:p>
          </table:table-cell>
          <table:table-cell table:number-columns-repeated="4"/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3" calcext:value-type="float">
            <text:p>4093</text:p>
          </table:table-cell>
          <table:table-cell office:value-type="float" office:value="4023" calcext:value-type="float">
            <text:p>402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61.2347222222222" calcext:value-type="float">
            <text:p>61,2</text:p>
          </table:table-cell>
          <table:table-cell table:formula="of:=100-([.O53]/1480)*100" office:value-type="float" office:value="95.8625187687688" calcext:value-type="float">
            <text:p>95,9</text:p>
          </table:table-cell>
          <table:table-cell office:value-type="float" office:value="10.3469444444444" calcext:value-type="float">
            <text:p>10,3</text:p>
          </table:table-cell>
          <table:table-cell table:style-name="ce9" table:formula="of:=100-([.Q53]/1480)*100" office:value-type="float" office:value="99.3008821321321" calcext:value-type="float">
            <text:p>99,3</text:p>
          </table:table-cell>
          <table:table-cell table:number-columns-repeated="1003"/>
        </table:table-row>
        <table:table-row table:style-name="ro2">
          <table:table-cell table:formula="of:=[.A53]+0.5" office:value-type="float" office:value="26.5" calcext:value-type="float">
            <text:p>26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31:41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4" calcext:value-type="float">
            <text:p>4094</text:p>
          </table:table-cell>
          <table:table-cell office:value-type="float" office:value="4022" calcext:value-type="float">
            <text:p>402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62.4333333333333" calcext:value-type="float">
            <text:p>62,4</text:p>
          </table:table-cell>
          <table:table-cell table:formula="of:=100-([.O54]/1480)*100" office:value-type="float" office:value="95.7815315315315" calcext:value-type="float">
            <text:p>95,8</text:p>
          </table:table-cell>
          <table:table-cell office:value-type="float" office:value="10.5486111111111" calcext:value-type="float">
            <text:p>10,5</text:p>
          </table:table-cell>
          <table:table-cell table:style-name="ce9" table:formula="of:=100-([.Q54]/1480)*100" office:value-type="float" office:value="99.287256006006" calcext:value-type="float">
            <text:p>99,3</text:p>
          </table:table-cell>
          <table:table-cell table:number-columns-repeated="1003"/>
        </table:table-row>
        <table:table-row table:style-name="ro2">
          <table:table-cell table:formula="of:=[.A54]+0.5" office:value-type="float" office:value="27" calcext:value-type="float">
            <text:p>27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32:11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3" calcext:value-type="float">
            <text:p>4093</text:p>
          </table:table-cell>
          <table:table-cell office:value-type="float" office:value="4021" calcext:value-type="float">
            <text:p>402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9.00</text:p>
          </table:table-cell>
          <table:table-cell office:value-type="string" calcext:value-type="string">
            <text:p>3269.00</text:p>
          </table:table-cell>
          <table:table-cell office:value-type="float" office:value="63.6316666666667" calcext:value-type="float">
            <text:p>63,6</text:p>
          </table:table-cell>
          <table:table-cell table:formula="of:=100-([.O55]/1480)*100" office:value-type="float" office:value="95.7005630630631" calcext:value-type="float">
            <text:p>95,7</text:p>
          </table:table-cell>
          <table:table-cell office:value-type="float" office:value="10.7683333333333" calcext:value-type="float">
            <text:p>10,8</text:p>
          </table:table-cell>
          <table:table-cell table:style-name="ce9" table:formula="of:=100-([.Q55]/1480)*100" office:value-type="float" office:value="99.2724099099099" calcext:value-type="float">
            <text:p>99,3</text:p>
          </table:table-cell>
          <table:table-cell table:number-columns-repeated="1003"/>
        </table:table-row>
        <table:table-row table:style-name="ro2">
          <table:table-cell table:formula="of:=[.A55]+0.5" office:value-type="float" office:value="27.5" calcext:value-type="float">
            <text:p>27,5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3" calcext:value-type="float">
            <text:p>4093</text:p>
          </table:table-cell>
          <table:table-cell office:value-type="float" office:value="4020" calcext:value-type="float">
            <text:p>402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9.00</text:p>
          </table:table-cell>
          <table:table-cell office:value-type="string" calcext:value-type="string">
            <text:p>3269.00</text:p>
          </table:table-cell>
          <table:table-cell office:value-type="float" office:value="64.8294444444444" calcext:value-type="float">
            <text:p>64,8</text:p>
          </table:table-cell>
          <table:table-cell table:formula="of:=100-([.O56]/1480)*100" office:value-type="float" office:value="95.6196321321321" calcext:value-type="float">
            <text:p>95,6</text:p>
          </table:table-cell>
          <table:table-cell office:value-type="float" office:value="10.7683333333333" calcext:value-type="float">
            <text:p>10,8</text:p>
          </table:table-cell>
          <table:table-cell table:style-name="ce9" table:formula="of:=100-([.Q56]/1480)*100" office:value-type="float" office:value="99.2724099099099" calcext:value-type="float">
            <text:p>99,3</text:p>
          </table:table-cell>
          <table:table-cell table:number-columns-repeated="1003"/>
        </table:table-row>
        <table:table-row table:style-name="ro2">
          <table:table-cell table:formula="of:=[.A56]+0.5" office:value-type="float" office:value="28" calcext:value-type="float">
            <text:p>28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33:12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24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3" calcext:value-type="float">
            <text:p>4093</text:p>
          </table:table-cell>
          <table:table-cell office:value-type="float" office:value="4020" calcext:value-type="float">
            <text:p>402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66.0272222222222" calcext:value-type="float">
            <text:p>66,0</text:p>
          </table:table-cell>
          <table:table-cell table:formula="of:=100-([.O57]/1480)*100" office:value-type="float" office:value="95.5387012012012" calcext:value-type="float">
            <text:p>95,5</text:p>
          </table:table-cell>
          <table:table-cell office:value-type="float" office:value="11.1669444444444" calcext:value-type="float">
            <text:p>11,2</text:p>
          </table:table-cell>
          <table:table-cell table:style-name="ce9" table:formula="of:=100-([.Q57]/1480)*100" office:value-type="float" office:value="99.2454767267267" calcext:value-type="float">
            <text:p>99,2</text:p>
          </table:table-cell>
          <table:table-cell table:number-columns-repeated="1003"/>
        </table:table-row>
        <table:table-row table:style-name="ro2">
          <table:table-cell table:formula="of:=[.A57]+0.5" office:value-type="float" office:value="28.5" calcext:value-type="float">
            <text:p>28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33:42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3" calcext:value-type="float">
            <text:p>4093</text:p>
          </table:table-cell>
          <table:table-cell office:value-type="float" office:value="4020" calcext:value-type="float">
            <text:p>402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67.2247222222222" calcext:value-type="float">
            <text:p>67,2</text:p>
          </table:table-cell>
          <table:table-cell table:formula="of:=100-([.O58]/1480)*100" office:value-type="float" office:value="95.4577890390391" calcext:value-type="float">
            <text:p>95,5</text:p>
          </table:table-cell>
          <table:table-cell office:value-type="float" office:value="11.3730555555556" calcext:value-type="float">
            <text:p>11,4</text:p>
          </table:table-cell>
          <table:table-cell table:style-name="ce9" table:formula="of:=100-([.Q58]/1480)*100" office:value-type="float" office:value="99.2315503003003" calcext:value-type="float">
            <text:p>99,2</text:p>
          </table:table-cell>
          <table:table-cell table:number-columns-repeated="1003"/>
        </table:table-row>
        <table:table-row table:style-name="ro2">
          <table:table-cell table:formula="of:=[.A58]+0.5" office:value-type="float" office:value="29" calcext:value-type="float">
            <text:p>29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34:1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3" calcext:value-type="float">
            <text:p>4093</text:p>
          </table:table-cell>
          <table:table-cell office:value-type="float" office:value="4018" calcext:value-type="float">
            <text:p>401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68.4219444444445" calcext:value-type="float">
            <text:p>68,4</text:p>
          </table:table-cell>
          <table:table-cell table:formula="of:=100-([.O59]/1480)*100" office:value-type="float" office:value="95.3768956456456" calcext:value-type="float">
            <text:p>95,4</text:p>
          </table:table-cell>
          <table:table-cell office:value-type="float" office:value="11.5747222222222" calcext:value-type="float">
            <text:p>11,6</text:p>
          </table:table-cell>
          <table:table-cell table:style-name="ce9" table:formula="of:=100-([.Q59]/1480)*100" office:value-type="float" office:value="99.2179241741742" calcext:value-type="float">
            <text:p>99,2</text:p>
          </table:table-cell>
          <table:table-cell table:number-columns-repeated="1003"/>
        </table:table-row>
        <table:table-row table:style-name="ro2">
          <table:table-cell table:formula="of:=[.A59]+0.5" office:value-type="float" office:value="29.5" calcext:value-type="float">
            <text:p>29,5</text:p>
          </table:table-cell>
          <table:table-cell table:number-columns-repeated="4"/>
          <table:table-cell office:value-type="string" calcext:value-type="string">
            <text:p>501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3" calcext:value-type="float">
            <text:p>4093</text:p>
          </table:table-cell>
          <table:table-cell office:value-type="float" office:value="4017" calcext:value-type="float">
            <text:p>401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69.6188888888889" calcext:value-type="float">
            <text:p>69,6</text:p>
          </table:table-cell>
          <table:table-cell table:formula="of:=100-([.O60]/1480)*100" office:value-type="float" office:value="95.296021021021" calcext:value-type="float">
            <text:p>95,3</text:p>
          </table:table-cell>
          <table:table-cell office:value-type="float" office:value="11.7761111111111" calcext:value-type="float">
            <text:p>11,8</text:p>
          </table:table-cell>
          <table:table-cell table:style-name="ce9" table:formula="of:=100-([.Q60]/1480)*100" office:value-type="float" office:value="99.2043168168168" calcext:value-type="float">
            <text:p>99,2</text:p>
          </table:table-cell>
          <table:table-cell table:number-columns-repeated="1003"/>
        </table:table-row>
        <table:table-row table:style-name="ro2">
          <table:table-cell table:formula="of:=[.A60]+0.5" office:value-type="float" office:value="30" calcext:value-type="float">
            <text:p>30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35:1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3" calcext:value-type="float">
            <text:p>4093</text:p>
          </table:table-cell>
          <table:table-cell office:value-type="float" office:value="4016" calcext:value-type="float">
            <text:p>401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70.8155555555556" calcext:value-type="float">
            <text:p>70,8</text:p>
          </table:table-cell>
          <table:table-cell table:formula="of:=100-([.O61]/1480)*100" office:value-type="float" office:value="95.2151651651652" calcext:value-type="float">
            <text:p>95,2</text:p>
          </table:table-cell>
          <table:table-cell office:value-type="float" office:value="11.9822222222222" calcext:value-type="float">
            <text:p>12,0</text:p>
          </table:table-cell>
          <table:table-cell table:style-name="ce9" table:formula="of:=100-([.Q61]/1480)*100" office:value-type="float" office:value="99.1903903903904" calcext:value-type="float">
            <text:p>99,2</text:p>
          </table:table-cell>
          <table:table-cell table:number-columns-repeated="1003"/>
        </table:table-row>
        <table:table-row table:style-name="ro2">
          <table:table-cell table:formula="of:=[.A61]+0.5" office:value-type="float" office:value="30.5" calcext:value-type="float">
            <text:p>30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35:43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2" calcext:value-type="float">
            <text:p>4092</text:p>
          </table:table-cell>
          <table:table-cell office:value-type="float" office:value="4016" calcext:value-type="float">
            <text:p>401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72.0447222222222" calcext:value-type="float">
            <text:p>72,0</text:p>
          </table:table-cell>
          <table:table-cell table:formula="of:=100-([.O62]/1480)*100" office:value-type="float" office:value="95.1321133633634" calcext:value-type="float">
            <text:p>95,1</text:p>
          </table:table-cell>
          <table:table-cell office:value-type="float" office:value="12.1836111111111" calcext:value-type="float">
            <text:p>12,2</text:p>
          </table:table-cell>
          <table:table-cell table:style-name="ce9" table:formula="of:=100-([.Q62]/1480)*100" office:value-type="float" office:value="99.176783033033" calcext:value-type="float">
            <text:p>99,2</text:p>
          </table:table-cell>
          <table:table-cell table:number-columns-repeated="1003"/>
        </table:table-row>
        <table:table-row table:style-name="ro2">
          <table:table-cell table:formula="of:=[.A62]+0.5" office:value-type="float" office:value="31" calcext:value-type="float">
            <text:p>31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36:13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2" calcext:value-type="float">
            <text:p>4092</text:p>
          </table:table-cell>
          <table:table-cell office:value-type="float" office:value="4015" calcext:value-type="float">
            <text:p>401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73.2411111111111" calcext:value-type="float">
            <text:p>73,2</text:p>
          </table:table-cell>
          <table:table-cell table:formula="of:=100-([.O63]/1480)*100" office:value-type="float" office:value="95.0512762762763" calcext:value-type="float">
            <text:p>95,1</text:p>
          </table:table-cell>
          <table:table-cell office:value-type="float" office:value="12.385" calcext:value-type="float">
            <text:p>12,4</text:p>
          </table:table-cell>
          <table:table-cell table:style-name="ce9" table:formula="of:=100-([.Q63]/1480)*100" office:value-type="float" office:value="99.1631756756757" calcext:value-type="float">
            <text:p>99,2</text:p>
          </table:table-cell>
          <table:table-cell table:number-columns-repeated="1003"/>
        </table:table-row>
        <table:table-row table:style-name="ro2">
          <table:table-cell table:formula="of:=[.A63]+0.5" office:value-type="float" office:value="31.5" calcext:value-type="float">
            <text:p>31,5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2" calcext:value-type="float">
            <text:p>4092</text:p>
          </table:table-cell>
          <table:table-cell office:value-type="float" office:value="4014" calcext:value-type="float">
            <text:p>401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74.4372222222222" calcext:value-type="float">
            <text:p>74,4</text:p>
          </table:table-cell>
          <table:table-cell table:formula="of:=100-([.O64]/1480)*100" office:value-type="float" office:value="94.970457957958" calcext:value-type="float">
            <text:p>95,0</text:p>
          </table:table-cell>
          <table:table-cell office:value-type="float" office:value="12.385" calcext:value-type="float">
            <text:p>12,4</text:p>
          </table:table-cell>
          <table:table-cell table:style-name="ce9" table:formula="of:=100-([.Q64]/1480)*100" office:value-type="float" office:value="99.1631756756757" calcext:value-type="float">
            <text:p>99,2</text:p>
          </table:table-cell>
          <table:table-cell table:number-columns-repeated="1003"/>
        </table:table-row>
        <table:table-row table:style-name="ro2">
          <table:table-cell table:formula="of:=[.A64]+0.5" office:value-type="float" office:value="32" calcext:value-type="float">
            <text:p>32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37:13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2" calcext:value-type="float">
            <text:p>4092</text:p>
          </table:table-cell>
          <table:table-cell office:value-type="float" office:value="4013" calcext:value-type="float">
            <text:p>401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75.6330555555556" calcext:value-type="float">
            <text:p>75,6</text:p>
          </table:table-cell>
          <table:table-cell table:formula="of:=100-([.O65]/1480)*100" office:value-type="float" office:value="94.8896584084084" calcext:value-type="float">
            <text:p>94,9</text:p>
          </table:table-cell>
          <table:table-cell office:value-type="float" office:value="12.7877777777778" calcext:value-type="float">
            <text:p>12,8</text:p>
          </table:table-cell>
          <table:table-cell table:style-name="ce9" table:formula="of:=100-([.Q65]/1480)*100" office:value-type="float" office:value="99.135960960961" calcext:value-type="float">
            <text:p>99,1</text:p>
          </table:table-cell>
          <table:table-cell table:number-columns-repeated="1003"/>
        </table:table-row>
        <table:table-row table:style-name="ro2">
          <table:table-cell table:formula="of:=[.A65]+0.5" office:value-type="float" office:value="32.5" calcext:value-type="float">
            <text:p>32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37:43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1" calcext:value-type="float">
            <text:p>4091</text:p>
          </table:table-cell>
          <table:table-cell office:value-type="float" office:value="4012" calcext:value-type="float">
            <text:p>401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271.00</text:p>
          </table:table-cell>
          <table:table-cell office:value-type="float" office:value="76.8608333333333" calcext:value-type="float">
            <text:p>76,9</text:p>
          </table:table-cell>
          <table:table-cell table:formula="of:=100-([.O66]/1480)*100" office:value-type="float" office:value="94.8067004504505" calcext:value-type="float">
            <text:p>94,8</text:p>
          </table:table-cell>
          <table:table-cell office:value-type="float" office:value="12.9847222222222" calcext:value-type="float">
            <text:p>13,0</text:p>
          </table:table-cell>
          <table:table-cell table:style-name="ce9" table:formula="of:=100-([.Q66]/1480)*100" office:value-type="float" office:value="99.1226539039039" calcext:value-type="float">
            <text:p>99,1</text:p>
          </table:table-cell>
          <table:table-cell table:number-columns-repeated="1003"/>
        </table:table-row>
        <table:table-row table:style-name="ro2">
          <table:table-cell table:formula="of:=[.A66]+0.5" office:value-type="float" office:value="33" calcext:value-type="float">
            <text:p>33,0</text:p>
          </table:table-cell>
          <table:table-cell table:number-columns-repeated="4"/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1" calcext:value-type="float">
            <text:p>4091</text:p>
          </table:table-cell>
          <table:table-cell office:value-type="float" office:value="4012" calcext:value-type="float">
            <text:p>401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271.00</text:p>
          </table:table-cell>
          <table:table-cell office:value-type="float" office:value="78.0886111111111" calcext:value-type="float">
            <text:p>78,1</text:p>
          </table:table-cell>
          <table:table-cell table:formula="of:=100-([.O67]/1480)*100" office:value-type="float" office:value="94.7237424924925" calcext:value-type="float">
            <text:p>94,7</text:p>
          </table:table-cell>
          <table:table-cell office:value-type="float" office:value="13.1908333333333" calcext:value-type="float">
            <text:p>13,2</text:p>
          </table:table-cell>
          <table:table-cell table:style-name="ce9" table:formula="of:=100-([.Q67]/1480)*100" office:value-type="float" office:value="99.1087274774775" calcext:value-type="float">
            <text:p>99,1</text:p>
          </table:table-cell>
          <table:table-cell table:number-columns-repeated="1003"/>
        </table:table-row>
        <table:table-row table:style-name="ro2">
          <table:table-cell table:formula="of:=[.A67]+0.5" office:value-type="float" office:value="33.5" calcext:value-type="float">
            <text:p>33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38:44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1" calcext:value-type="float">
            <text:p>4091</text:p>
          </table:table-cell>
          <table:table-cell office:value-type="float" office:value="4010" calcext:value-type="float">
            <text:p>401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79.2513888888889" calcext:value-type="float">
            <text:p>79,3</text:p>
          </table:table-cell>
          <table:table-cell table:formula="of:=100-([.O68]/1480)*100" office:value-type="float" office:value="94.6451764264264" calcext:value-type="float">
            <text:p>94,6</text:p>
          </table:table-cell>
          <table:table-cell office:value-type="float" office:value="13.3922222222222" calcext:value-type="float">
            <text:p>13,4</text:p>
          </table:table-cell>
          <table:table-cell table:style-name="ce9" table:formula="of:=100-([.Q68]/1480)*100" office:value-type="float" office:value="99.0951201201201" calcext:value-type="float">
            <text:p>99,1</text:p>
          </table:table-cell>
          <table:table-cell table:number-columns-repeated="1003"/>
        </table:table-row>
        <table:table-row table:style-name="ro2">
          <table:table-cell table:formula="of:=[.A68]+0.5" office:value-type="float" office:value="34" calcext:value-type="float">
            <text:p>34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39:14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1" calcext:value-type="float">
            <text:p>4091</text:p>
          </table:table-cell>
          <table:table-cell office:value-type="float" office:value="4009" calcext:value-type="float">
            <text:p>400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80.4461111111111" calcext:value-type="float">
            <text:p>80,4</text:p>
          </table:table-cell>
          <table:table-cell table:formula="of:=100-([.O69]/1480)*100" office:value-type="float" office:value="94.564451951952" calcext:value-type="float">
            <text:p>94,6</text:p>
          </table:table-cell>
          <table:table-cell office:value-type="float" office:value="13.5936111111111" calcext:value-type="float">
            <text:p>13,6</text:p>
          </table:table-cell>
          <table:table-cell table:style-name="ce9" table:formula="of:=100-([.Q69]/1480)*100" office:value-type="float" office:value="99.0815127627628" calcext:value-type="float">
            <text:p>99,1</text:p>
          </table:table-cell>
          <table:table-cell table:number-columns-repeated="1003"/>
        </table:table-row>
        <table:table-row table:style-name="ro2">
          <table:table-cell table:formula="of:=[.A69]+0.5" office:value-type="float" office:value="34.5" calcext:value-type="float">
            <text:p>34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39:44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1" calcext:value-type="float">
            <text:p>4091</text:p>
          </table:table-cell>
          <table:table-cell office:value-type="float" office:value="4008" calcext:value-type="float">
            <text:p>400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81.6405555555556" calcext:value-type="float">
            <text:p>81,6</text:p>
          </table:table-cell>
          <table:table-cell table:formula="of:=100-([.O70]/1480)*100" office:value-type="float" office:value="94.4837462462462" calcext:value-type="float">
            <text:p>94,5</text:p>
          </table:table-cell>
          <table:table-cell office:value-type="float" office:value="13.795" calcext:value-type="float">
            <text:p>13,8</text:p>
          </table:table-cell>
          <table:table-cell table:style-name="ce9" table:formula="of:=100-([.Q70]/1480)*100" office:value-type="float" office:value="99.0679054054054" calcext:value-type="float">
            <text:p>99,1</text:p>
          </table:table-cell>
          <table:table-cell table:number-columns-repeated="1003"/>
        </table:table-row>
        <table:table-row table:style-name="ro2">
          <table:table-cell table:formula="of:=[.A70]+0.5" office:value-type="float" office:value="35" calcext:value-type="float">
            <text:p>35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0:1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1" calcext:value-type="float">
            <text:p>4091</text:p>
          </table:table-cell>
          <table:table-cell office:value-type="float" office:value="4007" calcext:value-type="float">
            <text:p>400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82.8347222222222" calcext:value-type="float">
            <text:p>82,8</text:p>
          </table:table-cell>
          <table:table-cell table:formula="of:=100-([.O71]/1480)*100" office:value-type="float" office:value="94.4030593093093" calcext:value-type="float">
            <text:p>94,4</text:p>
          </table:table-cell>
          <table:table-cell office:value-type="float" office:value="13.9963888888889" calcext:value-type="float">
            <text:p>14,0</text:p>
          </table:table-cell>
          <table:table-cell table:style-name="ce9" table:formula="of:=100-([.Q71]/1480)*100" office:value-type="float" office:value="99.0542980480481" calcext:value-type="float">
            <text:p>99,1</text:p>
          </table:table-cell>
          <table:table-cell table:number-columns-repeated="1003"/>
        </table:table-row>
        <table:table-row table:style-name="ro2">
          <table:table-cell table:formula="of:=[.A71]+0.5" office:value-type="float" office:value="35.5" calcext:value-type="float">
            <text:p>35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0:45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1" calcext:value-type="float">
            <text:p>4091</text:p>
          </table:table-cell>
          <table:table-cell office:value-type="float" office:value="4007" calcext:value-type="float">
            <text:p>400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84.0288888888889" calcext:value-type="float">
            <text:p>84,0</text:p>
          </table:table-cell>
          <table:table-cell table:formula="of:=100-([.O72]/1480)*100" office:value-type="float" office:value="94.3223723723724" calcext:value-type="float">
            <text:p>94,3</text:p>
          </table:table-cell>
          <table:table-cell office:value-type="float" office:value="14.1977777777778" calcext:value-type="float">
            <text:p>14,2</text:p>
          </table:table-cell>
          <table:table-cell table:style-name="ce9" table:formula="of:=100-([.Q72]/1480)*100" office:value-type="float" office:value="99.0406906906907" calcext:value-type="float">
            <text:p>99,0</text:p>
          </table:table-cell>
          <table:table-cell table:number-columns-repeated="1003"/>
        </table:table-row>
        <table:table-row table:style-name="ro2">
          <table:table-cell table:formula="of:=[.A72]+0.5" office:value-type="float" office:value="36" calcext:value-type="float">
            <text:p>36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1:15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1" calcext:value-type="float">
            <text:p>4091</text:p>
          </table:table-cell>
          <table:table-cell office:value-type="float" office:value="4006" calcext:value-type="float">
            <text:p>400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85.2225" calcext:value-type="float">
            <text:p>85,2</text:p>
          </table:table-cell>
          <table:table-cell table:formula="of:=100-([.O73]/1480)*100" office:value-type="float" office:value="94.241722972973" calcext:value-type="float">
            <text:p>94,2</text:p>
          </table:table-cell>
          <table:table-cell office:value-type="float" office:value="14.3991666666667" calcext:value-type="float">
            <text:p>14,4</text:p>
          </table:table-cell>
          <table:table-cell table:style-name="ce9" table:formula="of:=100-([.Q73]/1480)*100" office:value-type="float" office:value="99.0270833333333" calcext:value-type="float">
            <text:p>99,0</text:p>
          </table:table-cell>
          <table:table-cell table:number-columns-repeated="1003"/>
        </table:table-row>
        <table:table-row table:style-name="ro2">
          <table:table-cell table:formula="of:=[.A73]+0.5" office:value-type="float" office:value="36.5" calcext:value-type="float">
            <text:p>36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1:45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1" calcext:value-type="float">
            <text:p>4091</text:p>
          </table:table-cell>
          <table:table-cell office:value-type="float" office:value="4006" calcext:value-type="float">
            <text:p>400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86.4161111111111" calcext:value-type="float">
            <text:p>86,4</text:p>
          </table:table-cell>
          <table:table-cell table:formula="of:=100-([.O74]/1480)*100" office:value-type="float" office:value="94.1610735735736" calcext:value-type="float">
            <text:p>94,2</text:p>
          </table:table-cell>
          <table:table-cell office:value-type="float" office:value="14.6005555555556" calcext:value-type="float">
            <text:p>14,6</text:p>
          </table:table-cell>
          <table:table-cell table:style-name="ce9" table:formula="of:=100-([.Q74]/1480)*100" office:value-type="float" office:value="99.013475975976" calcext:value-type="float">
            <text:p>99,0</text:p>
          </table:table-cell>
          <table:table-cell table:number-columns-repeated="1003"/>
        </table:table-row>
        <table:table-row table:style-name="ro2">
          <table:table-cell table:formula="of:=[.A74]+0.5" office:value-type="float" office:value="37" calcext:value-type="float">
            <text:p>37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2:15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1" calcext:value-type="float">
            <text:p>4091</text:p>
          </table:table-cell>
          <table:table-cell office:value-type="float" office:value="4005" calcext:value-type="float">
            <text:p>400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87.6094444444444" calcext:value-type="float">
            <text:p>87,6</text:p>
          </table:table-cell>
          <table:table-cell table:formula="of:=100-([.O75]/1480)*100" office:value-type="float" office:value="94.080442942943" calcext:value-type="float">
            <text:p>94,1</text:p>
          </table:table-cell>
          <table:table-cell office:value-type="float" office:value="14.8019444444444" calcext:value-type="float">
            <text:p>14,8</text:p>
          </table:table-cell>
          <table:table-cell table:style-name="ce9" table:formula="of:=100-([.Q75]/1480)*100" office:value-type="float" office:value="98.9998686186186" calcext:value-type="float">
            <text:p>99,0</text:p>
          </table:table-cell>
          <table:table-cell table:number-columns-repeated="1003"/>
        </table:table-row>
        <table:table-row table:style-name="ro2">
          <table:table-cell table:formula="of:=[.A75]+0.5" office:value-type="float" office:value="37.5" calcext:value-type="float">
            <text:p>37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2:45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1" calcext:value-type="float">
            <text:p>4091</text:p>
          </table:table-cell>
          <table:table-cell office:value-type="float" office:value="4004" calcext:value-type="float">
            <text:p>400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88.8025" calcext:value-type="float">
            <text:p>88,8</text:p>
          </table:table-cell>
          <table:table-cell table:formula="of:=100-([.O76]/1480)*100" office:value-type="float" office:value="93.9998310810811" calcext:value-type="float">
            <text:p>94,0</text:p>
          </table:table-cell>
          <table:table-cell office:value-type="float" office:value="15.0033333333333" calcext:value-type="float">
            <text:p>15,0</text:p>
          </table:table-cell>
          <table:table-cell table:style-name="ce9" table:formula="of:=100-([.Q76]/1480)*100" office:value-type="float" office:value="98.9862612612613" calcext:value-type="float">
            <text:p>99,0</text:p>
          </table:table-cell>
          <table:table-cell table:number-columns-repeated="1003"/>
        </table:table-row>
        <table:table-row table:style-name="ro2">
          <table:table-cell table:formula="of:=[.A76]+0.5" office:value-type="float" office:value="38" calcext:value-type="float">
            <text:p>38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3:16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0" calcext:value-type="float">
            <text:p>4090</text:p>
          </table:table-cell>
          <table:table-cell office:value-type="float" office:value="4004" calcext:value-type="float">
            <text:p>400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88.8025" calcext:value-type="float">
            <text:p>88,8</text:p>
          </table:table-cell>
          <table:table-cell table:formula="of:=100-([.O77]/1480)*100" office:value-type="float" office:value="93.9998310810811" calcext:value-type="float">
            <text:p>94,0</text:p>
          </table:table-cell>
          <table:table-cell office:value-type="float" office:value="15.2047222222222" calcext:value-type="float">
            <text:p>15,2</text:p>
          </table:table-cell>
          <table:table-cell table:style-name="ce9" table:formula="of:=100-([.Q77]/1480)*100" office:value-type="float" office:value="98.9726539039039" calcext:value-type="float">
            <text:p>99,0</text:p>
          </table:table-cell>
          <table:table-cell table:number-columns-repeated="1003"/>
        </table:table-row>
        <table:table-row table:style-name="ro2">
          <table:table-cell table:formula="of:=[.A77]+0.5" office:value-type="float" office:value="38.5" calcext:value-type="float">
            <text:p>38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3:46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9" calcext:value-type="float">
            <text:p>4089</text:p>
          </table:table-cell>
          <table:table-cell office:value-type="float" office:value="4002" calcext:value-type="float">
            <text:p>400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91.2838888888889" calcext:value-type="float">
            <text:p>91,3</text:p>
          </table:table-cell>
          <table:table-cell table:formula="of:=100-([.O78]/1480)*100" office:value-type="float" office:value="93.8321696696697" calcext:value-type="float">
            <text:p>93,8</text:p>
          </table:table-cell>
          <table:table-cell office:value-type="float" office:value="15.4061111111111" calcext:value-type="float">
            <text:p>15,4</text:p>
          </table:table-cell>
          <table:table-cell table:style-name="ce9" table:formula="of:=100-([.Q78]/1480)*100" office:value-type="float" office:value="98.9590465465465" calcext:value-type="float">
            <text:p>99,0</text:p>
          </table:table-cell>
          <table:table-cell table:number-columns-repeated="1003"/>
        </table:table-row>
        <table:table-row table:style-name="ro2">
          <table:table-cell table:formula="of:=[.A78]+0.5" office:value-type="float" office:value="39" calcext:value-type="float">
            <text:p>39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4:16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1" calcext:value-type="float">
            <text:p>4091</text:p>
          </table:table-cell>
          <table:table-cell office:value-type="float" office:value="4001" calcext:value-type="float">
            <text:p>400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92.4438888888889" calcext:value-type="float">
            <text:p>92,4</text:p>
          </table:table-cell>
          <table:table-cell table:formula="of:=100-([.O79]/1480)*100" office:value-type="float" office:value="93.7537912912913" calcext:value-type="float">
            <text:p>93,8</text:p>
          </table:table-cell>
          <table:table-cell office:value-type="float" office:value="15.6075" calcext:value-type="float">
            <text:p>15,6</text:p>
          </table:table-cell>
          <table:table-cell table:style-name="ce9" table:formula="of:=100-([.Q79]/1480)*100" office:value-type="float" office:value="98.9454391891892" calcext:value-type="float">
            <text:p>98,9</text:p>
          </table:table-cell>
          <table:table-cell table:number-columns-repeated="1003"/>
        </table:table-row>
        <table:table-row table:style-name="ro2">
          <table:table-cell table:formula="of:=[.A79]+0.5" office:value-type="float" office:value="39.5" calcext:value-type="float">
            <text:p>39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4:46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0" calcext:value-type="float">
            <text:p>4090</text:p>
          </table:table-cell>
          <table:table-cell office:value-type="float" office:value="4000" calcext:value-type="float">
            <text:p>400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93.6683333333333" calcext:value-type="float">
            <text:p>93,7</text:p>
          </table:table-cell>
          <table:table-cell table:formula="of:=100-([.O80]/1480)*100" office:value-type="float" office:value="93.6710585585586" calcext:value-type="float">
            <text:p>93,7</text:p>
          </table:table-cell>
          <table:table-cell office:value-type="float" office:value="15.8088888888889" calcext:value-type="float">
            <text:p>15,8</text:p>
          </table:table-cell>
          <table:table-cell table:style-name="ce9" table:formula="of:=100-([.Q80]/1480)*100" office:value-type="float" office:value="98.9318318318318" calcext:value-type="float">
            <text:p>98,9</text:p>
          </table:table-cell>
          <table:table-cell table:number-columns-repeated="1003"/>
        </table:table-row>
        <table:table-row table:style-name="ro2">
          <table:table-cell table:formula="of:=[.A80]+0.5" office:value-type="float" office:value="40" calcext:value-type="float">
            <text:p>40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5:16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9" calcext:value-type="float">
            <text:p>4089</text:p>
          </table:table-cell>
          <table:table-cell office:value-type="float" office:value="3999" calcext:value-type="float">
            <text:p>399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94.86" calcext:value-type="float">
            <text:p>94,9</text:p>
          </table:table-cell>
          <table:table-cell table:formula="of:=100-([.O81]/1480)*100" office:value-type="float" office:value="93.5905405405405" calcext:value-type="float">
            <text:p>93,6</text:p>
          </table:table-cell>
          <table:table-cell office:value-type="float" office:value="16.0147222222222" calcext:value-type="float">
            <text:p>16,0</text:p>
          </table:table-cell>
          <table:table-cell table:style-name="ce9" table:formula="of:=100-([.Q81]/1480)*100" office:value-type="float" office:value="98.9179241741742" calcext:value-type="float">
            <text:p>98,9</text:p>
          </table:table-cell>
          <table:table-cell table:number-columns-repeated="1003"/>
        </table:table-row>
        <table:table-row table:style-name="ro2">
          <table:table-cell table:formula="of:=[.A81]+0.5" office:value-type="float" office:value="40.5" calcext:value-type="float">
            <text:p>40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5:47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0" calcext:value-type="float">
            <text:p>4090</text:p>
          </table:table-cell>
          <table:table-cell office:value-type="float" office:value="3998" calcext:value-type="float">
            <text:p>399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1.00</text:p>
          </table:table-cell>
          <table:table-cell office:value-type="float" office:value="96.0191666666667" calcext:value-type="float">
            <text:p>96,0</text:p>
          </table:table-cell>
          <table:table-cell table:formula="of:=100-([.O82]/1480)*100" office:value-type="float" office:value="93.5122184684685" calcext:value-type="float">
            <text:p>93,5</text:p>
          </table:table-cell>
          <table:table-cell office:value-type="float" office:value="16.2205555555556" calcext:value-type="float">
            <text:p>16,2</text:p>
          </table:table-cell>
          <table:table-cell table:style-name="ce9" table:formula="of:=100-([.Q82]/1480)*100" office:value-type="float" office:value="98.9040165165165" calcext:value-type="float">
            <text:p>98,9</text:p>
          </table:table-cell>
          <table:table-cell table:number-columns-repeated="1003"/>
        </table:table-row>
        <table:table-row table:style-name="ro2">
          <table:table-cell table:formula="of:=[.A82]+0.5" office:value-type="float" office:value="41" calcext:value-type="float">
            <text:p>41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6:17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90" calcext:value-type="float">
            <text:p>4090</text:p>
          </table:table-cell>
          <table:table-cell office:value-type="float" office:value="3997" calcext:value-type="float">
            <text:p>399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97.2102777777778" calcext:value-type="float">
            <text:p>97,2</text:p>
          </table:table-cell>
          <table:table-cell table:formula="of:=100-([.O83]/1480)*100" office:value-type="float" office:value="93.431737987988" calcext:value-type="float">
            <text:p>93,4</text:p>
          </table:table-cell>
          <table:table-cell office:value-type="float" office:value="16.4219444444444" calcext:value-type="float">
            <text:p>16,4</text:p>
          </table:table-cell>
          <table:table-cell table:style-name="ce9" table:formula="of:=100-([.Q83]/1480)*100" office:value-type="float" office:value="98.8904091591592" calcext:value-type="float">
            <text:p>98,9</text:p>
          </table:table-cell>
          <table:table-cell table:number-columns-repeated="1003"/>
        </table:table-row>
        <table:table-row table:style-name="ro2">
          <table:table-cell table:formula="of:=[.A83]+0.5" office:value-type="float" office:value="41.5" calcext:value-type="float">
            <text:p>41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6:4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9" calcext:value-type="float">
            <text:p>4089</text:p>
          </table:table-cell>
          <table:table-cell office:value-type="float" office:value="3997" calcext:value-type="float">
            <text:p>399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97.2102777777778" calcext:value-type="float">
            <text:p>97,2</text:p>
          </table:table-cell>
          <table:table-cell table:formula="of:=100-([.O84]/1480)*100" office:value-type="float" office:value="93.431737987988" calcext:value-type="float">
            <text:p>93,4</text:p>
          </table:table-cell>
          <table:table-cell office:value-type="float" office:value="16.6277777777778" calcext:value-type="float">
            <text:p>16,6</text:p>
          </table:table-cell>
          <table:table-cell table:style-name="ce9" table:formula="of:=100-([.Q84]/1480)*100" office:value-type="float" office:value="98.8765015015015" calcext:value-type="float">
            <text:p>98,9</text:p>
          </table:table-cell>
          <table:table-cell table:number-columns-repeated="1003"/>
        </table:table-row>
        <table:table-row table:style-name="ro2">
          <table:table-cell table:formula="of:=[.A84]+0.5" office:value-type="float" office:value="42" calcext:value-type="float">
            <text:p>42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7:17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9" calcext:value-type="float">
            <text:p>4089</text:p>
          </table:table-cell>
          <table:table-cell office:value-type="float" office:value="3996" calcext:value-type="float">
            <text:p>399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99.5922222222222" calcext:value-type="float">
            <text:p>99,6</text:p>
          </table:table-cell>
          <table:table-cell table:formula="of:=100-([.O85]/1480)*100" office:value-type="float" office:value="93.2707957957958" calcext:value-type="float">
            <text:p>93,3</text:p>
          </table:table-cell>
          <table:table-cell office:value-type="float" office:value="16.8336111111111" calcext:value-type="float">
            <text:p>16,8</text:p>
          </table:table-cell>
          <table:table-cell table:style-name="ce9" table:formula="of:=100-([.Q85]/1480)*100" office:value-type="float" office:value="98.8625938438439" calcext:value-type="float">
            <text:p>98,9</text:p>
          </table:table-cell>
          <table:table-cell table:number-columns-repeated="1003"/>
        </table:table-row>
        <table:table-row table:style-name="ro2">
          <table:table-cell table:formula="of:=[.A85]+0.5" office:value-type="float" office:value="42.5" calcext:value-type="float">
            <text:p>42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7:47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8" calcext:value-type="float">
            <text:p>4088</text:p>
          </table:table-cell>
          <table:table-cell office:value-type="float" office:value="3995" calcext:value-type="float">
            <text:p>399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00.782777777778" calcext:value-type="float">
            <text:p>100,8</text:p>
          </table:table-cell>
          <table:table-cell table:formula="of:=100-([.O86]/1480)*100" office:value-type="float" office:value="93.1903528528529" calcext:value-type="float">
            <text:p>93,2</text:p>
          </table:table-cell>
          <table:table-cell office:value-type="float" office:value="17.035" calcext:value-type="float">
            <text:p>17,0</text:p>
          </table:table-cell>
          <table:table-cell table:style-name="ce9" table:formula="of:=100-([.Q86]/1480)*100" office:value-type="float" office:value="98.8489864864865" calcext:value-type="float">
            <text:p>98,8</text:p>
          </table:table-cell>
          <table:table-cell table:number-columns-repeated="1003"/>
        </table:table-row>
        <table:table-row table:style-name="ro2">
          <table:table-cell table:formula="of:=[.A86]+0.5" office:value-type="float" office:value="43" calcext:value-type="float">
            <text:p>43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8:18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8" calcext:value-type="float">
            <text:p>4088</text:p>
          </table:table-cell>
          <table:table-cell office:value-type="float" office:value="3994" calcext:value-type="float">
            <text:p>399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01.940833333333" calcext:value-type="float">
            <text:p>101,9</text:p>
          </table:table-cell>
          <table:table-cell table:formula="of:=100-([.O87]/1480)*100" office:value-type="float" office:value="93.1121058558559" calcext:value-type="float">
            <text:p>93,1</text:p>
          </table:table-cell>
          <table:table-cell office:value-type="float" office:value="17.2408333333333" calcext:value-type="float">
            <text:p>17,2</text:p>
          </table:table-cell>
          <table:table-cell table:style-name="ce9" table:formula="of:=100-([.Q87]/1480)*100" office:value-type="float" office:value="98.8350788288288" calcext:value-type="float">
            <text:p>98,8</text:p>
          </table:table-cell>
          <table:table-cell table:number-columns-repeated="1003"/>
        </table:table-row>
        <table:table-row table:style-name="ro2">
          <table:table-cell table:formula="of:=[.A87]+0.5" office:value-type="float" office:value="43.5" calcext:value-type="float">
            <text:p>43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48:48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8" calcext:value-type="float">
            <text:p>4088</text:p>
          </table:table-cell>
          <table:table-cell office:value-type="float" office:value="3994" calcext:value-type="float">
            <text:p>399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03.098888888889" calcext:value-type="float">
            <text:p>103,1</text:p>
          </table:table-cell>
          <table:table-cell table:formula="of:=100-([.O88]/1480)*100" office:value-type="float" office:value="93.0338588588588" calcext:value-type="float">
            <text:p>93,0</text:p>
          </table:table-cell>
          <table:table-cell office:value-type="float" office:value="17.4466666666667" calcext:value-type="float">
            <text:p>17,4</text:p>
          </table:table-cell>
          <table:table-cell table:style-name="ce9" table:formula="of:=100-([.Q88]/1480)*100" office:value-type="float" office:value="98.8211711711712" calcext:value-type="float">
            <text:p>98,8</text:p>
          </table:table-cell>
          <table:table-cell table:number-columns-repeated="1003"/>
        </table:table-row>
        <table:table-row table:style-name="ro2">
          <table:table-cell table:formula="of:=[.A88]+0.5" office:value-type="float" office:value="44" calcext:value-type="float">
            <text:p>44,0</text:p>
          </table:table-cell>
          <table:table-cell table:number-columns-repeated="4"/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8" calcext:value-type="float">
            <text:p>4088</text:p>
          </table:table-cell>
          <table:table-cell office:value-type="float" office:value="3993" calcext:value-type="float">
            <text:p>399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04.288611111111" calcext:value-type="float">
            <text:p>104,3</text:p>
          </table:table-cell>
          <table:table-cell table:formula="of:=100-([.O89]/1480)*100" office:value-type="float" office:value="92.9534722222222" calcext:value-type="float">
            <text:p>93,0</text:p>
          </table:table-cell>
          <table:table-cell office:value-type="float" office:value="17.6480555555556" calcext:value-type="float">
            <text:p>17,6</text:p>
          </table:table-cell>
          <table:table-cell table:style-name="ce9" table:formula="of:=100-([.Q89]/1480)*100" office:value-type="float" office:value="98.8075638138138" calcext:value-type="float">
            <text:p>98,8</text:p>
          </table:table-cell>
          <table:table-cell table:number-columns-repeated="1003"/>
        </table:table-row>
        <table:table-row table:style-name="ro2">
          <table:table-cell table:formula="of:=[.A89]+0.5" office:value-type="float" office:value="44.5" calcext:value-type="float">
            <text:p>44,5</text:p>
          </table:table-cell>
          <table:table-cell table:number-columns-repeated="4"/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8" calcext:value-type="float">
            <text:p>4088</text:p>
          </table:table-cell>
          <table:table-cell office:value-type="float" office:value="3992" calcext:value-type="float">
            <text:p>399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05.445833333333" calcext:value-type="float">
            <text:p>105,4</text:p>
          </table:table-cell>
          <table:table-cell table:formula="of:=100-([.O90]/1480)*100" office:value-type="float" office:value="92.8752815315316" calcext:value-type="float">
            <text:p>92,9</text:p>
          </table:table-cell>
          <table:table-cell office:value-type="float" office:value="17.8538888888889" calcext:value-type="float">
            <text:p>17,9</text:p>
          </table:table-cell>
          <table:table-cell table:style-name="ce9" table:formula="of:=100-([.Q90]/1480)*100" office:value-type="float" office:value="98.7936561561562" calcext:value-type="float">
            <text:p>98,8</text:p>
          </table:table-cell>
          <table:table-cell table:number-columns-repeated="1003"/>
        </table:table-row>
        <table:table-row table:style-name="ro2">
          <table:table-cell table:formula="of:=[.A90]+0.5" office:value-type="float" office:value="45" calcext:value-type="float">
            <text:p>45,0</text:p>
          </table:table-cell>
          <table:table-cell table:number-columns-repeated="4"/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8" calcext:value-type="float">
            <text:p>4088</text:p>
          </table:table-cell>
          <table:table-cell office:value-type="float" office:value="3991" calcext:value-type="float">
            <text:p>399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06.602777777778" calcext:value-type="float">
            <text:p>106,6</text:p>
          </table:table-cell>
          <table:table-cell table:formula="of:=100-([.O91]/1480)*100" office:value-type="float" office:value="92.7971096096096" calcext:value-type="float">
            <text:p>92,8</text:p>
          </table:table-cell>
          <table:table-cell office:value-type="float" office:value="18.0597222222222" calcext:value-type="float">
            <text:p>18,1</text:p>
          </table:table-cell>
          <table:table-cell table:style-name="ce9" table:formula="of:=100-([.Q91]/1480)*100" office:value-type="float" office:value="98.7797484984985" calcext:value-type="float">
            <text:p>98,8</text:p>
          </table:table-cell>
          <table:table-cell table:number-columns-repeated="1003"/>
        </table:table-row>
        <table:table-row table:style-name="ro2">
          <table:table-cell table:formula="of:=[.A91]+0.5" office:value-type="float" office:value="45.5" calcext:value-type="float">
            <text:p>45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0:49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8" calcext:value-type="float">
            <text:p>4088</text:p>
          </table:table-cell>
          <table:table-cell office:value-type="float" office:value="3990" calcext:value-type="float">
            <text:p>399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1.00</text:p>
          </table:table-cell>
          <table:table-cell office:value-type="float" office:value="107.759722222222" calcext:value-type="float">
            <text:p>107,8</text:p>
          </table:table-cell>
          <table:table-cell table:formula="of:=100-([.O92]/1480)*100" office:value-type="float" office:value="92.7189376876877" calcext:value-type="float">
            <text:p>92,7</text:p>
          </table:table-cell>
          <table:table-cell office:value-type="float" office:value="18.2655555555556" calcext:value-type="float">
            <text:p>18,3</text:p>
          </table:table-cell>
          <table:table-cell table:style-name="ce9" table:formula="of:=100-([.Q92]/1480)*100" office:value-type="float" office:value="98.7658408408408" calcext:value-type="float">
            <text:p>98,8</text:p>
          </table:table-cell>
          <table:table-cell table:number-columns-repeated="1003"/>
        </table:table-row>
        <table:table-row table:style-name="ro2">
          <table:table-cell table:formula="of:=[.A92]+0.5" office:value-type="float" office:value="46" calcext:value-type="float">
            <text:p>46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1:19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3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7" calcext:value-type="float">
            <text:p>4087</text:p>
          </table:table-cell>
          <table:table-cell office:value-type="float" office:value="3990" calcext:value-type="float">
            <text:p>399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08.980555555556" calcext:value-type="float">
            <text:p>109,0</text:p>
          </table:table-cell>
          <table:table-cell table:formula="of:=100-([.O93]/1480)*100" office:value-type="float" office:value="92.6364489489489" calcext:value-type="float">
            <text:p>92,6</text:p>
          </table:table-cell>
          <table:table-cell office:value-type="float" office:value="18.4669444444444" calcext:value-type="float">
            <text:p>18,5</text:p>
          </table:table-cell>
          <table:table-cell table:style-name="ce9" table:formula="of:=100-([.Q93]/1480)*100" office:value-type="float" office:value="98.7522334834835" calcext:value-type="float">
            <text:p>98,8</text:p>
          </table:table-cell>
          <table:table-cell table:number-columns-repeated="1003"/>
        </table:table-row>
        <table:table-row table:style-name="ro2">
          <table:table-cell table:formula="of:=[.A93]+0.5" office:value-type="float" office:value="46.5" calcext:value-type="float">
            <text:p>46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1:49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8" calcext:value-type="float">
            <text:p>4088</text:p>
          </table:table-cell>
          <table:table-cell office:value-type="float" office:value="3989" calcext:value-type="float">
            <text:p>398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1.00</text:p>
          </table:table-cell>
          <table:table-cell office:value-type="float" office:value="110.169166666667" calcext:value-type="float">
            <text:p>110,2</text:p>
          </table:table-cell>
          <table:table-cell table:formula="of:=100-([.O94]/1480)*100" office:value-type="float" office:value="92.5561373873874" calcext:value-type="float">
            <text:p>92,6</text:p>
          </table:table-cell>
          <table:table-cell office:value-type="float" office:value="18.6727777777778" calcext:value-type="float">
            <text:p>18,7</text:p>
          </table:table-cell>
          <table:table-cell table:style-name="ce9" table:formula="of:=100-([.Q94]/1480)*100" office:value-type="float" office:value="98.7383258258258" calcext:value-type="float">
            <text:p>98,7</text:p>
          </table:table-cell>
          <table:table-cell table:number-columns-repeated="1003"/>
        </table:table-row>
        <table:table-row table:style-name="ro2">
          <table:table-cell table:formula="of:=[.A94]+0.5" office:value-type="float" office:value="47" calcext:value-type="float">
            <text:p>47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2:19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8" calcext:value-type="float">
            <text:p>4088</text:p>
          </table:table-cell>
          <table:table-cell office:value-type="float" office:value="3987" calcext:value-type="float">
            <text:p>398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11.325277777778" calcext:value-type="float">
            <text:p>111,3</text:p>
          </table:table-cell>
          <table:table-cell table:formula="of:=100-([.O95]/1480)*100" office:value-type="float" office:value="92.4780217717717" calcext:value-type="float">
            <text:p>92,5</text:p>
          </table:table-cell>
          <table:table-cell office:value-type="float" office:value="18.8786111111111" calcext:value-type="float">
            <text:p>18,9</text:p>
          </table:table-cell>
          <table:table-cell table:style-name="ce9" table:formula="of:=100-([.Q95]/1480)*100" office:value-type="float" office:value="98.7244181681682" calcext:value-type="float">
            <text:p>98,7</text:p>
          </table:table-cell>
          <table:table-cell table:number-columns-repeated="1003"/>
        </table:table-row>
        <table:table-row table:style-name="ro2">
          <table:table-cell table:formula="of:=[.A95]+0.5" office:value-type="float" office:value="47.5" calcext:value-type="float">
            <text:p>47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2:49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7" calcext:value-type="float">
            <text:p>4087</text:p>
          </table:table-cell>
          <table:table-cell office:value-type="float" office:value="3987" calcext:value-type="float">
            <text:p>398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1.00</text:p>
          </table:table-cell>
          <table:table-cell office:value-type="float" office:value="112.481388888889" calcext:value-type="float">
            <text:p>112,5</text:p>
          </table:table-cell>
          <table:table-cell table:formula="of:=100-([.O96]/1480)*100" office:value-type="float" office:value="92.3999061561561" calcext:value-type="float">
            <text:p>92,4</text:p>
          </table:table-cell>
          <table:table-cell office:value-type="float" office:value="19.08" calcext:value-type="float">
            <text:p>19,1</text:p>
          </table:table-cell>
          <table:table-cell table:style-name="ce9" table:formula="of:=100-([.Q96]/1480)*100" office:value-type="float" office:value="98.7108108108108" calcext:value-type="float">
            <text:p>98,7</text:p>
          </table:table-cell>
          <table:table-cell table:number-columns-repeated="1003"/>
        </table:table-row>
        <table:table-row table:style-name="ro2">
          <table:table-cell table:formula="of:=[.A96]+0.5" office:value-type="float" office:value="48" calcext:value-type="float">
            <text:p>48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3:2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7" calcext:value-type="float">
            <text:p>4087</text:p>
          </table:table-cell>
          <table:table-cell office:value-type="float" office:value="3986" calcext:value-type="float">
            <text:p>398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13.636944444444" calcext:value-type="float">
            <text:p>113,6</text:p>
          </table:table-cell>
          <table:table-cell table:formula="of:=100-([.O97]/1480)*100" office:value-type="float" office:value="92.3218280780781" calcext:value-type="float">
            <text:p>92,3</text:p>
          </table:table-cell>
          <table:table-cell office:value-type="float" office:value="19.2813888888889" calcext:value-type="float">
            <text:p>19,3</text:p>
          </table:table-cell>
          <table:table-cell table:style-name="ce9" table:formula="of:=100-([.Q97]/1480)*100" office:value-type="float" office:value="98.6972034534535" calcext:value-type="float">
            <text:p>98,7</text:p>
          </table:table-cell>
          <table:table-cell table:number-columns-repeated="1003"/>
        </table:table-row>
        <table:table-row table:style-name="ro2">
          <table:table-cell table:formula="of:=[.A97]+0.5" office:value-type="float" office:value="48.5" calcext:value-type="float">
            <text:p>48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3:50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7" calcext:value-type="float">
            <text:p>4087</text:p>
          </table:table-cell>
          <table:table-cell office:value-type="float" office:value="3985" calcext:value-type="float">
            <text:p>398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1.00</text:p>
          </table:table-cell>
          <table:table-cell office:value-type="float" office:value="114.824444444444" calcext:value-type="float">
            <text:p>114,8</text:p>
          </table:table-cell>
          <table:table-cell table:formula="of:=100-([.O98]/1480)*100" office:value-type="float" office:value="92.2415915915916" calcext:value-type="float">
            <text:p>92,2</text:p>
          </table:table-cell>
          <table:table-cell office:value-type="float" office:value="19.4872222222222" calcext:value-type="float">
            <text:p>19,5</text:p>
          </table:table-cell>
          <table:table-cell table:style-name="ce9" table:formula="of:=100-([.Q98]/1480)*100" office:value-type="float" office:value="98.6832957957958" calcext:value-type="float">
            <text:p>98,7</text:p>
          </table:table-cell>
          <table:table-cell table:number-columns-repeated="1003"/>
        </table:table-row>
        <table:table-row table:style-name="ro2">
          <table:table-cell table:formula="of:=[.A98]+0.5" office:value-type="float" office:value="49" calcext:value-type="float">
            <text:p>49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4:20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6" calcext:value-type="float">
            <text:p>4086</text:p>
          </table:table-cell>
          <table:table-cell office:value-type="float" office:value="3984" calcext:value-type="float">
            <text:p>398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15.979444444444" calcext:value-type="float">
            <text:p>116,0</text:p>
          </table:table-cell>
          <table:table-cell table:formula="of:=100-([.O99]/1480)*100" office:value-type="float" office:value="92.1635510510511" calcext:value-type="float">
            <text:p>92,2</text:p>
          </table:table-cell>
          <table:table-cell office:value-type="float" office:value="19.6886111111111" calcext:value-type="float">
            <text:p>19,7</text:p>
          </table:table-cell>
          <table:table-cell table:style-name="ce9" table:formula="of:=100-([.Q99]/1480)*100" office:value-type="float" office:value="98.6696884384384" calcext:value-type="float">
            <text:p>98,7</text:p>
          </table:table-cell>
          <table:table-cell table:number-columns-repeated="1003"/>
        </table:table-row>
        <table:table-row table:style-name="ro2">
          <table:table-cell table:formula="of:=[.A99]+0.5" office:value-type="float" office:value="49.5" calcext:value-type="float">
            <text:p>49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4:5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7" calcext:value-type="float">
            <text:p>4087</text:p>
          </table:table-cell>
          <table:table-cell office:value-type="float" office:value="3985" calcext:value-type="float">
            <text:p>398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17.166944444444" calcext:value-type="float">
            <text:p>117,2</text:p>
          </table:table-cell>
          <table:table-cell table:formula="of:=100-([.O100]/1480)*100" office:value-type="float" office:value="92.0833145645646" calcext:value-type="float">
            <text:p>92,1</text:p>
          </table:table-cell>
          <table:table-cell office:value-type="float" office:value="19.8944444444444" calcext:value-type="float">
            <text:p>19,9</text:p>
          </table:table-cell>
          <table:table-cell table:style-name="ce9" table:formula="of:=100-([.Q100]/1480)*100" office:value-type="float" office:value="98.6557807807808" calcext:value-type="float">
            <text:p>98,7</text:p>
          </table:table-cell>
          <table:table-cell table:number-columns-repeated="1003"/>
        </table:table-row>
        <table:table-row table:style-name="ro2">
          <table:table-cell table:formula="of:=[.A100]+0.5" office:value-type="float" office:value="50" calcext:value-type="float">
            <text:p>50,0</text:p>
          </table:table-cell>
          <table:table-cell table:style-name="Default"/>
          <table:table-cell table:number-columns-repeated="3"/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7" calcext:value-type="float">
            <text:p>4087</text:p>
          </table:table-cell>
          <table:table-cell office:value-type="float" office:value="3983" calcext:value-type="float">
            <text:p>398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18.321666666667" calcext:value-type="float">
            <text:p>118,3</text:p>
          </table:table-cell>
          <table:table-cell table:formula="of:=100-([.O101]/1480)*100" office:value-type="float" office:value="92.0052927927928" calcext:value-type="float">
            <text:p>92,0</text:p>
          </table:table-cell>
          <table:table-cell office:value-type="float" office:value="20.0958333333333" calcext:value-type="float">
            <text:p>20,1</text:p>
          </table:table-cell>
          <table:table-cell table:style-name="ce9" table:formula="of:=100-([.Q101]/1480)*100" office:value-type="float" office:value="98.6421734234234" calcext:value-type="float">
            <text:p>98,6</text:p>
          </table:table-cell>
          <table:table-cell table:number-columns-repeated="1003"/>
        </table:table-row>
        <table:table-row table:style-name="ro2">
          <table:table-cell table:formula="of:=[.A101]+0.5" office:value-type="float" office:value="50.5" calcext:value-type="float">
            <text:p>50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5:51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6" calcext:value-type="float">
            <text:p>4086</text:p>
          </table:table-cell>
          <table:table-cell office:value-type="float" office:value="3983" calcext:value-type="float">
            <text:p>398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18.321666666667" calcext:value-type="float">
            <text:p>118,3</text:p>
          </table:table-cell>
          <table:table-cell table:formula="of:=100-([.O102]/1480)*100" office:value-type="float" office:value="92.0052927927928" calcext:value-type="float">
            <text:p>92,0</text:p>
          </table:table-cell>
          <table:table-cell office:value-type="float" office:value="20.2972222222222" calcext:value-type="float">
            <text:p>20,3</text:p>
          </table:table-cell>
          <table:table-cell table:style-name="ce9" table:formula="of:=100-([.Q102]/1480)*100" office:value-type="float" office:value="98.6285660660661" calcext:value-type="float">
            <text:p>98,6</text:p>
          </table:table-cell>
          <table:table-cell table:number-columns-repeated="1003"/>
        </table:table-row>
        <table:table-row table:style-name="ro2">
          <table:table-cell table:formula="of:=[.A102]+0.5" office:value-type="float" office:value="51" calcext:value-type="float">
            <text:p>51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6:21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6" calcext:value-type="float">
            <text:p>4086</text:p>
          </table:table-cell>
          <table:table-cell office:value-type="float" office:value="3981" calcext:value-type="float">
            <text:p>398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20.6625" calcext:value-type="float">
            <text:p>120,7</text:p>
          </table:table-cell>
          <table:table-cell table:formula="of:=100-([.O103]/1480)*100" office:value-type="float" office:value="91.8471283783784" calcext:value-type="float">
            <text:p>91,8</text:p>
          </table:table-cell>
          <table:table-cell office:value-type="float" office:value="20.4986111111111" calcext:value-type="float">
            <text:p>20,5</text:p>
          </table:table-cell>
          <table:table-cell table:style-name="ce9" table:formula="of:=100-([.Q103]/1480)*100" office:value-type="float" office:value="98.6149587087087" calcext:value-type="float">
            <text:p>98,6</text:p>
          </table:table-cell>
          <table:table-cell table:number-columns-repeated="1003"/>
        </table:table-row>
        <table:table-row table:style-name="ro2">
          <table:table-cell table:formula="of:=[.A103]+0.5" office:value-type="float" office:value="51.5" calcext:value-type="float">
            <text:p>51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6:51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23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5" calcext:value-type="float">
            <text:p>4085</text:p>
          </table:table-cell>
          <table:table-cell office:value-type="float" office:value="3981" calcext:value-type="float">
            <text:p>398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1.00</text:p>
          </table:table-cell>
          <table:table-cell office:value-type="float" office:value="120.6625" calcext:value-type="float">
            <text:p>120,7</text:p>
          </table:table-cell>
          <table:table-cell table:formula="of:=100-([.O104]/1480)*100" office:value-type="float" office:value="91.8471283783784" calcext:value-type="float">
            <text:p>91,8</text:p>
          </table:table-cell>
          <table:table-cell office:value-type="float" office:value="20.6997222222222" calcext:value-type="float">
            <text:p>20,7</text:p>
          </table:table-cell>
          <table:table-cell table:style-name="ce9" table:formula="of:=100-([.Q104]/1480)*100" office:value-type="float" office:value="98.6013701201201" calcext:value-type="float">
            <text:p>98,6</text:p>
          </table:table-cell>
          <table:table-cell table:number-columns-repeated="1003"/>
        </table:table-row>
        <table:table-row table:style-name="ro2">
          <table:table-cell table:formula="of:=[.A104]+0.5" office:value-type="float" office:value="52" calcext:value-type="float">
            <text:p>52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7:21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6" calcext:value-type="float">
            <text:p>4086</text:p>
          </table:table-cell>
          <table:table-cell office:value-type="float" office:value="3979" calcext:value-type="float">
            <text:p>397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23.161666666667" calcext:value-type="float">
            <text:p>123,2</text:p>
          </table:table-cell>
          <table:table-cell table:formula="of:=100-([.O105]/1480)*100" office:value-type="float" office:value="91.6782657657658" calcext:value-type="float">
            <text:p>91,7</text:p>
          </table:table-cell>
          <table:table-cell office:value-type="float" office:value="20.9011111111111" calcext:value-type="float">
            <text:p>20,9</text:p>
          </table:table-cell>
          <table:table-cell table:style-name="ce9" table:formula="of:=100-([.Q105]/1480)*100" office:value-type="float" office:value="98.5877627627628" calcext:value-type="float">
            <text:p>98,6</text:p>
          </table:table-cell>
          <table:table-cell table:number-columns-repeated="1003"/>
        </table:table-row>
        <table:table-row table:style-name="ro2">
          <table:table-cell table:formula="of:=[.A105]+0.5" office:value-type="float" office:value="52.5" calcext:value-type="float">
            <text:p>52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7:51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6" calcext:value-type="float">
            <text:p>4086</text:p>
          </table:table-cell>
          <table:table-cell office:value-type="float" office:value="3977" calcext:value-type="float">
            <text:p>397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24.378888888889" calcext:value-type="float">
            <text:p>124,4</text:p>
          </table:table-cell>
          <table:table-cell table:formula="of:=100-([.O106]/1480)*100" office:value-type="float" office:value="91.596021021021" calcext:value-type="float">
            <text:p>91,6</text:p>
          </table:table-cell>
          <table:table-cell office:value-type="float" office:value="21.1069444444444" calcext:value-type="float">
            <text:p>21,1</text:p>
          </table:table-cell>
          <table:table-cell table:style-name="ce9" table:formula="of:=100-([.Q106]/1480)*100" office:value-type="float" office:value="98.5738551051051" calcext:value-type="float">
            <text:p>98,6</text:p>
          </table:table-cell>
          <table:table-cell table:number-columns-repeated="1003"/>
        </table:table-row>
        <table:table-row table:style-name="ro2">
          <table:table-cell table:formula="of:=[.A106]+0.5" office:value-type="float" office:value="53" calcext:value-type="float">
            <text:p>53,0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6" calcext:value-type="float">
            <text:p>4086</text:p>
          </table:table-cell>
          <table:table-cell office:value-type="float" office:value="3978" calcext:value-type="float">
            <text:p>397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25.532222222222" calcext:value-type="float">
            <text:p>125,5</text:p>
          </table:table-cell>
          <table:table-cell table:formula="of:=100-([.O107]/1480)*100" office:value-type="float" office:value="91.5180930930931" calcext:value-type="float">
            <text:p>91,5</text:p>
          </table:table-cell>
          <table:table-cell office:value-type="float" office:value="21.1069444444444" calcext:value-type="float">
            <text:p>21,1</text:p>
          </table:table-cell>
          <table:table-cell table:style-name="ce9" table:formula="of:=100-([.Q107]/1480)*100" office:value-type="float" office:value="98.5738551051051" calcext:value-type="float">
            <text:p>98,6</text:p>
          </table:table-cell>
          <table:table-cell table:number-columns-repeated="1003"/>
        </table:table-row>
        <table:table-row table:style-name="ro2">
          <table:table-cell table:formula="of:=[.A107]+0.5" office:value-type="float" office:value="53.5" calcext:value-type="float">
            <text:p>53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8:52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5" calcext:value-type="float">
            <text:p>4085</text:p>
          </table:table-cell>
          <table:table-cell office:value-type="float" office:value="3978" calcext:value-type="float">
            <text:p>397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26.7175" calcext:value-type="float">
            <text:p>126,7</text:p>
          </table:table-cell>
          <table:table-cell table:formula="of:=100-([.O108]/1480)*100" office:value-type="float" office:value="91.4380067567567" calcext:value-type="float">
            <text:p>91,4</text:p>
          </table:table-cell>
          <table:table-cell office:value-type="float" office:value="21.5186111111111" calcext:value-type="float">
            <text:p>21,5</text:p>
          </table:table-cell>
          <table:table-cell table:style-name="ce9" table:formula="of:=100-([.Q108]/1480)*100" office:value-type="float" office:value="98.5460397897898" calcext:value-type="float">
            <text:p>98,5</text:p>
          </table:table-cell>
          <table:table-cell table:number-columns-repeated="1003"/>
        </table:table-row>
        <table:table-row table:style-name="ro2">
          <table:table-cell table:formula="of:=[.A108]+0.5" office:value-type="float" office:value="54" calcext:value-type="float">
            <text:p>54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9:22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22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4" calcext:value-type="float">
            <text:p>4084</text:p>
          </table:table-cell>
          <table:table-cell office:value-type="float" office:value="3977" calcext:value-type="float">
            <text:p>397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1.00</text:p>
          </table:table-cell>
          <table:table-cell office:value-type="float" office:value="127.9025" calcext:value-type="float">
            <text:p>127,9</text:p>
          </table:table-cell>
          <table:table-cell table:formula="of:=100-([.O109]/1480)*100" office:value-type="float" office:value="91.3579391891892" calcext:value-type="float">
            <text:p>91,4</text:p>
          </table:table-cell>
          <table:table-cell office:value-type="float" office:value="21.7197222222222" calcext:value-type="float">
            <text:p>21,7</text:p>
          </table:table-cell>
          <table:table-cell table:style-name="ce9" table:formula="of:=100-([.Q109]/1480)*100" office:value-type="float" office:value="98.5324512012012" calcext:value-type="float">
            <text:p>98,5</text:p>
          </table:table-cell>
          <table:table-cell table:number-columns-repeated="1003"/>
        </table:table-row>
        <table:table-row table:style-name="ro2">
          <table:table-cell table:formula="of:=[.A109]+0.5" office:value-type="float" office:value="54.5" calcext:value-type="float">
            <text:p>54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2:59:52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5" calcext:value-type="float">
            <text:p>4085</text:p>
          </table:table-cell>
          <table:table-cell office:value-type="float" office:value="3976" calcext:value-type="float">
            <text:p>397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29.087222222222" calcext:value-type="float">
            <text:p>129,1</text:p>
          </table:table-cell>
          <table:table-cell table:formula="of:=100-([.O110]/1480)*100" office:value-type="float" office:value="91.2778903903904" calcext:value-type="float">
            <text:p>91,3</text:p>
          </table:table-cell>
          <table:table-cell office:value-type="float" office:value="21.9255555555556" calcext:value-type="float">
            <text:p>21,9</text:p>
          </table:table-cell>
          <table:table-cell table:style-name="ce9" table:formula="of:=100-([.Q110]/1480)*100" office:value-type="float" office:value="98.5185435435436" calcext:value-type="float">
            <text:p>98,5</text:p>
          </table:table-cell>
          <table:table-cell table:number-columns-repeated="1003"/>
        </table:table-row>
        <table:table-row table:style-name="ro2">
          <table:table-cell table:formula="of:=[.A110]+0.5" office:value-type="float" office:value="55" calcext:value-type="float">
            <text:p>55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0:22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5" calcext:value-type="float">
            <text:p>4085</text:p>
          </table:table-cell>
          <table:table-cell office:value-type="float" office:value="3975" calcext:value-type="float">
            <text:p>397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30.239722222222" calcext:value-type="float">
            <text:p>130,2</text:p>
          </table:table-cell>
          <table:table-cell table:formula="of:=100-([.O111]/1480)*100" office:value-type="float" office:value="91.2000187687688" calcext:value-type="float">
            <text:p>91,2</text:p>
          </table:table-cell>
          <table:table-cell office:value-type="float" office:value="22.1266666666667" calcext:value-type="float">
            <text:p>22,1</text:p>
          </table:table-cell>
          <table:table-cell table:style-name="ce9" table:formula="of:=100-([.Q111]/1480)*100" office:value-type="float" office:value="98.504954954955" calcext:value-type="float">
            <text:p>98,5</text:p>
          </table:table-cell>
          <table:table-cell table:number-columns-repeated="1003"/>
        </table:table-row>
        <table:table-row table:style-name="ro2">
          <table:table-cell table:formula="of:=[.A111]+0.5" office:value-type="float" office:value="55.5" calcext:value-type="float">
            <text:p>55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0:53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4" calcext:value-type="float">
            <text:p>4084</text:p>
          </table:table-cell>
          <table:table-cell office:value-type="float" office:value="3974" calcext:value-type="float">
            <text:p>397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31.391944444444" calcext:value-type="float">
            <text:p>131,4</text:p>
          </table:table-cell>
          <table:table-cell table:formula="of:=100-([.O112]/1480)*100" office:value-type="float" office:value="91.1221659159159" calcext:value-type="float">
            <text:p>91,1</text:p>
          </table:table-cell>
          <table:table-cell office:value-type="float" office:value="22.3277777777778" calcext:value-type="float">
            <text:p>22,3</text:p>
          </table:table-cell>
          <table:table-cell table:style-name="ce9" table:formula="of:=100-([.Q112]/1480)*100" office:value-type="float" office:value="98.4913663663664" calcext:value-type="float">
            <text:p>98,5</text:p>
          </table:table-cell>
          <table:table-cell table:number-columns-repeated="1003"/>
        </table:table-row>
        <table:table-row table:style-name="ro2">
          <table:table-cell table:formula="of:=[.A112]+0.5" office:value-type="float" office:value="56" calcext:value-type="float">
            <text:p>56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:23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4" calcext:value-type="float">
            <text:p>4084</text:p>
          </table:table-cell>
          <table:table-cell office:value-type="float" office:value="3974" calcext:value-type="float">
            <text:p>397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32.544166666667" calcext:value-type="float">
            <text:p>132,5</text:p>
          </table:table-cell>
          <table:table-cell table:formula="of:=100-([.O113]/1480)*100" office:value-type="float" office:value="91.0443130630631" calcext:value-type="float">
            <text:p>91,0</text:p>
          </table:table-cell>
          <table:table-cell office:value-type="float" office:value="22.5336111111111" calcext:value-type="float">
            <text:p>22,5</text:p>
          </table:table-cell>
          <table:table-cell table:style-name="ce9" table:formula="of:=100-([.Q113]/1480)*100" office:value-type="float" office:value="98.4774587087087" calcext:value-type="float">
            <text:p>98,5</text:p>
          </table:table-cell>
          <table:table-cell table:number-columns-repeated="1003"/>
        </table:table-row>
        <table:table-row table:style-name="ro2">
          <table:table-cell table:formula="of:=[.A113]+0.5" office:value-type="float" office:value="56.5" calcext:value-type="float">
            <text:p>56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:53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4" calcext:value-type="float">
            <text:p>4084</text:p>
          </table:table-cell>
          <table:table-cell office:value-type="float" office:value="3974" calcext:value-type="float">
            <text:p>397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33.760555555556" calcext:value-type="float">
            <text:p>133,8</text:p>
          </table:table-cell>
          <table:table-cell table:formula="of:=100-([.O114]/1480)*100" office:value-type="float" office:value="90.9621246246246" calcext:value-type="float">
            <text:p>91,0</text:p>
          </table:table-cell>
          <table:table-cell office:value-type="float" office:value="22.7347222222222" calcext:value-type="float">
            <text:p>22,7</text:p>
          </table:table-cell>
          <table:table-cell table:style-name="ce9" table:formula="of:=100-([.Q114]/1480)*100" office:value-type="float" office:value="98.4638701201201" calcext:value-type="float">
            <text:p>98,5</text:p>
          </table:table-cell>
          <table:table-cell table:number-columns-repeated="1003"/>
        </table:table-row>
        <table:table-row table:style-name="ro2">
          <table:table-cell table:formula="of:=[.A114]+0.5" office:value-type="float" office:value="57" calcext:value-type="float">
            <text:p>57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:23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4" calcext:value-type="float">
            <text:p>4084</text:p>
          </table:table-cell>
          <table:table-cell office:value-type="float" office:value="3974" calcext:value-type="float">
            <text:p>397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33.760555555556" calcext:value-type="float">
            <text:p>133,8</text:p>
          </table:table-cell>
          <table:table-cell table:formula="of:=100-([.O115]/1480)*100" office:value-type="float" office:value="90.9621246246246" calcext:value-type="float">
            <text:p>91,0</text:p>
          </table:table-cell>
          <table:table-cell office:value-type="float" office:value="22.9405555555556" calcext:value-type="float">
            <text:p>22,9</text:p>
          </table:table-cell>
          <table:table-cell table:style-name="ce9" table:formula="of:=100-([.Q115]/1480)*100" office:value-type="float" office:value="98.4499624624625" calcext:value-type="float">
            <text:p>98,4</text:p>
          </table:table-cell>
          <table:table-cell table:number-columns-repeated="1003"/>
        </table:table-row>
        <table:table-row table:style-name="ro2">
          <table:table-cell table:formula="of:=[.A115]+0.5" office:value-type="float" office:value="57.5" calcext:value-type="float">
            <text:p>57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:53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4" calcext:value-type="float">
            <text:p>4084</text:p>
          </table:table-cell>
          <table:table-cell office:value-type="float" office:value="3971" calcext:value-type="float">
            <text:p>397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36.191111111111" calcext:value-type="float">
            <text:p>136,2</text:p>
          </table:table-cell>
          <table:table-cell table:formula="of:=100-([.O116]/1480)*100" office:value-type="float" office:value="90.7978978978979" calcext:value-type="float">
            <text:p>90,8</text:p>
          </table:table-cell>
          <table:table-cell office:value-type="float" office:value="23.1416666666667" calcext:value-type="float">
            <text:p>23,1</text:p>
          </table:table-cell>
          <table:table-cell table:style-name="ce9" table:formula="of:=100-([.Q116]/1480)*100" office:value-type="float" office:value="98.4363738738739" calcext:value-type="float">
            <text:p>98,4</text:p>
          </table:table-cell>
          <table:table-cell table:number-columns-repeated="1003"/>
        </table:table-row>
        <table:table-row table:style-name="ro2">
          <table:table-cell table:formula="of:=[.A116]+0.5" office:value-type="float" office:value="58" calcext:value-type="float">
            <text:p>58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:24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4" calcext:value-type="float">
            <text:p>4084</text:p>
          </table:table-cell>
          <table:table-cell office:value-type="float" office:value="3971" calcext:value-type="float">
            <text:p>397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37.342222222222" calcext:value-type="float">
            <text:p>137,3</text:p>
          </table:table-cell>
          <table:table-cell table:formula="of:=100-([.O117]/1480)*100" office:value-type="float" office:value="90.7201201201201" calcext:value-type="float">
            <text:p>90,7</text:p>
          </table:table-cell>
          <table:table-cell office:value-type="float" office:value="23.3427777777778" calcext:value-type="float">
            <text:p>23,3</text:p>
          </table:table-cell>
          <table:table-cell table:style-name="ce9" table:formula="of:=100-([.Q117]/1480)*100" office:value-type="float" office:value="98.4227852852853" calcext:value-type="float">
            <text:p>98,4</text:p>
          </table:table-cell>
          <table:table-cell table:number-columns-repeated="1003"/>
        </table:table-row>
        <table:table-row table:style-name="ro2">
          <table:table-cell table:formula="of:=[.A117]+0.5" office:value-type="float" office:value="58.5" calcext:value-type="float">
            <text:p>58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:54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4" calcext:value-type="float">
            <text:p>4084</text:p>
          </table:table-cell>
          <table:table-cell office:value-type="float" office:value="3971" calcext:value-type="float">
            <text:p>397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1.00</text:p>
          </table:table-cell>
          <table:table-cell office:value-type="float" office:value="138.493333333333" calcext:value-type="float">
            <text:p>138,5</text:p>
          </table:table-cell>
          <table:table-cell table:formula="of:=100-([.O118]/1480)*100" office:value-type="float" office:value="90.6423423423424" calcext:value-type="float">
            <text:p>90,6</text:p>
          </table:table-cell>
          <table:table-cell office:value-type="float" office:value="23.5486111111111" calcext:value-type="float">
            <text:p>23,5</text:p>
          </table:table-cell>
          <table:table-cell table:style-name="ce9" table:formula="of:=100-([.Q118]/1480)*100" office:value-type="float" office:value="98.4088776276276" calcext:value-type="float">
            <text:p>98,4</text:p>
          </table:table-cell>
          <table:table-cell table:number-columns-repeated="1003"/>
        </table:table-row>
        <table:table-row table:style-name="ro2">
          <table:table-cell table:formula="of:=[.A118]+0.5" office:value-type="float" office:value="59" calcext:value-type="float">
            <text:p>59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:24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4" calcext:value-type="float">
            <text:p>4084</text:p>
          </table:table-cell>
          <table:table-cell office:value-type="float" office:value="3970" calcext:value-type="float">
            <text:p>397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39.644444444444" calcext:value-type="float">
            <text:p>139,6</text:p>
          </table:table-cell>
          <table:table-cell table:formula="of:=100-([.O119]/1480)*100" office:value-type="float" office:value="90.5645645645646" calcext:value-type="float">
            <text:p>90,6</text:p>
          </table:table-cell>
          <table:table-cell office:value-type="float" office:value="23.7544444444444" calcext:value-type="float">
            <text:p>23,8</text:p>
          </table:table-cell>
          <table:table-cell table:style-name="ce9" table:formula="of:=100-([.Q119]/1480)*100" office:value-type="float" office:value="98.39496996997" calcext:value-type="float">
            <text:p>98,4</text:p>
          </table:table-cell>
          <table:table-cell table:number-columns-repeated="1003"/>
        </table:table-row>
        <table:table-row table:style-name="ro2">
          <table:table-cell table:formula="of:=[.A119]+0.5" office:value-type="float" office:value="59.5" calcext:value-type="float">
            <text:p>59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:54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4" calcext:value-type="float">
            <text:p>4084</text:p>
          </table:table-cell>
          <table:table-cell office:value-type="float" office:value="3969" calcext:value-type="float">
            <text:p>396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40.795277777778" calcext:value-type="float">
            <text:p>140,8</text:p>
          </table:table-cell>
          <table:table-cell table:formula="of:=100-([.O120]/1480)*100" office:value-type="float" office:value="90.4868055555555" calcext:value-type="float">
            <text:p>90,5</text:p>
          </table:table-cell>
          <table:table-cell office:value-type="float" office:value="23.9602777777778" calcext:value-type="float">
            <text:p>24,0</text:p>
          </table:table-cell>
          <table:table-cell table:style-name="ce9" table:formula="of:=100-([.Q120]/1480)*100" office:value-type="float" office:value="98.3810623123123" calcext:value-type="float">
            <text:p>98,4</text:p>
          </table:table-cell>
          <table:table-cell table:number-columns-repeated="1003"/>
        </table:table-row>
        <table:table-row table:style-name="ro2">
          <table:table-cell table:formula="of:=[.A120]+0.5" office:value-type="float" office:value="60" calcext:value-type="float">
            <text:p>60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:24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4" calcext:value-type="float">
            <text:p>4084</text:p>
          </table:table-cell>
          <table:table-cell office:value-type="float" office:value="3969" calcext:value-type="float">
            <text:p>396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42.01" calcext:value-type="float">
            <text:p>142,0</text:p>
          </table:table-cell>
          <table:table-cell table:formula="of:=100-([.O121]/1480)*100" office:value-type="float" office:value="90.4047297297297" calcext:value-type="float">
            <text:p>90,4</text:p>
          </table:table-cell>
          <table:table-cell office:value-type="float" office:value="24.1661111111111" calcext:value-type="float">
            <text:p>24,2</text:p>
          </table:table-cell>
          <table:table-cell table:style-name="ce9" table:formula="of:=100-([.Q121]/1480)*100" office:value-type="float" office:value="98.3671546546547" calcext:value-type="float">
            <text:p>98,4</text:p>
          </table:table-cell>
          <table:table-cell table:number-columns-repeated="1003"/>
        </table:table-row>
        <table:table-row table:style-name="ro2">
          <table:table-cell table:formula="of:=[.A121]+0.5" office:value-type="float" office:value="60.5" calcext:value-type="float">
            <text:p>60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:55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3" calcext:value-type="float">
            <text:p>4083</text:p>
          </table:table-cell>
          <table:table-cell office:value-type="float" office:value="3967" calcext:value-type="float">
            <text:p>396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43.160277777778" calcext:value-type="float">
            <text:p>143,2</text:p>
          </table:table-cell>
          <table:table-cell table:formula="of:=100-([.O122]/1480)*100" office:value-type="float" office:value="90.3270082582582" calcext:value-type="float">
            <text:p>90,3</text:p>
          </table:table-cell>
          <table:table-cell office:value-type="float" office:value="24.3672222222222" calcext:value-type="float">
            <text:p>24,4</text:p>
          </table:table-cell>
          <table:table-cell table:style-name="ce9" table:formula="of:=100-([.Q122]/1480)*100" office:value-type="float" office:value="98.3535660660661" calcext:value-type="float">
            <text:p>98,4</text:p>
          </table:table-cell>
          <table:table-cell table:number-columns-repeated="1003"/>
        </table:table-row>
        <table:table-row table:style-name="ro2">
          <table:table-cell table:formula="of:=[.A122]+0.5" office:value-type="float" office:value="61" calcext:value-type="float">
            <text:p>61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6:25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3" calcext:value-type="float">
            <text:p>4083</text:p>
          </table:table-cell>
          <table:table-cell office:value-type="float" office:value="3967" calcext:value-type="float">
            <text:p>396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44.3425" calcext:value-type="float">
            <text:p>144,3</text:p>
          </table:table-cell>
          <table:table-cell table:formula="of:=100-([.O123]/1480)*100" office:value-type="float" office:value="90.2471283783784" calcext:value-type="float">
            <text:p>90,2</text:p>
          </table:table-cell>
          <table:table-cell office:value-type="float" office:value="24.5683333333333" calcext:value-type="float">
            <text:p>24,6</text:p>
          </table:table-cell>
          <table:table-cell table:style-name="ce9" table:formula="of:=100-([.Q123]/1480)*100" office:value-type="float" office:value="98.3399774774775" calcext:value-type="float">
            <text:p>98,3</text:p>
          </table:table-cell>
          <table:table-cell table:number-columns-repeated="1003"/>
        </table:table-row>
        <table:table-row table:style-name="ro2">
          <table:table-cell table:formula="of:=[.A123]+0.5" office:value-type="float" office:value="61.5" calcext:value-type="float">
            <text:p>61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6:55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3" calcext:value-type="float">
            <text:p>4083</text:p>
          </table:table-cell>
          <table:table-cell office:value-type="float" office:value="3966" calcext:value-type="float">
            <text:p>396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45.460555555556" calcext:value-type="float">
            <text:p>145,5</text:p>
          </table:table-cell>
          <table:table-cell table:formula="of:=100-([.O124]/1480)*100" office:value-type="float" office:value="90.1715840840841" calcext:value-type="float">
            <text:p>90,2</text:p>
          </table:table-cell>
          <table:table-cell office:value-type="float" office:value="24.7694444444444" calcext:value-type="float">
            <text:p>24,8</text:p>
          </table:table-cell>
          <table:table-cell table:style-name="ce9" table:formula="of:=100-([.Q124]/1480)*100" office:value-type="float" office:value="98.3263888888889" calcext:value-type="float">
            <text:p>98,3</text:p>
          </table:table-cell>
          <table:table-cell table:number-columns-repeated="1003"/>
        </table:table-row>
        <table:table-row table:style-name="ro2">
          <table:table-cell table:formula="of:=[.A124]+0.5" office:value-type="float" office:value="62" calcext:value-type="float">
            <text:p>62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7:25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3" calcext:value-type="float">
            <text:p>4083</text:p>
          </table:table-cell>
          <table:table-cell office:value-type="float" office:value="3966" calcext:value-type="float">
            <text:p>396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46.610555555556" calcext:value-type="float">
            <text:p>146,6</text:p>
          </table:table-cell>
          <table:table-cell table:formula="of:=100-([.O125]/1480)*100" office:value-type="float" office:value="90.0938813813814" calcext:value-type="float">
            <text:p>90,1</text:p>
          </table:table-cell>
          <table:table-cell office:value-type="float" office:value="24.9705555555556" calcext:value-type="float">
            <text:p>25,0</text:p>
          </table:table-cell>
          <table:table-cell table:style-name="ce9" table:formula="of:=100-([.Q125]/1480)*100" office:value-type="float" office:value="98.3128003003003" calcext:value-type="float">
            <text:p>98,3</text:p>
          </table:table-cell>
          <table:table-cell table:number-columns-repeated="1003"/>
        </table:table-row>
        <table:table-row table:style-name="ro2">
          <table:table-cell table:formula="of:=[.A125]+0.5" office:value-type="float" office:value="62.5" calcext:value-type="float">
            <text:p>62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7:55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2" calcext:value-type="float">
            <text:p>4082</text:p>
          </table:table-cell>
          <table:table-cell office:value-type="float" office:value="3965" calcext:value-type="float">
            <text:p>396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1.00</text:p>
          </table:table-cell>
          <table:table-cell office:value-type="float" office:value="147.791944444444" calcext:value-type="float">
            <text:p>147,8</text:p>
          </table:table-cell>
          <table:table-cell table:formula="of:=100-([.O126]/1480)*100" office:value-type="float" office:value="90.0140578078078" calcext:value-type="float">
            <text:p>90,0</text:p>
          </table:table-cell>
          <table:table-cell office:value-type="float" office:value="25.1716666666667" calcext:value-type="float">
            <text:p>25,2</text:p>
          </table:table-cell>
          <table:table-cell table:style-name="ce9" table:formula="of:=100-([.Q126]/1480)*100" office:value-type="float" office:value="98.2992117117117" calcext:value-type="float">
            <text:p>98,3</text:p>
          </table:table-cell>
          <table:table-cell table:number-columns-repeated="1003"/>
        </table:table-row>
        <table:table-row table:style-name="ro2">
          <table:table-cell table:formula="of:=[.A126]+0.5" office:value-type="float" office:value="63" calcext:value-type="float">
            <text:p>63,0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2" calcext:value-type="float">
            <text:p>4082</text:p>
          </table:table-cell>
          <table:table-cell office:value-type="float" office:value="3964" calcext:value-type="float">
            <text:p>396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1.00</text:p>
          </table:table-cell>
          <table:table-cell office:value-type="float" office:value="148.941111111111" calcext:value-type="float">
            <text:p>148,9</text:p>
          </table:table-cell>
          <table:table-cell table:formula="of:=100-([.O127]/1480)*100" office:value-type="float" office:value="89.9364114114114" calcext:value-type="float">
            <text:p>89,9</text:p>
          </table:table-cell>
          <table:table-cell office:value-type="float" office:value="25.1716666666667" calcext:value-type="float">
            <text:p>25,2</text:p>
          </table:table-cell>
          <table:table-cell table:style-name="ce9" table:formula="of:=100-([.Q127]/1480)*100" office:value-type="float" office:value="98.2992117117117" calcext:value-type="float">
            <text:p>98,3</text:p>
          </table:table-cell>
          <table:table-cell table:number-columns-repeated="1003"/>
        </table:table-row>
        <table:table-row table:style-name="ro2">
          <table:table-cell table:formula="of:=[.A127]+0.5" office:value-type="float" office:value="63.5" calcext:value-type="float">
            <text:p>63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8:56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2" calcext:value-type="float">
            <text:p>4082</text:p>
          </table:table-cell>
          <table:table-cell office:value-type="float" office:value="3964" calcext:value-type="float">
            <text:p>396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50.122222222222" calcext:value-type="float">
            <text:p>150,1</text:p>
          </table:table-cell>
          <table:table-cell table:formula="of:=100-([.O128]/1480)*100" office:value-type="float" office:value="89.8566066066066" calcext:value-type="float">
            <text:p>89,9</text:p>
          </table:table-cell>
          <table:table-cell office:value-type="float" office:value="25.5738888888889" calcext:value-type="float">
            <text:p>25,6</text:p>
          </table:table-cell>
          <table:table-cell table:style-name="ce9" table:formula="of:=100-([.Q128]/1480)*100" office:value-type="float" office:value="98.2720345345345" calcext:value-type="float">
            <text:p>98,3</text:p>
          </table:table-cell>
          <table:table-cell table:number-columns-repeated="1003"/>
        </table:table-row>
        <table:table-row table:style-name="ro2">
          <table:table-cell table:formula="of:=[.A128]+0.5" office:value-type="float" office:value="64" calcext:value-type="float">
            <text:p>64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9:26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501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2" calcext:value-type="float">
            <text:p>4082</text:p>
          </table:table-cell>
          <table:table-cell office:value-type="float" office:value="3964" calcext:value-type="float">
            <text:p>396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51.303333333333" calcext:value-type="float">
            <text:p>151,3</text:p>
          </table:table-cell>
          <table:table-cell table:formula="of:=100-([.O129]/1480)*100" office:value-type="float" office:value="89.7768018018018" calcext:value-type="float">
            <text:p>89,8</text:p>
          </table:table-cell>
          <table:table-cell office:value-type="float" office:value="25.775" calcext:value-type="float">
            <text:p>25,8</text:p>
          </table:table-cell>
          <table:table-cell table:style-name="ce9" table:formula="of:=100-([.Q129]/1480)*100" office:value-type="float" office:value="98.258445945946" calcext:value-type="float">
            <text:p>98,3</text:p>
          </table:table-cell>
          <table:table-cell table:number-columns-repeated="1003"/>
        </table:table-row>
        <table:table-row table:style-name="ro2">
          <table:table-cell table:formula="of:=[.A129]+0.5" office:value-type="float" office:value="64.5" calcext:value-type="float">
            <text:p>64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9:56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1" calcext:value-type="float">
            <text:p>4081</text:p>
          </table:table-cell>
          <table:table-cell office:value-type="float" office:value="3963" calcext:value-type="float">
            <text:p>396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270.00</text:p>
          </table:table-cell>
          <table:table-cell office:value-type="float" office:value="152.452222222222" calcext:value-type="float">
            <text:p>152,5</text:p>
          </table:table-cell>
          <table:table-cell table:formula="of:=100-([.O130]/1480)*100" office:value-type="float" office:value="89.6991741741742" calcext:value-type="float">
            <text:p>89,7</text:p>
          </table:table-cell>
          <table:table-cell office:value-type="float" office:value="25.9716666666667" calcext:value-type="float">
            <text:p>26,0</text:p>
          </table:table-cell>
          <table:table-cell table:style-name="ce9" table:formula="of:=100-([.Q130]/1480)*100" office:value-type="float" office:value="98.2451576576577" calcext:value-type="float">
            <text:p>98,2</text:p>
          </table:table-cell>
          <table:table-cell table:number-columns-repeated="1003"/>
        </table:table-row>
        <table:table-row table:style-name="ro2">
          <table:table-cell table:formula="of:=[.A130]+0.5" office:value-type="float" office:value="65" calcext:value-type="float">
            <text:p>65,0</text:p>
          </table:table-cell>
          <table:table-cell table:style-name="Default"/>
          <table:table-cell table:number-columns-repeated="3"/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1" calcext:value-type="float">
            <text:p>4081</text:p>
          </table:table-cell>
          <table:table-cell office:value-type="float" office:value="3962" calcext:value-type="float">
            <text:p>396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270.00</text:p>
          </table:table-cell>
          <table:table-cell office:value-type="float" office:value="153.600833333333" calcext:value-type="float">
            <text:p>153,6</text:p>
          </table:table-cell>
          <table:table-cell table:formula="of:=100-([.O131]/1480)*100" office:value-type="float" office:value="89.6215653153153" calcext:value-type="float">
            <text:p>89,6</text:p>
          </table:table-cell>
          <table:table-cell office:value-type="float" office:value="26.1772222222222" calcext:value-type="float">
            <text:p>26,2</text:p>
          </table:table-cell>
          <table:table-cell table:style-name="ce9" table:formula="of:=100-([.Q131]/1480)*100" office:value-type="float" office:value="98.2312687687688" calcext:value-type="float">
            <text:p>98,2</text:p>
          </table:table-cell>
          <table:table-cell table:number-columns-repeated="1003"/>
        </table:table-row>
        <table:table-row table:style-name="ro2">
          <table:table-cell table:formula="of:=[.A131]+0.5" office:value-type="float" office:value="65.5" calcext:value-type="float">
            <text:p>65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0:57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2" calcext:value-type="float">
            <text:p>4082</text:p>
          </table:table-cell>
          <table:table-cell office:value-type="float" office:value="3962" calcext:value-type="float">
            <text:p>396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54.781388888889" calcext:value-type="float">
            <text:p>154,8</text:p>
          </table:table-cell>
          <table:table-cell table:formula="of:=100-([.O132]/1480)*100" office:value-type="float" office:value="89.541798048048" calcext:value-type="float">
            <text:p>89,5</text:p>
          </table:table-cell>
          <table:table-cell office:value-type="float" office:value="26.3827777777778" calcext:value-type="float">
            <text:p>26,4</text:p>
          </table:table-cell>
          <table:table-cell table:style-name="ce9" table:formula="of:=100-([.Q132]/1480)*100" office:value-type="float" office:value="98.2173798798799" calcext:value-type="float">
            <text:p>98,2</text:p>
          </table:table-cell>
          <table:table-cell table:number-columns-repeated="1003"/>
        </table:table-row>
        <table:table-row table:style-name="ro2">
          <table:table-cell table:formula="of:=[.A132]+0.5" office:value-type="float" office:value="66" calcext:value-type="float">
            <text:p>66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1:2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501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2" calcext:value-type="float">
            <text:p>4082</text:p>
          </table:table-cell>
          <table:table-cell office:value-type="float" office:value="3962" calcext:value-type="float">
            <text:p>396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55.961944444444" calcext:value-type="float">
            <text:p>156,0</text:p>
          </table:table-cell>
          <table:table-cell table:formula="of:=100-([.O133]/1480)*100" office:value-type="float" office:value="89.4620307807808" calcext:value-type="float">
            <text:p>89,5</text:p>
          </table:table-cell>
          <table:table-cell office:value-type="float" office:value="26.5838888888889" calcext:value-type="float">
            <text:p>26,6</text:p>
          </table:table-cell>
          <table:table-cell table:style-name="ce9" table:formula="of:=100-([.Q133]/1480)*100" office:value-type="float" office:value="98.2037912912913" calcext:value-type="float">
            <text:p>98,2</text:p>
          </table:table-cell>
          <table:table-cell table:number-columns-repeated="1003"/>
        </table:table-row>
        <table:table-row table:style-name="ro2">
          <table:table-cell table:formula="of:=[.A133]+0.5" office:value-type="float" office:value="66.5" calcext:value-type="float">
            <text:p>66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1:57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1" calcext:value-type="float">
            <text:p>4081</text:p>
          </table:table-cell>
          <table:table-cell office:value-type="float" office:value="3960" calcext:value-type="float">
            <text:p>396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57.110277777778" calcext:value-type="float">
            <text:p>157,1</text:p>
          </table:table-cell>
          <table:table-cell table:formula="of:=100-([.O134]/1480)*100" office:value-type="float" office:value="89.3844406906907" calcext:value-type="float">
            <text:p>89,4</text:p>
          </table:table-cell>
          <table:table-cell office:value-type="float" office:value="26.785" calcext:value-type="float">
            <text:p>26,8</text:p>
          </table:table-cell>
          <table:table-cell table:style-name="ce9" table:formula="of:=100-([.Q134]/1480)*100" office:value-type="float" office:value="98.1902027027027" calcext:value-type="float">
            <text:p>98,2</text:p>
          </table:table-cell>
          <table:table-cell table:number-columns-repeated="1003"/>
        </table:table-row>
        <table:table-row table:style-name="ro2">
          <table:table-cell table:formula="of:=[.A134]+0.5" office:value-type="float" office:value="67" calcext:value-type="float">
            <text:p>67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2:27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0" calcext:value-type="float">
            <text:p>4080</text:p>
          </table:table-cell>
          <table:table-cell office:value-type="float" office:value="3960" calcext:value-type="float">
            <text:p>396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1.00</text:p>
          </table:table-cell>
          <table:table-cell office:value-type="float" office:value="158.290555555556" calcext:value-type="float">
            <text:p>158,3</text:p>
          </table:table-cell>
          <table:table-cell table:formula="of:=100-([.O135]/1480)*100" office:value-type="float" office:value="89.3046921921922" calcext:value-type="float">
            <text:p>89,3</text:p>
          </table:table-cell>
          <table:table-cell office:value-type="float" office:value="26.9861111111111" calcext:value-type="float">
            <text:p>27,0</text:p>
          </table:table-cell>
          <table:table-cell table:style-name="ce9" table:formula="of:=100-([.Q135]/1480)*100" office:value-type="float" office:value="98.1766141141141" calcext:value-type="float">
            <text:p>98,2</text:p>
          </table:table-cell>
          <table:table-cell table:number-columns-repeated="1003"/>
        </table:table-row>
        <table:table-row table:style-name="ro2">
          <table:table-cell table:formula="of:=[.A135]+0.5" office:value-type="float" office:value="67.5" calcext:value-type="float">
            <text:p>67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2:57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1" calcext:value-type="float">
            <text:p>4081</text:p>
          </table:table-cell>
          <table:table-cell office:value-type="float" office:value="3959" calcext:value-type="float">
            <text:p>395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59.438611111111" calcext:value-type="float">
            <text:p>159,4</text:p>
          </table:table-cell>
          <table:table-cell table:formula="of:=100-([.O136]/1480)*100" office:value-type="float" office:value="89.2271208708709" calcext:value-type="float">
            <text:p>89,2</text:p>
          </table:table-cell>
          <table:table-cell office:value-type="float" office:value="27.1872222222222" calcext:value-type="float">
            <text:p>27,2</text:p>
          </table:table-cell>
          <table:table-cell table:style-name="ce9" table:formula="of:=100-([.Q136]/1480)*100" office:value-type="float" office:value="98.1630255255255" calcext:value-type="float">
            <text:p>98,2</text:p>
          </table:table-cell>
          <table:table-cell table:number-columns-repeated="1003"/>
        </table:table-row>
        <table:table-row table:style-name="ro2">
          <table:table-cell table:formula="of:=[.A136]+0.5" office:value-type="float" office:value="68" calcext:value-type="float">
            <text:p>68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3:28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0" calcext:value-type="float">
            <text:p>4080</text:p>
          </table:table-cell>
          <table:table-cell office:value-type="float" office:value="3958" calcext:value-type="float">
            <text:p>395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60.586111111111" calcext:value-type="float">
            <text:p>160,6</text:p>
          </table:table-cell>
          <table:table-cell table:formula="of:=100-([.O137]/1480)*100" office:value-type="float" office:value="89.1495870870871" calcext:value-type="float">
            <text:p>89,1</text:p>
          </table:table-cell>
          <table:table-cell office:value-type="float" office:value="27.3927777777778" calcext:value-type="float">
            <text:p>27,4</text:p>
          </table:table-cell>
          <table:table-cell table:style-name="ce9" table:formula="of:=100-([.Q137]/1480)*100" office:value-type="float" office:value="98.1491366366366" calcext:value-type="float">
            <text:p>98,1</text:p>
          </table:table-cell>
          <table:table-cell table:number-columns-repeated="1003"/>
        </table:table-row>
        <table:table-row table:style-name="ro2">
          <table:table-cell table:formula="of:=[.A137]+0.5" office:value-type="float" office:value="68.5" calcext:value-type="float">
            <text:p>68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3:58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22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1" calcext:value-type="float">
            <text:p>4081</text:p>
          </table:table-cell>
          <table:table-cell office:value-type="float" office:value="3958" calcext:value-type="float">
            <text:p>395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61.733611111111" calcext:value-type="float">
            <text:p>161,7</text:p>
          </table:table-cell>
          <table:table-cell table:formula="of:=100-([.O138]/1480)*100" office:value-type="float" office:value="89.0720533033033" calcext:value-type="float">
            <text:p>89,1</text:p>
          </table:table-cell>
          <table:table-cell office:value-type="float" office:value="27.5983333333333" calcext:value-type="float">
            <text:p>27,6</text:p>
          </table:table-cell>
          <table:table-cell table:style-name="ce9" table:formula="of:=100-([.Q138]/1480)*100" office:value-type="float" office:value="98.1352477477478" calcext:value-type="float">
            <text:p>98,1</text:p>
          </table:table-cell>
          <table:table-cell table:number-columns-repeated="1003"/>
        </table:table-row>
        <table:table-row table:style-name="ro2">
          <table:table-cell table:formula="of:=[.A138]+0.5" office:value-type="float" office:value="69" calcext:value-type="float">
            <text:p>69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4:28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2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0" calcext:value-type="float">
            <text:p>4080</text:p>
          </table:table-cell>
          <table:table-cell office:value-type="float" office:value="3958" calcext:value-type="float">
            <text:p>395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62.913055555556" calcext:value-type="float">
            <text:p>162,9</text:p>
          </table:table-cell>
          <table:table-cell table:formula="of:=100-([.O139]/1480)*100" office:value-type="float" office:value="88.9923611111111" calcext:value-type="float">
            <text:p>89,0</text:p>
          </table:table-cell>
          <table:table-cell office:value-type="float" office:value="27.7994444444444" calcext:value-type="float">
            <text:p>27,8</text:p>
          </table:table-cell>
          <table:table-cell table:style-name="ce9" table:formula="of:=100-([.Q139]/1480)*100" office:value-type="float" office:value="98.1216591591592" calcext:value-type="float">
            <text:p>98,1</text:p>
          </table:table-cell>
          <table:table-cell table:number-columns-repeated="1003"/>
        </table:table-row>
        <table:table-row table:style-name="ro2">
          <table:table-cell table:formula="of:=[.A139]+0.5" office:value-type="float" office:value="69.5" calcext:value-type="float">
            <text:p>69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4:58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25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0" calcext:value-type="float">
            <text:p>4080</text:p>
          </table:table-cell>
          <table:table-cell office:value-type="float" office:value="3957" calcext:value-type="float">
            <text:p>395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1.00</text:p>
          </table:table-cell>
          <table:table-cell office:value-type="float" office:value="164.124166666667" calcext:value-type="float">
            <text:p>164,1</text:p>
          </table:table-cell>
          <table:table-cell table:formula="of:=100-([.O140]/1480)*100" office:value-type="float" office:value="88.9105292792793" calcext:value-type="float">
            <text:p>88,9</text:p>
          </table:table-cell>
          <table:table-cell office:value-type="float" office:value="28.005" calcext:value-type="float">
            <text:p>28,0</text:p>
          </table:table-cell>
          <table:table-cell table:style-name="ce9" table:formula="of:=100-([.Q140]/1480)*100" office:value-type="float" office:value="98.1077702702703" calcext:value-type="float">
            <text:p>98,1</text:p>
          </table:table-cell>
          <table:table-cell table:number-columns-repeated="1003"/>
        </table:table-row>
        <table:table-row table:style-name="ro2">
          <table:table-cell table:formula="of:=[.A140]+0.5" office:value-type="float" office:value="70" calcext:value-type="float">
            <text:p>70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5:28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0" calcext:value-type="float">
            <text:p>4080</text:p>
          </table:table-cell>
          <table:table-cell office:value-type="float" office:value="3957" calcext:value-type="float">
            <text:p>395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64.124166666667" calcext:value-type="float">
            <text:p>164,1</text:p>
          </table:table-cell>
          <table:table-cell table:formula="of:=100-([.O141]/1480)*100" office:value-type="float" office:value="88.9105292792793" calcext:value-type="float">
            <text:p>88,9</text:p>
          </table:table-cell>
          <table:table-cell office:value-type="float" office:value="28.2105555555556" calcext:value-type="float">
            <text:p>28,2</text:p>
          </table:table-cell>
          <table:table-cell table:style-name="ce9" table:formula="of:=100-([.Q141]/1480)*100" office:value-type="float" office:value="98.0938813813814" calcext:value-type="float">
            <text:p>98,1</text:p>
          </table:table-cell>
          <table:table-cell table:number-columns-repeated="1003"/>
        </table:table-row>
        <table:table-row table:style-name="ro2">
          <table:table-cell table:formula="of:=[.A141]+0.5" office:value-type="float" office:value="70.5" calcext:value-type="float">
            <text:p>70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5:59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0" calcext:value-type="float">
            <text:p>4080</text:p>
          </table:table-cell>
          <table:table-cell office:value-type="float" office:value="3955" calcext:value-type="float">
            <text:p>395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1.00</text:p>
          </table:table-cell>
          <table:table-cell office:value-type="float" office:value="166.449722222222" calcext:value-type="float">
            <text:p>166,4</text:p>
          </table:table-cell>
          <table:table-cell table:formula="of:=100-([.O142]/1480)*100" office:value-type="float" office:value="88.7533971471472" calcext:value-type="float">
            <text:p>88,8</text:p>
          </table:table-cell>
          <table:table-cell office:value-type="float" office:value="28.4161111111111" calcext:value-type="float">
            <text:p>28,4</text:p>
          </table:table-cell>
          <table:table-cell table:style-name="ce9" table:formula="of:=100-([.Q142]/1480)*100" office:value-type="float" office:value="98.0799924924925" calcext:value-type="float">
            <text:p>98,1</text:p>
          </table:table-cell>
          <table:table-cell table:number-columns-repeated="1003"/>
        </table:table-row>
        <table:table-row table:style-name="ro2">
          <table:table-cell table:formula="of:=[.A142]+0.5" office:value-type="float" office:value="71" calcext:value-type="float">
            <text:p>71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6:29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23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0" calcext:value-type="float">
            <text:p>4080</text:p>
          </table:table-cell>
          <table:table-cell office:value-type="float" office:value="3955" calcext:value-type="float">
            <text:p>395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67.596388888889" calcext:value-type="float">
            <text:p>167,6</text:p>
          </table:table-cell>
          <table:table-cell table:formula="of:=100-([.O143]/1480)*100" office:value-type="float" office:value="88.6759196696697" calcext:value-type="float">
            <text:p>88,7</text:p>
          </table:table-cell>
          <table:table-cell office:value-type="float" office:value="28.6216666666667" calcext:value-type="float">
            <text:p>28,6</text:p>
          </table:table-cell>
          <table:table-cell table:style-name="ce9" table:formula="of:=100-([.Q143]/1480)*100" office:value-type="float" office:value="98.0661036036036" calcext:value-type="float">
            <text:p>98,1</text:p>
          </table:table-cell>
          <table:table-cell table:number-columns-repeated="1003"/>
        </table:table-row>
        <table:table-row table:style-name="ro2">
          <table:table-cell table:formula="of:=[.A143]+0.5" office:value-type="float" office:value="71.5" calcext:value-type="float">
            <text:p>71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6:59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0" calcext:value-type="float">
            <text:p>4080</text:p>
          </table:table-cell>
          <table:table-cell office:value-type="float" office:value="3955" calcext:value-type="float">
            <text:p>395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68.775" calcext:value-type="float">
            <text:p>168,8</text:p>
          </table:table-cell>
          <table:table-cell table:formula="of:=100-([.O144]/1480)*100" office:value-type="float" office:value="88.5962837837838" calcext:value-type="float">
            <text:p>88,6</text:p>
          </table:table-cell>
          <table:table-cell office:value-type="float" office:value="28.8272222222222" calcext:value-type="float">
            <text:p>28,8</text:p>
          </table:table-cell>
          <table:table-cell table:style-name="ce9" table:formula="of:=100-([.Q144]/1480)*100" office:value-type="float" office:value="98.0522147147147" calcext:value-type="float">
            <text:p>98,1</text:p>
          </table:table-cell>
          <table:table-cell table:number-columns-repeated="1003"/>
        </table:table-row>
        <table:table-row table:style-name="ro2">
          <table:table-cell table:formula="of:=[.A144]+0.5" office:value-type="float" office:value="72" calcext:value-type="float">
            <text:p>72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7:29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80" calcext:value-type="float">
            <text:p>4080</text:p>
          </table:table-cell>
          <table:table-cell office:value-type="float" office:value="3954" calcext:value-type="float">
            <text:p>395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1.00</text:p>
          </table:table-cell>
          <table:table-cell office:value-type="float" office:value="169.953333333333" calcext:value-type="float">
            <text:p>170,0</text:p>
          </table:table-cell>
          <table:table-cell table:formula="of:=100-([.O145]/1480)*100" office:value-type="float" office:value="88.5166666666667" calcext:value-type="float">
            <text:p>88,5</text:p>
          </table:table-cell>
          <table:table-cell office:value-type="float" office:value="29.0327777777778" calcext:value-type="float">
            <text:p>29,0</text:p>
          </table:table-cell>
          <table:table-cell table:style-name="ce9" table:formula="of:=100-([.Q145]/1480)*100" office:value-type="float" office:value="98.0383258258258" calcext:value-type="float">
            <text:p>98,0</text:p>
          </table:table-cell>
          <table:table-cell table:number-columns-repeated="1003"/>
        </table:table-row>
        <table:table-row table:style-name="ro2">
          <table:table-cell table:formula="of:=[.A145]+0.5" office:value-type="float" office:value="72.5" calcext:value-type="float">
            <text:p>72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7:59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9" calcext:value-type="float">
            <text:p>4079</text:p>
          </table:table-cell>
          <table:table-cell office:value-type="float" office:value="3954" calcext:value-type="float">
            <text:p>395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71.163611111111" calcext:value-type="float">
            <text:p>171,2</text:p>
          </table:table-cell>
          <table:table-cell table:formula="of:=100-([.O146]/1480)*100" office:value-type="float" office:value="88.4348911411412" calcext:value-type="float">
            <text:p>88,4</text:p>
          </table:table-cell>
          <table:table-cell office:value-type="float" office:value="29.2336111111111" calcext:value-type="float">
            <text:p>29,2</text:p>
          </table:table-cell>
          <table:table-cell table:style-name="ce9" table:formula="of:=100-([.Q146]/1480)*100" office:value-type="float" office:value="98.024756006006" calcext:value-type="float">
            <text:p>98,0</text:p>
          </table:table-cell>
          <table:table-cell table:number-columns-repeated="1003"/>
        </table:table-row>
        <table:table-row table:style-name="ro2">
          <table:table-cell table:formula="of:=[.A146]+0.5" office:value-type="float" office:value="73" calcext:value-type="float">
            <text:p>73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8:30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9" calcext:value-type="float">
            <text:p>4079</text:p>
          </table:table-cell>
          <table:table-cell office:value-type="float" office:value="3953" calcext:value-type="float">
            <text:p>395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72.309722222222" calcext:value-type="float">
            <text:p>172,3</text:p>
          </table:table-cell>
          <table:table-cell table:formula="of:=100-([.O147]/1480)*100" office:value-type="float" office:value="88.3574512012012" calcext:value-type="float">
            <text:p>88,4</text:p>
          </table:table-cell>
          <table:table-cell office:value-type="float" office:value="29.4344444444444" calcext:value-type="float">
            <text:p>29,4</text:p>
          </table:table-cell>
          <table:table-cell table:style-name="ce9" table:formula="of:=100-([.Q147]/1480)*100" office:value-type="float" office:value="98.0111861861862" calcext:value-type="float">
            <text:p>98,0</text:p>
          </table:table-cell>
          <table:table-cell table:number-columns-repeated="1003"/>
        </table:table-row>
        <table:table-row table:style-name="ro2">
          <table:table-cell table:formula="of:=[.A147]+0.5" office:value-type="float" office:value="73.5" calcext:value-type="float">
            <text:p>73,5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9" calcext:value-type="float">
            <text:p>4079</text:p>
          </table:table-cell>
          <table:table-cell office:value-type="float" office:value="3952" calcext:value-type="float">
            <text:p>395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73.487222222222" calcext:value-type="float">
            <text:p>173,5</text:p>
          </table:table-cell>
          <table:table-cell table:formula="of:=100-([.O148]/1480)*100" office:value-type="float" office:value="88.2778903903904" calcext:value-type="float">
            <text:p>88,3</text:p>
          </table:table-cell>
          <table:table-cell office:value-type="float" office:value="29.4344444444444" calcext:value-type="float">
            <text:p>29,4</text:p>
          </table:table-cell>
          <table:table-cell table:style-name="ce9" table:formula="of:=100-([.Q148]/1480)*100" office:value-type="float" office:value="98.0111861861862" calcext:value-type="float">
            <text:p>98,0</text:p>
          </table:table-cell>
          <table:table-cell table:number-columns-repeated="1003"/>
        </table:table-row>
        <table:table-row table:style-name="ro2">
          <table:table-cell table:formula="of:=[.A148]+0.5" office:value-type="float" office:value="74" calcext:value-type="float">
            <text:p>74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19:3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9" calcext:value-type="float">
            <text:p>4079</text:p>
          </table:table-cell>
          <table:table-cell office:value-type="float" office:value="3951" calcext:value-type="float">
            <text:p>395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74.6325" calcext:value-type="float">
            <text:p>174,6</text:p>
          </table:table-cell>
          <table:table-cell table:formula="of:=100-([.O149]/1480)*100" office:value-type="float" office:value="88.2005067567568" calcext:value-type="float">
            <text:p>88,2</text:p>
          </table:table-cell>
          <table:table-cell office:value-type="float" office:value="29.8405555555556" calcext:value-type="float">
            <text:p>29,8</text:p>
          </table:table-cell>
          <table:table-cell table:style-name="ce9" table:formula="of:=100-([.Q149]/1480)*100" office:value-type="float" office:value="97.9837462462463" calcext:value-type="float">
            <text:p>98,0</text:p>
          </table:table-cell>
          <table:table-cell table:number-columns-repeated="1003"/>
        </table:table-row>
        <table:table-row table:style-name="ro2">
          <table:table-cell table:formula="of:=[.A149]+0.5" office:value-type="float" office:value="74.5" calcext:value-type="float">
            <text:p>74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0: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9" calcext:value-type="float">
            <text:p>4079</text:p>
          </table:table-cell>
          <table:table-cell office:value-type="float" office:value="3951" calcext:value-type="float">
            <text:p>395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75.809722222222" calcext:value-type="float">
            <text:p>175,8</text:p>
          </table:table-cell>
          <table:table-cell table:formula="of:=100-([.O150]/1480)*100" office:value-type="float" office:value="88.1209647147147" calcext:value-type="float">
            <text:p>88,1</text:p>
          </table:table-cell>
          <table:table-cell office:value-type="float" office:value="30.0458333333333" calcext:value-type="float">
            <text:p>30,0</text:p>
          </table:table-cell>
          <table:table-cell table:style-name="ce9" table:formula="of:=100-([.Q150]/1480)*100" office:value-type="float" office:value="97.9698761261261" calcext:value-type="float">
            <text:p>98,0</text:p>
          </table:table-cell>
          <table:table-cell table:number-columns-repeated="1003"/>
        </table:table-row>
        <table:table-row table:style-name="ro2">
          <table:table-cell table:formula="of:=[.A150]+0.5" office:value-type="float" office:value="75" calcext:value-type="float">
            <text:p>75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0:30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9" calcext:value-type="float">
            <text:p>4079</text:p>
          </table:table-cell>
          <table:table-cell office:value-type="float" office:value="3950" calcext:value-type="float">
            <text:p>395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1.00</text:p>
          </table:table-cell>
          <table:table-cell office:value-type="float" office:value="176.986666666667" calcext:value-type="float">
            <text:p>177,0</text:p>
          </table:table-cell>
          <table:table-cell table:formula="of:=100-([.O151]/1480)*100" office:value-type="float" office:value="88.0414414414414" calcext:value-type="float">
            <text:p>88,0</text:p>
          </table:table-cell>
          <table:table-cell office:value-type="float" office:value="30.2466666666667" calcext:value-type="float">
            <text:p>30,2</text:p>
          </table:table-cell>
          <table:table-cell table:style-name="ce9" table:formula="of:=100-([.Q151]/1480)*100" office:value-type="float" office:value="97.9563063063063" calcext:value-type="float">
            <text:p>98,0</text:p>
          </table:table-cell>
          <table:table-cell table:number-columns-repeated="1003"/>
        </table:table-row>
        <table:table-row table:style-name="ro2">
          <table:table-cell table:formula="of:=[.A151]+0.5" office:value-type="float" office:value="75.5" calcext:value-type="float">
            <text:p>75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1:1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24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9" calcext:value-type="float">
            <text:p>4079</text:p>
          </table:table-cell>
          <table:table-cell office:value-type="float" office:value="3950" calcext:value-type="float">
            <text:p>395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76.986666666667" calcext:value-type="float">
            <text:p>177,0</text:p>
          </table:table-cell>
          <table:table-cell table:formula="of:=100-([.O152]/1480)*100" office:value-type="float" office:value="88.0414414414414" calcext:value-type="float">
            <text:p>88,0</text:p>
          </table:table-cell>
          <table:table-cell office:value-type="float" office:value="30.4519444444444" calcext:value-type="float">
            <text:p>30,5</text:p>
          </table:table-cell>
          <table:table-cell table:style-name="ce9" table:formula="of:=100-([.Q152]/1480)*100" office:value-type="float" office:value="97.9424361861862" calcext:value-type="float">
            <text:p>97,9</text:p>
          </table:table-cell>
          <table:table-cell table:number-columns-repeated="1003"/>
        </table:table-row>
        <table:table-row table:style-name="ro2">
          <table:table-cell table:formula="of:=[.A152]+0.5" office:value-type="float" office:value="76" calcext:value-type="float">
            <text:p>76,0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24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9" calcext:value-type="float">
            <text:p>4079</text:p>
          </table:table-cell>
          <table:table-cell office:value-type="float" office:value="3949" calcext:value-type="float">
            <text:p>394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79.372222222222" calcext:value-type="float">
            <text:p>179,4</text:p>
          </table:table-cell>
          <table:table-cell table:formula="of:=100-([.O153]/1480)*100" office:value-type="float" office:value="87.8802552552553" calcext:value-type="float">
            <text:p>87,9</text:p>
          </table:table-cell>
          <table:table-cell office:value-type="float" office:value="30.4519444444444" calcext:value-type="float">
            <text:p>30,5</text:p>
          </table:table-cell>
          <table:table-cell table:style-name="ce9" table:formula="of:=100-([.Q153]/1480)*100" office:value-type="float" office:value="97.9424361861862" calcext:value-type="float">
            <text:p>97,9</text:p>
          </table:table-cell>
          <table:table-cell table:number-columns-repeated="1003"/>
        </table:table-row>
        <table:table-row table:style-name="ro2">
          <table:table-cell table:formula="of:=[.A153]+0.5" office:value-type="float" office:value="76.5" calcext:value-type="float">
            <text:p>76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2:1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8" calcext:value-type="float">
            <text:p>4078</text:p>
          </table:table-cell>
          <table:table-cell office:value-type="float" office:value="3948" calcext:value-type="float">
            <text:p>394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80.516944444444" calcext:value-type="float">
            <text:p>180,5</text:p>
          </table:table-cell>
          <table:table-cell table:formula="of:=100-([.O154]/1480)*100" office:value-type="float" office:value="87.8029091591592" calcext:value-type="float">
            <text:p>87,8</text:p>
          </table:table-cell>
          <table:table-cell office:value-type="float" office:value="30.8625" calcext:value-type="float">
            <text:p>30,9</text:p>
          </table:table-cell>
          <table:table-cell table:style-name="ce9" table:formula="of:=100-([.Q154]/1480)*100" office:value-type="float" office:value="97.914695945946" calcext:value-type="float">
            <text:p>97,9</text:p>
          </table:table-cell>
          <table:table-cell table:number-columns-repeated="1003"/>
        </table:table-row>
        <table:table-row table:style-name="ro2">
          <table:table-cell table:formula="of:=[.A154]+0.5" office:value-type="float" office:value="77" calcext:value-type="float">
            <text:p>77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2:31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8" calcext:value-type="float">
            <text:p>4078</text:p>
          </table:table-cell>
          <table:table-cell office:value-type="float" office:value="3948" calcext:value-type="float">
            <text:p>394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81.693333333333" calcext:value-type="float">
            <text:p>181,7</text:p>
          </table:table-cell>
          <table:table-cell table:formula="of:=100-([.O155]/1480)*100" office:value-type="float" office:value="87.7234234234235" calcext:value-type="float">
            <text:p>87,7</text:p>
          </table:table-cell>
          <table:table-cell office:value-type="float" office:value="31.0677777777778" calcext:value-type="float">
            <text:p>31,1</text:p>
          </table:table-cell>
          <table:table-cell table:style-name="ce9" table:formula="of:=100-([.Q155]/1480)*100" office:value-type="float" office:value="97.9008258258258" calcext:value-type="float">
            <text:p>97,9</text:p>
          </table:table-cell>
          <table:table-cell table:number-columns-repeated="1003"/>
        </table:table-row>
        <table:table-row table:style-name="ro2">
          <table:table-cell table:formula="of:=[.A155]+0.5" office:value-type="float" office:value="77.5" calcext:value-type="float">
            <text:p>77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3:1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8" calcext:value-type="float">
            <text:p>4078</text:p>
          </table:table-cell>
          <table:table-cell office:value-type="float" office:value="3947" calcext:value-type="float">
            <text:p>394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82.837777777778" calcext:value-type="float">
            <text:p>182,8</text:p>
          </table:table-cell>
          <table:table-cell table:formula="of:=100-([.O156]/1480)*100" office:value-type="float" office:value="87.6460960960961" calcext:value-type="float">
            <text:p>87,6</text:p>
          </table:table-cell>
          <table:table-cell office:value-type="float" office:value="31.2683333333333" calcext:value-type="float">
            <text:p>31,3</text:p>
          </table:table-cell>
          <table:table-cell table:style-name="ce9" table:formula="of:=100-([.Q156]/1480)*100" office:value-type="float" office:value="97.8872747747748" calcext:value-type="float">
            <text:p>97,9</text:p>
          </table:table-cell>
          <table:table-cell table:number-columns-repeated="1003"/>
        </table:table-row>
        <table:table-row table:style-name="ro2">
          <table:table-cell table:formula="of:=[.A156]+0.5" office:value-type="float" office:value="78" calcext:value-type="float">
            <text:p>78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3:32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4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8" calcext:value-type="float">
            <text:p>4078</text:p>
          </table:table-cell>
          <table:table-cell office:value-type="float" office:value="3947" calcext:value-type="float">
            <text:p>394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83.982222222222" calcext:value-type="float">
            <text:p>184,0</text:p>
          </table:table-cell>
          <table:table-cell table:formula="of:=100-([.O157]/1480)*100" office:value-type="float" office:value="87.5687687687688" calcext:value-type="float">
            <text:p>87,6</text:p>
          </table:table-cell>
          <table:table-cell office:value-type="float" office:value="31.4688888888889" calcext:value-type="float">
            <text:p>31,5</text:p>
          </table:table-cell>
          <table:table-cell table:style-name="ce9" table:formula="of:=100-([.Q157]/1480)*100" office:value-type="float" office:value="97.8737237237237" calcext:value-type="float">
            <text:p>97,9</text:p>
          </table:table-cell>
          <table:table-cell table:number-columns-repeated="1003"/>
        </table:table-row>
        <table:table-row table:style-name="ro2">
          <table:table-cell table:formula="of:=[.A157]+0.5" office:value-type="float" office:value="78.5" calcext:value-type="float">
            <text:p>78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4:2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7" calcext:value-type="float">
            <text:p>4077</text:p>
          </table:table-cell>
          <table:table-cell office:value-type="float" office:value="3946" calcext:value-type="float">
            <text:p>394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270.00</text:p>
          </table:table-cell>
          <table:table-cell office:value-type="float" office:value="185.126388888889" calcext:value-type="float">
            <text:p>185,1</text:p>
          </table:table-cell>
          <table:table-cell table:formula="of:=100-([.O158]/1480)*100" office:value-type="float" office:value="87.4914602102102" calcext:value-type="float">
            <text:p>87,5</text:p>
          </table:table-cell>
          <table:table-cell office:value-type="float" office:value="31.665" calcext:value-type="float">
            <text:p>31,7</text:p>
          </table:table-cell>
          <table:table-cell table:style-name="ce9" table:formula="of:=100-([.Q158]/1480)*100" office:value-type="float" office:value="97.860472972973" calcext:value-type="float">
            <text:p>97,9</text:p>
          </table:table-cell>
          <table:table-cell table:number-columns-repeated="1003"/>
        </table:table-row>
        <table:table-row table:style-name="ro2">
          <table:table-cell table:formula="of:=[.A158]+0.5" office:value-type="float" office:value="79" calcext:value-type="float">
            <text:p>79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4:32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7" calcext:value-type="float">
            <text:p>4077</text:p>
          </table:table-cell>
          <table:table-cell office:value-type="float" office:value="3945" calcext:value-type="float">
            <text:p>394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86.238333333333" calcext:value-type="float">
            <text:p>186,2</text:p>
          </table:table-cell>
          <table:table-cell table:formula="of:=100-([.O159]/1480)*100" office:value-type="float" office:value="87.4163288288289" calcext:value-type="float">
            <text:p>87,4</text:p>
          </table:table-cell>
          <table:table-cell office:value-type="float" office:value="31.8655555555556" calcext:value-type="float">
            <text:p>31,9</text:p>
          </table:table-cell>
          <table:table-cell table:style-name="ce9" table:formula="of:=100-([.Q159]/1480)*100" office:value-type="float" office:value="97.8469219219219" calcext:value-type="float">
            <text:p>97,8</text:p>
          </table:table-cell>
          <table:table-cell table:number-columns-repeated="1003"/>
        </table:table-row>
        <table:table-row table:style-name="ro2">
          <table:table-cell table:formula="of:=[.A159]+0.5" office:value-type="float" office:value="79.5" calcext:value-type="float">
            <text:p>79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5:2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0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7" calcext:value-type="float">
            <text:p>4077</text:p>
          </table:table-cell>
          <table:table-cell office:value-type="float" office:value="3944" calcext:value-type="float">
            <text:p>394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87.413611111111" calcext:value-type="float">
            <text:p>187,4</text:p>
          </table:table-cell>
          <table:table-cell table:formula="of:=100-([.O160]/1480)*100" office:value-type="float" office:value="87.3369181681682" calcext:value-type="float">
            <text:p>87,3</text:p>
          </table:table-cell>
          <table:table-cell office:value-type="float" office:value="32.0708333333333" calcext:value-type="float">
            <text:p>32,1</text:p>
          </table:table-cell>
          <table:table-cell table:style-name="ce9" table:formula="of:=100-([.Q160]/1480)*100" office:value-type="float" office:value="97.8330518018018" calcext:value-type="float">
            <text:p>97,8</text:p>
          </table:table-cell>
          <table:table-cell table:number-columns-repeated="1003"/>
        </table:table-row>
        <table:table-row table:style-name="ro2">
          <table:table-cell table:formula="of:=[.A160]+0.5" office:value-type="float" office:value="80" calcext:value-type="float">
            <text:p>80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5:32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7" calcext:value-type="float">
            <text:p>4077</text:p>
          </table:table-cell>
          <table:table-cell office:value-type="float" office:value="3943" calcext:value-type="float">
            <text:p>394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88.556666666667" calcext:value-type="float">
            <text:p>188,6</text:p>
          </table:table-cell>
          <table:table-cell table:formula="of:=100-([.O161]/1480)*100" office:value-type="float" office:value="87.2596846846847" calcext:value-type="float">
            <text:p>87,3</text:p>
          </table:table-cell>
          <table:table-cell office:value-type="float" office:value="32.2713888888889" calcext:value-type="float">
            <text:p>32,3</text:p>
          </table:table-cell>
          <table:table-cell table:style-name="ce9" table:formula="of:=100-([.Q161]/1480)*100" office:value-type="float" office:value="97.8195007507508" calcext:value-type="float">
            <text:p>97,8</text:p>
          </table:table-cell>
          <table:table-cell table:number-columns-repeated="1003"/>
        </table:table-row>
        <table:table-row table:style-name="ro2">
          <table:table-cell table:formula="of:=[.A161]+0.5" office:value-type="float" office:value="80.5" calcext:value-type="float">
            <text:p>80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6:3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7" calcext:value-type="float">
            <text:p>4077</text:p>
          </table:table-cell>
          <table:table-cell office:value-type="float" office:value="3943" calcext:value-type="float">
            <text:p>394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89.699722222222" calcext:value-type="float">
            <text:p>189,7</text:p>
          </table:table-cell>
          <table:table-cell table:formula="of:=100-([.O162]/1480)*100" office:value-type="float" office:value="87.1824512012012" calcext:value-type="float">
            <text:p>87,2</text:p>
          </table:table-cell>
          <table:table-cell office:value-type="float" office:value="32.4766666666667" calcext:value-type="float">
            <text:p>32,5</text:p>
          </table:table-cell>
          <table:table-cell table:style-name="ce9" table:formula="of:=100-([.Q162]/1480)*100" office:value-type="float" office:value="97.8056306306306" calcext:value-type="float">
            <text:p>97,8</text:p>
          </table:table-cell>
          <table:table-cell table:number-columns-repeated="1003"/>
        </table:table-row>
        <table:table-row table:style-name="ro2">
          <table:table-cell table:formula="of:=[.A162]+0.5" office:value-type="float" office:value="81" calcext:value-type="float">
            <text:p>81,0</text:p>
          </table:table-cell>
          <table:table-cell table:style-name="Default"/>
          <table:table-cell table:number-columns-repeated="3"/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7" calcext:value-type="float">
            <text:p>4077</text:p>
          </table:table-cell>
          <table:table-cell office:value-type="float" office:value="3942" calcext:value-type="float">
            <text:p>394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90.874444444444" calcext:value-type="float">
            <text:p>190,9</text:p>
          </table:table-cell>
          <table:table-cell table:formula="of:=100-([.O163]/1480)*100" office:value-type="float" office:value="87.1030780780781" calcext:value-type="float">
            <text:p>87,1</text:p>
          </table:table-cell>
          <table:table-cell office:value-type="float" office:value="32.6772222222222" calcext:value-type="float">
            <text:p>32,7</text:p>
          </table:table-cell>
          <table:table-cell table:style-name="ce9" table:formula="of:=100-([.Q163]/1480)*100" office:value-type="float" office:value="97.7920795795796" calcext:value-type="float">
            <text:p>97,8</text:p>
          </table:table-cell>
          <table:table-cell table:number-columns-repeated="1003"/>
        </table:table-row>
        <table:table-row table:style-name="ro2">
          <table:table-cell table:formula="of:=[.A163]+0.5" office:value-type="float" office:value="81.5" calcext:value-type="float">
            <text:p>81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7:3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05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7" calcext:value-type="float">
            <text:p>4077</text:p>
          </table:table-cell>
          <table:table-cell office:value-type="float" office:value="3942" calcext:value-type="float">
            <text:p>394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92.049166666667" calcext:value-type="float">
            <text:p>192,0</text:p>
          </table:table-cell>
          <table:table-cell table:formula="of:=100-([.O164]/1480)*100" office:value-type="float" office:value="87.0237049549549" calcext:value-type="float">
            <text:p>87,0</text:p>
          </table:table-cell>
          <table:table-cell office:value-type="float" office:value="32.8825" calcext:value-type="float">
            <text:p>32,9</text:p>
          </table:table-cell>
          <table:table-cell table:style-name="ce9" table:formula="of:=100-([.Q164]/1480)*100" office:value-type="float" office:value="97.7782094594595" calcext:value-type="float">
            <text:p>97,8</text:p>
          </table:table-cell>
          <table:table-cell table:number-columns-repeated="1003"/>
        </table:table-row>
        <table:table-row table:style-name="ro2">
          <table:table-cell table:formula="of:=[.A164]+0.5" office:value-type="float" office:value="82" calcext:value-type="float">
            <text:p>82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7:33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6" calcext:value-type="float">
            <text:p>4076</text:p>
          </table:table-cell>
          <table:table-cell office:value-type="float" office:value="3941" calcext:value-type="float">
            <text:p>394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193.223611111111" calcext:value-type="float">
            <text:p>193,2</text:p>
          </table:table-cell>
          <table:table-cell table:formula="of:=100-([.O165]/1480)*100" office:value-type="float" office:value="86.9443506006006" calcext:value-type="float">
            <text:p>86,9</text:p>
          </table:table-cell>
          <table:table-cell office:value-type="float" office:value="33.0830555555556" calcext:value-type="float">
            <text:p>33,1</text:p>
          </table:table-cell>
          <table:table-cell table:style-name="ce9" table:formula="of:=100-([.Q165]/1480)*100" office:value-type="float" office:value="97.7646584084084" calcext:value-type="float">
            <text:p>97,8</text:p>
          </table:table-cell>
          <table:table-cell table:number-columns-repeated="1003"/>
        </table:table-row>
        <table:table-row table:style-name="ro2">
          <table:table-cell table:formula="of:=[.A165]+0.5" office:value-type="float" office:value="82.5" calcext:value-type="float">
            <text:p>82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8:3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6" calcext:value-type="float">
            <text:p>4076</text:p>
          </table:table-cell>
          <table:table-cell office:value-type="float" office:value="3939" calcext:value-type="float">
            <text:p>393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94.365833333333" calcext:value-type="float">
            <text:p>194,4</text:p>
          </table:table-cell>
          <table:table-cell table:formula="of:=100-([.O166]/1480)*100" office:value-type="float" office:value="86.8671734234234" calcext:value-type="float">
            <text:p>86,9</text:p>
          </table:table-cell>
          <table:table-cell office:value-type="float" office:value="33.2880555555556" calcext:value-type="float">
            <text:p>33,3</text:p>
          </table:table-cell>
          <table:table-cell table:style-name="ce9" table:formula="of:=100-([.Q166]/1480)*100" office:value-type="float" office:value="97.7508070570571" calcext:value-type="float">
            <text:p>97,8</text:p>
          </table:table-cell>
          <table:table-cell table:number-columns-repeated="1003"/>
        </table:table-row>
        <table:table-row table:style-name="ro2">
          <table:table-cell table:formula="of:=[.A166]+0.5" office:value-type="float" office:value="83" calcext:value-type="float">
            <text:p>83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8:34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6" calcext:value-type="float">
            <text:p>4076</text:p>
          </table:table-cell>
          <table:table-cell office:value-type="float" office:value="3939" calcext:value-type="float">
            <text:p>393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95.539444444444" calcext:value-type="float">
            <text:p>195,5</text:p>
          </table:table-cell>
          <table:table-cell table:formula="of:=100-([.O167]/1480)*100" office:value-type="float" office:value="86.7878753753754" calcext:value-type="float">
            <text:p>86,8</text:p>
          </table:table-cell>
          <table:table-cell office:value-type="float" office:value="33.4930555555556" calcext:value-type="float">
            <text:p>33,5</text:p>
          </table:table-cell>
          <table:table-cell table:style-name="ce9" table:formula="of:=100-([.Q167]/1480)*100" office:value-type="float" office:value="97.7369557057057" calcext:value-type="float">
            <text:p>97,7</text:p>
          </table:table-cell>
          <table:table-cell table:number-columns-repeated="1003"/>
        </table:table-row>
        <table:table-row table:style-name="ro2">
          <table:table-cell table:formula="of:=[.A167]+0.5" office:value-type="float" office:value="83.5" calcext:value-type="float">
            <text:p>83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29: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6" calcext:value-type="float">
            <text:p>4076</text:p>
          </table:table-cell>
          <table:table-cell office:value-type="float" office:value="3938" calcext:value-type="float">
            <text:p>393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96.681388888889" calcext:value-type="float">
            <text:p>196,7</text:p>
          </table:table-cell>
          <table:table-cell table:formula="of:=100-([.O168]/1480)*100" office:value-type="float" office:value="86.710716966967" calcext:value-type="float">
            <text:p>86,7</text:p>
          </table:table-cell>
          <table:table-cell office:value-type="float" office:value="33.6980555555556" calcext:value-type="float">
            <text:p>33,7</text:p>
          </table:table-cell>
          <table:table-cell table:style-name="ce9" table:formula="of:=100-([.Q168]/1480)*100" office:value-type="float" office:value="97.7231043543543" calcext:value-type="float">
            <text:p>97,7</text:p>
          </table:table-cell>
          <table:table-cell table:number-columns-repeated="1003"/>
        </table:table-row>
        <table:table-row table:style-name="ro2">
          <table:table-cell table:formula="of:=[.A168]+0.5" office:value-type="float" office:value="84" calcext:value-type="float">
            <text:p>84,0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6" calcext:value-type="float">
            <text:p>4076</text:p>
          </table:table-cell>
          <table:table-cell office:value-type="float" office:value="3938" calcext:value-type="float">
            <text:p>393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97.854722222222" calcext:value-type="float">
            <text:p>197,9</text:p>
          </table:table-cell>
          <table:table-cell table:formula="of:=100-([.O169]/1480)*100" office:value-type="float" office:value="86.6314376876877" calcext:value-type="float">
            <text:p>86,6</text:p>
          </table:table-cell>
          <table:table-cell office:value-type="float" office:value="33.6980555555556" calcext:value-type="float">
            <text:p>33,7</text:p>
          </table:table-cell>
          <table:table-cell table:style-name="ce9" table:formula="of:=100-([.Q169]/1480)*100" office:value-type="float" office:value="97.7231043543543" calcext:value-type="float">
            <text:p>97,7</text:p>
          </table:table-cell>
          <table:table-cell table:number-columns-repeated="1003"/>
        </table:table-row>
        <table:table-row table:style-name="ro2">
          <table:table-cell table:formula="of:=[.A169]+0.5" office:value-type="float" office:value="84.5" calcext:value-type="float">
            <text:p>84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0:4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6" calcext:value-type="float">
            <text:p>4076</text:p>
          </table:table-cell>
          <table:table-cell office:value-type="float" office:value="3938" calcext:value-type="float">
            <text:p>393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197.854722222222" calcext:value-type="float">
            <text:p>197,9</text:p>
          </table:table-cell>
          <table:table-cell table:formula="of:=100-([.O170]/1480)*100" office:value-type="float" office:value="86.6314376876877" calcext:value-type="float">
            <text:p>86,6</text:p>
          </table:table-cell>
          <table:table-cell office:value-type="float" office:value="34.1036111111111" calcext:value-type="float">
            <text:p>34,1</text:p>
          </table:table-cell>
          <table:table-cell table:style-name="ce9" table:formula="of:=100-([.Q170]/1480)*100" office:value-type="float" office:value="97.695701951952" calcext:value-type="float">
            <text:p>97,7</text:p>
          </table:table-cell>
          <table:table-cell table:number-columns-repeated="1003"/>
        </table:table-row>
        <table:table-row table:style-name="ro2">
          <table:table-cell table:formula="of:=[.A170]+0.5" office:value-type="float" office:value="85" calcext:value-type="float">
            <text:p>85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0:34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5" calcext:value-type="float">
            <text:p>4075</text:p>
          </table:table-cell>
          <table:table-cell office:value-type="float" office:value="3936" calcext:value-type="float">
            <text:p>393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00.168888888889" calcext:value-type="float">
            <text:p>200,2</text:p>
          </table:table-cell>
          <table:table-cell table:formula="of:=100-([.O171]/1480)*100" office:value-type="float" office:value="86.4750750750751" calcext:value-type="float">
            <text:p>86,5</text:p>
          </table:table-cell>
          <table:table-cell office:value-type="float" office:value="34.3041666666667" calcext:value-type="float">
            <text:p>34,3</text:p>
          </table:table-cell>
          <table:table-cell table:style-name="ce9" table:formula="of:=100-([.Q171]/1480)*100" office:value-type="float" office:value="97.6821509009009" calcext:value-type="float">
            <text:p>97,7</text:p>
          </table:table-cell>
          <table:table-cell table:number-columns-repeated="1003"/>
        </table:table-row>
        <table:table-row table:style-name="ro2">
          <table:table-cell table:formula="of:=[.A171]+0.5" office:value-type="float" office:value="85.5" calcext:value-type="float">
            <text:p>85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1:5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5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9" calcext:value-type="float">
            <text:p>4069</text:p>
          </table:table-cell>
          <table:table-cell office:value-type="float" office:value="3936" calcext:value-type="float">
            <text:p>393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270.00</text:p>
          </table:table-cell>
          <table:table-cell office:value-type="float" office:value="201.31" calcext:value-type="float">
            <text:p>201,3</text:p>
          </table:table-cell>
          <table:table-cell table:formula="of:=100-([.O172]/1480)*100" office:value-type="float" office:value="86.397972972973" calcext:value-type="float">
            <text:p>86,4</text:p>
          </table:table-cell>
          <table:table-cell office:value-type="float" office:value="34.5" calcext:value-type="float">
            <text:p>34,5</text:p>
          </table:table-cell>
          <table:table-cell table:style-name="ce9" table:formula="of:=100-([.Q172]/1480)*100" office:value-type="float" office:value="97.6689189189189" calcext:value-type="float">
            <text:p>97,7</text:p>
          </table:table-cell>
          <table:table-cell table:number-columns-repeated="1003"/>
        </table:table-row>
        <table:table-row table:style-name="ro2">
          <table:table-cell table:formula="of:=[.A172]+0.5" office:value-type="float" office:value="86" calcext:value-type="float">
            <text:p>86,0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15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9" calcext:value-type="float">
            <text:p>4069</text:p>
          </table:table-cell>
          <table:table-cell office:value-type="float" office:value="3935" calcext:value-type="float">
            <text:p>393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270.00</text:p>
          </table:table-cell>
          <table:table-cell office:value-type="float" office:value="202.450833333333" calcext:value-type="float">
            <text:p>202,5</text:p>
          </table:table-cell>
          <table:table-cell table:formula="of:=100-([.O173]/1480)*100" office:value-type="float" office:value="86.3208896396397" calcext:value-type="float">
            <text:p>86,3</text:p>
          </table:table-cell>
          <table:table-cell office:value-type="float" office:value="34.5" calcext:value-type="float">
            <text:p>34,5</text:p>
          </table:table-cell>
          <table:table-cell table:style-name="ce9" table:formula="of:=100-([.Q173]/1480)*100" office:value-type="float" office:value="97.6689189189189" calcext:value-type="float">
            <text:p>97,7</text:p>
          </table:table-cell>
          <table:table-cell table:number-columns-repeated="1003"/>
        </table:table-row>
        <table:table-row table:style-name="ro2">
          <table:table-cell table:formula="of:=[.A173]+0.5" office:value-type="float" office:value="86.5" calcext:value-type="float">
            <text:p>86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2:5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6" calcext:value-type="float">
            <text:p>4076</text:p>
          </table:table-cell>
          <table:table-cell office:value-type="float" office:value="3934" calcext:value-type="float">
            <text:p>393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03.623055555556" calcext:value-type="float">
            <text:p>203,6</text:p>
          </table:table-cell>
          <table:table-cell table:formula="of:=100-([.O174]/1480)*100" office:value-type="float" office:value="86.2416854354354" calcext:value-type="float">
            <text:p>86,2</text:p>
          </table:table-cell>
          <table:table-cell office:value-type="float" office:value="34.91" calcext:value-type="float">
            <text:p>34,9</text:p>
          </table:table-cell>
          <table:table-cell table:style-name="ce9" table:formula="of:=100-([.Q174]/1480)*100" office:value-type="float" office:value="97.6412162162162" calcext:value-type="float">
            <text:p>97,6</text:p>
          </table:table-cell>
          <table:table-cell table:number-columns-repeated="1003"/>
        </table:table-row>
        <table:table-row table:style-name="ro2">
          <table:table-cell table:formula="of:=[.A174]+0.5" office:value-type="float" office:value="87" calcext:value-type="float">
            <text:p>87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2:35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5" calcext:value-type="float">
            <text:p>4075</text:p>
          </table:table-cell>
          <table:table-cell office:value-type="float" office:value="3934" calcext:value-type="float">
            <text:p>393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04.763333333333" calcext:value-type="float">
            <text:p>204,8</text:p>
          </table:table-cell>
          <table:table-cell table:formula="of:=100-([.O175]/1480)*100" office:value-type="float" office:value="86.1646396396397" calcext:value-type="float">
            <text:p>86,2</text:p>
          </table:table-cell>
          <table:table-cell office:value-type="float" office:value="35.1105555555556" calcext:value-type="float">
            <text:p>35,1</text:p>
          </table:table-cell>
          <table:table-cell table:style-name="ce9" table:formula="of:=100-([.Q175]/1480)*100" office:value-type="float" office:value="97.6276651651652" calcext:value-type="float">
            <text:p>97,6</text:p>
          </table:table-cell>
          <table:table-cell table:number-columns-repeated="1003"/>
        </table:table-row>
        <table:table-row table:style-name="ro2">
          <table:table-cell table:formula="of:=[.A175]+0.5" office:value-type="float" office:value="87.5" calcext:value-type="float">
            <text:p>87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3:5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499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5" calcext:value-type="float">
            <text:p>4075</text:p>
          </table:table-cell>
          <table:table-cell office:value-type="float" office:value="3932" calcext:value-type="float">
            <text:p>393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8.00</text:p>
          </table:table-cell>
          <table:table-cell office:value-type="string" calcext:value-type="string">
            <text:p>3270.00</text:p>
          </table:table-cell>
          <table:table-cell office:value-type="float" office:value="205.935" calcext:value-type="float">
            <text:p>205,9</text:p>
          </table:table-cell>
          <table:table-cell table:formula="of:=100-([.O176]/1480)*100" office:value-type="float" office:value="86.085472972973" calcext:value-type="float">
            <text:p>86,1</text:p>
          </table:table-cell>
          <table:table-cell office:value-type="float" office:value="35.3247222222222" calcext:value-type="float">
            <text:p>35,3</text:p>
          </table:table-cell>
          <table:table-cell table:style-name="ce9" table:formula="of:=100-([.Q176]/1480)*100" office:value-type="float" office:value="97.6131944444444" calcext:value-type="float">
            <text:p>97,6</text:p>
          </table:table-cell>
          <table:table-cell table:number-columns-repeated="1003"/>
        </table:table-row>
        <table:table-row table:style-name="ro2">
          <table:table-cell table:formula="of:=[.A176]+0.5" office:value-type="float" office:value="88" calcext:value-type="float">
            <text:p>88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3:36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5" calcext:value-type="float">
            <text:p>4075</text:p>
          </table:table-cell>
          <table:table-cell office:value-type="float" office:value="3932" calcext:value-type="float">
            <text:p>393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07.106666666667" calcext:value-type="float">
            <text:p>207,1</text:p>
          </table:table-cell>
          <table:table-cell table:formula="of:=100-([.O177]/1480)*100" office:value-type="float" office:value="86.0063063063063" calcext:value-type="float">
            <text:p>86,0</text:p>
          </table:table-cell>
          <table:table-cell office:value-type="float" office:value="35.5297222222222" calcext:value-type="float">
            <text:p>35,5</text:p>
          </table:table-cell>
          <table:table-cell table:style-name="ce9" table:formula="of:=100-([.Q177]/1480)*100" office:value-type="float" office:value="97.5993430930931" calcext:value-type="float">
            <text:p>97,6</text:p>
          </table:table-cell>
          <table:table-cell table:number-columns-repeated="1003"/>
        </table:table-row>
        <table:table-row table:style-name="ro2">
          <table:table-cell table:formula="of:=[.A177]+0.5" office:value-type="float" office:value="88.5" calcext:value-type="float">
            <text:p>88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4:6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5" calcext:value-type="float">
            <text:p>4075</text:p>
          </table:table-cell>
          <table:table-cell office:value-type="float" office:value="3931" calcext:value-type="float">
            <text:p>393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08.278055555556" calcext:value-type="float">
            <text:p>208,3</text:p>
          </table:table-cell>
          <table:table-cell table:formula="of:=100-([.O178]/1480)*100" office:value-type="float" office:value="85.9271584084084" calcext:value-type="float">
            <text:p>85,9</text:p>
          </table:table-cell>
          <table:table-cell office:value-type="float" office:value="35.7302777777778" calcext:value-type="float">
            <text:p>35,7</text:p>
          </table:table-cell>
          <table:table-cell table:style-name="ce9" table:formula="of:=100-([.Q178]/1480)*100" office:value-type="float" office:value="97.5857920420421" calcext:value-type="float">
            <text:p>97,6</text:p>
          </table:table-cell>
          <table:table-cell table:number-columns-repeated="1003"/>
        </table:table-row>
        <table:table-row table:style-name="ro2">
          <table:table-cell table:formula="of:=[.A178]+0.5" office:value-type="float" office:value="89" calcext:value-type="float">
            <text:p>89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4:36</text:p>
          </table:table-cell>
          <table:table-cell table:number-columns-repeated="2" office:value-type="string" calcext:value-type="string">
            <text:p>20.69</text:p>
          </table:table-cell>
          <table:table-cell office:value-type="string" calcext:value-type="string">
            <text:p>501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4" calcext:value-type="float">
            <text:p>4074</text:p>
          </table:table-cell>
          <table:table-cell office:value-type="float" office:value="3931" calcext:value-type="float">
            <text:p>393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09.481111111111" calcext:value-type="float">
            <text:p>209,5</text:p>
          </table:table-cell>
          <table:table-cell table:formula="of:=100-([.O179]/1480)*100" office:value-type="float" office:value="85.8458708708709" calcext:value-type="float">
            <text:p>85,8</text:p>
          </table:table-cell>
          <table:table-cell office:value-type="float" office:value="35.9308333333333" calcext:value-type="float">
            <text:p>35,9</text:p>
          </table:table-cell>
          <table:table-cell table:style-name="ce9" table:formula="of:=100-([.Q179]/1480)*100" office:value-type="float" office:value="97.572240990991" calcext:value-type="float">
            <text:p>97,6</text:p>
          </table:table-cell>
          <table:table-cell table:number-columns-repeated="1003"/>
        </table:table-row>
        <table:table-row table:style-name="ro2">
          <table:table-cell table:formula="of:=[.A179]+0.5" office:value-type="float" office:value="89.5" calcext:value-type="float">
            <text:p>89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5:6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5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4" calcext:value-type="float">
            <text:p>4074</text:p>
          </table:table-cell>
          <table:table-cell office:value-type="float" office:value="3931" calcext:value-type="float">
            <text:p>393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09.481111111111" calcext:value-type="float">
            <text:p>209,5</text:p>
          </table:table-cell>
          <table:table-cell table:formula="of:=100-([.O180]/1480)*100" office:value-type="float" office:value="85.8458708708709" calcext:value-type="float">
            <text:p>85,8</text:p>
          </table:table-cell>
          <table:table-cell office:value-type="float" office:value="36.1313888888889" calcext:value-type="float">
            <text:p>36,1</text:p>
          </table:table-cell>
          <table:table-cell table:style-name="ce9" table:formula="of:=100-([.Q180]/1480)*100" office:value-type="float" office:value="97.5586899399399" calcext:value-type="float">
            <text:p>97,6</text:p>
          </table:table-cell>
          <table:table-cell table:number-columns-repeated="1003"/>
        </table:table-row>
        <table:table-row table:style-name="ro2">
          <table:table-cell table:formula="of:=[.A180]+0.5" office:value-type="float" office:value="90" calcext:value-type="float">
            <text:p>90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5:36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5" calcext:value-type="float">
            <text:p>4075</text:p>
          </table:table-cell>
          <table:table-cell office:value-type="float" office:value="3929" calcext:value-type="float">
            <text:p>392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11.823055555556" calcext:value-type="float">
            <text:p>211,8</text:p>
          </table:table-cell>
          <table:table-cell table:formula="of:=100-([.O181]/1480)*100" office:value-type="float" office:value="85.6876313813813" calcext:value-type="float">
            <text:p>85,7</text:p>
          </table:table-cell>
          <table:table-cell office:value-type="float" office:value="36.3363888888889" calcext:value-type="float">
            <text:p>36,3</text:p>
          </table:table-cell>
          <table:table-cell table:style-name="ce9" table:formula="of:=100-([.Q181]/1480)*100" office:value-type="float" office:value="97.5448385885886" calcext:value-type="float">
            <text:p>97,5</text:p>
          </table:table-cell>
          <table:table-cell table:number-columns-repeated="1003"/>
        </table:table-row>
        <table:table-row table:style-name="ro2">
          <table:table-cell table:formula="of:=[.A181]+0.5" office:value-type="float" office:value="90.5" calcext:value-type="float">
            <text:p>90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6:7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4" calcext:value-type="float">
            <text:p>4074</text:p>
          </table:table-cell>
          <table:table-cell office:value-type="float" office:value="3927" calcext:value-type="float">
            <text:p>392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12.961666666667" calcext:value-type="float">
            <text:p>213,0</text:p>
          </table:table-cell>
          <table:table-cell table:formula="of:=100-([.O182]/1480)*100" office:value-type="float" office:value="85.6106981981982" calcext:value-type="float">
            <text:p>85,6</text:p>
          </table:table-cell>
          <table:table-cell office:value-type="float" office:value="36.5369444444444" calcext:value-type="float">
            <text:p>36,5</text:p>
          </table:table-cell>
          <table:table-cell table:style-name="ce9" table:formula="of:=100-([.Q182]/1480)*100" office:value-type="float" office:value="97.5312875375375" calcext:value-type="float">
            <text:p>97,5</text:p>
          </table:table-cell>
          <table:table-cell table:number-columns-repeated="1003"/>
        </table:table-row>
        <table:table-row table:style-name="ro2">
          <table:table-cell table:formula="of:=[.A182]+0.5" office:value-type="float" office:value="91" calcext:value-type="float">
            <text:p>91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6:37</text:p>
          </table:table-cell>
          <table:table-cell table:number-columns-repeated="2" office:value-type="string" calcext:value-type="string">
            <text:p>20.75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4" calcext:value-type="float">
            <text:p>4074</text:p>
          </table:table-cell>
          <table:table-cell office:value-type="float" office:value="3927" calcext:value-type="float">
            <text:p>392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14.100277777778" calcext:value-type="float">
            <text:p>214,1</text:p>
          </table:table-cell>
          <table:table-cell table:formula="of:=100-([.O183]/1480)*100" office:value-type="float" office:value="85.533765015015" calcext:value-type="float">
            <text:p>85,5</text:p>
          </table:table-cell>
          <table:table-cell office:value-type="float" office:value="36.7375" calcext:value-type="float">
            <text:p>36,7</text:p>
          </table:table-cell>
          <table:table-cell table:style-name="ce9" table:formula="of:=100-([.Q183]/1480)*100" office:value-type="float" office:value="97.5177364864865" calcext:value-type="float">
            <text:p>97,5</text:p>
          </table:table-cell>
          <table:table-cell table:number-columns-repeated="1003"/>
        </table:table-row>
        <table:table-row table:style-name="ro2">
          <table:table-cell table:formula="of:=[.A183]+0.5" office:value-type="float" office:value="91.5" calcext:value-type="float">
            <text:p>91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7:7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4" calcext:value-type="float">
            <text:p>4074</text:p>
          </table:table-cell>
          <table:table-cell office:value-type="float" office:value="3927" calcext:value-type="float">
            <text:p>392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15.270555555556" calcext:value-type="float">
            <text:p>215,3</text:p>
          </table:table-cell>
          <table:table-cell table:formula="of:=100-([.O184]/1480)*100" office:value-type="float" office:value="85.4546921921922" calcext:value-type="float">
            <text:p>85,5</text:p>
          </table:table-cell>
          <table:table-cell office:value-type="float" office:value="36.9380555555556" calcext:value-type="float">
            <text:p>36,9</text:p>
          </table:table-cell>
          <table:table-cell table:style-name="ce9" table:formula="of:=100-([.Q184]/1480)*100" office:value-type="float" office:value="97.5041854354354" calcext:value-type="float">
            <text:p>97,5</text:p>
          </table:table-cell>
          <table:table-cell table:number-columns-repeated="1003"/>
        </table:table-row>
        <table:table-row table:style-name="ro2">
          <table:table-cell table:formula="of:=[.A184]+0.5" office:value-type="float" office:value="92" calcext:value-type="float">
            <text:p>92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7:37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4" calcext:value-type="float">
            <text:p>4074</text:p>
          </table:table-cell>
          <table:table-cell office:value-type="float" office:value="3925" calcext:value-type="float">
            <text:p>392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16.44" calcext:value-type="float">
            <text:p>216,4</text:p>
          </table:table-cell>
          <table:table-cell table:formula="of:=100-([.O185]/1480)*100" office:value-type="float" office:value="85.3756756756757" calcext:value-type="float">
            <text:p>85,4</text:p>
          </table:table-cell>
          <table:table-cell office:value-type="float" office:value="37.1430555555556" calcext:value-type="float">
            <text:p>37,1</text:p>
          </table:table-cell>
          <table:table-cell table:style-name="ce9" table:formula="of:=100-([.Q185]/1480)*100" office:value-type="float" office:value="97.4903340840841" calcext:value-type="float">
            <text:p>97,5</text:p>
          </table:table-cell>
          <table:table-cell table:number-columns-repeated="1003"/>
        </table:table-row>
        <table:table-row table:style-name="ro2">
          <table:table-cell table:formula="of:=[.A185]+0.5" office:value-type="float" office:value="92.5" calcext:value-type="float">
            <text:p>92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8:7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3" calcext:value-type="float">
            <text:p>4073</text:p>
          </table:table-cell>
          <table:table-cell office:value-type="float" office:value="3924" calcext:value-type="float">
            <text:p>392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17.577777777778" calcext:value-type="float">
            <text:p>217,6</text:p>
          </table:table-cell>
          <table:table-cell table:formula="of:=100-([.O186]/1480)*100" office:value-type="float" office:value="85.2987987987988" calcext:value-type="float">
            <text:p>85,3</text:p>
          </table:table-cell>
          <table:table-cell office:value-type="float" office:value="37.3436111111111" calcext:value-type="float">
            <text:p>37,3</text:p>
          </table:table-cell>
          <table:table-cell table:style-name="ce9" table:formula="of:=100-([.Q186]/1480)*100" office:value-type="float" office:value="97.476783033033" calcext:value-type="float">
            <text:p>97,5</text:p>
          </table:table-cell>
          <table:table-cell table:number-columns-repeated="1003"/>
        </table:table-row>
        <table:table-row table:style-name="ro2">
          <table:table-cell table:formula="of:=[.A186]+0.5" office:value-type="float" office:value="93" calcext:value-type="float">
            <text:p>93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8:38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3" calcext:value-type="float">
            <text:p>4073</text:p>
          </table:table-cell>
          <table:table-cell office:value-type="float" office:value="3923" calcext:value-type="float">
            <text:p>392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18.746666666667" calcext:value-type="float">
            <text:p>218,7</text:p>
          </table:table-cell>
          <table:table-cell table:formula="of:=100-([.O187]/1480)*100" office:value-type="float" office:value="85.2198198198198" calcext:value-type="float">
            <text:p>85,2</text:p>
          </table:table-cell>
          <table:table-cell office:value-type="float" office:value="37.5441666666667" calcext:value-type="float">
            <text:p>37,5</text:p>
          </table:table-cell>
          <table:table-cell table:style-name="ce9" table:formula="of:=100-([.Q187]/1480)*100" office:value-type="float" office:value="97.463231981982" calcext:value-type="float">
            <text:p>97,5</text:p>
          </table:table-cell>
          <table:table-cell table:number-columns-repeated="1003"/>
        </table:table-row>
        <table:table-row table:style-name="ro2">
          <table:table-cell table:formula="of:=[.A187]+0.5" office:value-type="float" office:value="93.5" calcext:value-type="float">
            <text:p>93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39:8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2" calcext:value-type="float">
            <text:p>4072</text:p>
          </table:table-cell>
          <table:table-cell office:value-type="float" office:value="3923" calcext:value-type="float">
            <text:p>392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19.915555555556" calcext:value-type="float">
            <text:p>219,9</text:p>
          </table:table-cell>
          <table:table-cell table:formula="of:=100-([.O188]/1480)*100" office:value-type="float" office:value="85.1408408408408" calcext:value-type="float">
            <text:p>85,1</text:p>
          </table:table-cell>
          <table:table-cell office:value-type="float" office:value="37.7447222222222" calcext:value-type="float">
            <text:p>37,7</text:p>
          </table:table-cell>
          <table:table-cell table:style-name="ce9" table:formula="of:=100-([.Q188]/1480)*100" office:value-type="float" office:value="97.4496809309309" calcext:value-type="float">
            <text:p>97,4</text:p>
          </table:table-cell>
          <table:table-cell table:number-columns-repeated="1003"/>
        </table:table-row>
        <table:table-row table:style-name="ro2">
          <table:table-cell table:formula="of:=[.A188]+0.5" office:value-type="float" office:value="94" calcext:value-type="float">
            <text:p>94,0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1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2" calcext:value-type="float">
            <text:p>4072</text:p>
          </table:table-cell>
          <table:table-cell office:value-type="float" office:value="3923" calcext:value-type="float">
            <text:p>392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21.083888888889" calcext:value-type="float">
            <text:p>221,1</text:p>
          </table:table-cell>
          <table:table-cell table:formula="of:=100-([.O189]/1480)*100" office:value-type="float" office:value="85.0618993993994" calcext:value-type="float">
            <text:p>85,1</text:p>
          </table:table-cell>
          <table:table-cell office:value-type="float" office:value="37.7447222222222" calcext:value-type="float">
            <text:p>37,7</text:p>
          </table:table-cell>
          <table:table-cell table:style-name="ce9" table:formula="of:=100-([.Q189]/1480)*100" office:value-type="float" office:value="97.4496809309309" calcext:value-type="float">
            <text:p>97,4</text:p>
          </table:table-cell>
          <table:table-cell table:number-columns-repeated="1003"/>
        </table:table-row>
        <table:table-row table:style-name="ro2">
          <table:table-cell table:formula="of:=[.A189]+0.5" office:value-type="float" office:value="94.5" calcext:value-type="float">
            <text:p>94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0:8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2" calcext:value-type="float">
            <text:p>4072</text:p>
          </table:table-cell>
          <table:table-cell office:value-type="float" office:value="3921" calcext:value-type="float">
            <text:p>392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22.220555555556" calcext:value-type="float">
            <text:p>222,2</text:p>
          </table:table-cell>
          <table:table-cell table:formula="of:=100-([.O190]/1480)*100" office:value-type="float" office:value="84.9850975975976" calcext:value-type="float">
            <text:p>85,0</text:p>
          </table:table-cell>
          <table:table-cell office:value-type="float" office:value="38.1502777777778" calcext:value-type="float">
            <text:p>38,2</text:p>
          </table:table-cell>
          <table:table-cell table:style-name="ce9" table:formula="of:=100-([.Q190]/1480)*100" office:value-type="float" office:value="97.4222785285285" calcext:value-type="float">
            <text:p>97,4</text:p>
          </table:table-cell>
          <table:table-cell table:number-columns-repeated="1003"/>
        </table:table-row>
        <table:table-row table:style-name="ro2">
          <table:table-cell table:formula="of:=[.A190]+0.5" office:value-type="float" office:value="95" calcext:value-type="float">
            <text:p>95,0</text:p>
          </table:table-cell>
          <table:table-cell table:style-name="Default"/>
          <table:table-cell table:number-columns-repeated="3"/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2" calcext:value-type="float">
            <text:p>4072</text:p>
          </table:table-cell>
          <table:table-cell office:value-type="float" office:value="3921" calcext:value-type="float">
            <text:p>392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22.220555555556" calcext:value-type="float">
            <text:p>222,2</text:p>
          </table:table-cell>
          <table:table-cell table:formula="of:=100-([.O191]/1480)*100" office:value-type="float" office:value="84.9850975975976" calcext:value-type="float">
            <text:p>85,0</text:p>
          </table:table-cell>
          <table:table-cell office:value-type="float" office:value="38.3552777777778" calcext:value-type="float">
            <text:p>38,4</text:p>
          </table:table-cell>
          <table:table-cell table:style-name="ce9" table:formula="of:=100-([.Q191]/1480)*100" office:value-type="float" office:value="97.4084271771772" calcext:value-type="float">
            <text:p>97,4</text:p>
          </table:table-cell>
          <table:table-cell table:number-columns-repeated="1003"/>
        </table:table-row>
        <table:table-row table:style-name="ro2">
          <table:table-cell table:formula="of:=[.A191]+0.5" office:value-type="float" office:value="95.5" calcext:value-type="float">
            <text:p>95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1:9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2" calcext:value-type="float">
            <text:p>4072</text:p>
          </table:table-cell>
          <table:table-cell office:value-type="float" office:value="3919" calcext:value-type="float">
            <text:p>391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24.525" calcext:value-type="float">
            <text:p>224,5</text:p>
          </table:table-cell>
          <table:table-cell table:formula="of:=100-([.O192]/1480)*100" office:value-type="float" office:value="84.8293918918919" calcext:value-type="float">
            <text:p>84,8</text:p>
          </table:table-cell>
          <table:table-cell office:value-type="float" office:value="38.5558333333333" calcext:value-type="float">
            <text:p>38,6</text:p>
          </table:table-cell>
          <table:table-cell table:style-name="ce9" table:formula="of:=100-([.Q192]/1480)*100" office:value-type="float" office:value="97.3948761261261" calcext:value-type="float">
            <text:p>97,4</text:p>
          </table:table-cell>
          <table:table-cell table:number-columns-repeated="1003"/>
        </table:table-row>
        <table:table-row table:style-name="ro2">
          <table:table-cell table:formula="of:=[.A192]+0.5" office:value-type="float" office:value="96" calcext:value-type="float">
            <text:p>96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1:39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2" calcext:value-type="float">
            <text:p>4072</text:p>
          </table:table-cell>
          <table:table-cell office:value-type="float" office:value="3918" calcext:value-type="float">
            <text:p>391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25.6925" calcext:value-type="float">
            <text:p>225,7</text:p>
          </table:table-cell>
          <table:table-cell table:formula="of:=100-([.O193]/1480)*100" office:value-type="float" office:value="84.7505067567568" calcext:value-type="float">
            <text:p>84,8</text:p>
          </table:table-cell>
          <table:table-cell office:value-type="float" office:value="38.7563888888889" calcext:value-type="float">
            <text:p>38,8</text:p>
          </table:table-cell>
          <table:table-cell table:style-name="ce9" table:formula="of:=100-([.Q193]/1480)*100" office:value-type="float" office:value="97.3813250750751" calcext:value-type="float">
            <text:p>97,4</text:p>
          </table:table-cell>
          <table:table-cell table:number-columns-repeated="1003"/>
        </table:table-row>
        <table:table-row table:style-name="ro2">
          <table:table-cell table:formula="of:=[.A193]+0.5" office:value-type="float" office:value="96.5" calcext:value-type="float">
            <text:p>96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2:9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5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2" calcext:value-type="float">
            <text:p>4072</text:p>
          </table:table-cell>
          <table:table-cell office:value-type="float" office:value="3917" calcext:value-type="float">
            <text:p>391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26.828333333333" calcext:value-type="float">
            <text:p>226,8</text:p>
          </table:table-cell>
          <table:table-cell table:formula="of:=100-([.O194]/1480)*100" office:value-type="float" office:value="84.6737612612613" calcext:value-type="float">
            <text:p>84,7</text:p>
          </table:table-cell>
          <table:table-cell office:value-type="float" office:value="38.9569444444444" calcext:value-type="float">
            <text:p>39,0</text:p>
          </table:table-cell>
          <table:table-cell table:style-name="ce9" table:formula="of:=100-([.Q194]/1480)*100" office:value-type="float" office:value="97.367774024024" calcext:value-type="float">
            <text:p>97,4</text:p>
          </table:table-cell>
          <table:table-cell table:number-columns-repeated="1003"/>
        </table:table-row>
        <table:table-row table:style-name="ro2">
          <table:table-cell table:formula="of:=[.A194]+0.5" office:value-type="float" office:value="97" calcext:value-type="float">
            <text:p>97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2:39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2" calcext:value-type="float">
            <text:p>4072</text:p>
          </table:table-cell>
          <table:table-cell office:value-type="float" office:value="3916" calcext:value-type="float">
            <text:p>391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27.963611111111" calcext:value-type="float">
            <text:p>228,0</text:p>
          </table:table-cell>
          <table:table-cell table:formula="of:=100-([.O195]/1480)*100" office:value-type="float" office:value="84.5970533033033" calcext:value-type="float">
            <text:p>84,6</text:p>
          </table:table-cell>
          <table:table-cell office:value-type="float" office:value="39.1619444444444" calcext:value-type="float">
            <text:p>39,2</text:p>
          </table:table-cell>
          <table:table-cell table:style-name="ce9" table:formula="of:=100-([.Q195]/1480)*100" office:value-type="float" office:value="97.3539226726727" calcext:value-type="float">
            <text:p>97,4</text:p>
          </table:table-cell>
          <table:table-cell table:number-columns-repeated="1003"/>
        </table:table-row>
        <table:table-row table:style-name="ro2">
          <table:table-cell table:formula="of:=[.A195]+0.5" office:value-type="float" office:value="97.5" calcext:value-type="float">
            <text:p>97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3:9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5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2" calcext:value-type="float">
            <text:p>4072</text:p>
          </table:table-cell>
          <table:table-cell office:value-type="float" office:value="3916" calcext:value-type="float">
            <text:p>391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29.130555555556" calcext:value-type="float">
            <text:p>229,1</text:p>
          </table:table-cell>
          <table:table-cell table:formula="of:=100-([.O196]/1480)*100" office:value-type="float" office:value="84.5182057057057" calcext:value-type="float">
            <text:p>84,5</text:p>
          </table:table-cell>
          <table:table-cell office:value-type="float" office:value="39.3669444444444" calcext:value-type="float">
            <text:p>39,4</text:p>
          </table:table-cell>
          <table:table-cell table:style-name="ce9" table:formula="of:=100-([.Q196]/1480)*100" office:value-type="float" office:value="97.3400713213213" calcext:value-type="float">
            <text:p>97,3</text:p>
          </table:table-cell>
          <table:table-cell table:number-columns-repeated="1003"/>
        </table:table-row>
        <table:table-row table:style-name="ro2">
          <table:table-cell table:formula="of:=[.A196]+0.5" office:value-type="float" office:value="98" calcext:value-type="float">
            <text:p>98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3:4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2" calcext:value-type="float">
            <text:p>4072</text:p>
          </table:table-cell>
          <table:table-cell office:value-type="float" office:value="3915" calcext:value-type="float">
            <text:p>391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30.297222222222" calcext:value-type="float">
            <text:p>230,3</text:p>
          </table:table-cell>
          <table:table-cell table:formula="of:=100-([.O197]/1480)*100" office:value-type="float" office:value="84.4393768768769" calcext:value-type="float">
            <text:p>84,4</text:p>
          </table:table-cell>
          <table:table-cell office:value-type="float" office:value="39.5719444444444" calcext:value-type="float">
            <text:p>39,6</text:p>
          </table:table-cell>
          <table:table-cell table:style-name="ce9" table:formula="of:=100-([.Q197]/1480)*100" office:value-type="float" office:value="97.32621996997" calcext:value-type="float">
            <text:p>97,3</text:p>
          </table:table-cell>
          <table:table-cell table:number-columns-repeated="1003"/>
        </table:table-row>
        <table:table-row table:style-name="ro2">
          <table:table-cell table:formula="of:=[.A197]+0.5" office:value-type="float" office:value="98.5" calcext:value-type="float">
            <text:p>98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4:1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2" calcext:value-type="float">
            <text:p>4072</text:p>
          </table:table-cell>
          <table:table-cell office:value-type="float" office:value="3914" calcext:value-type="float">
            <text:p>391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31.431944444444" calcext:value-type="float">
            <text:p>231,4</text:p>
          </table:table-cell>
          <table:table-cell table:formula="of:=100-([.O198]/1480)*100" office:value-type="float" office:value="84.3627064564565" calcext:value-type="float">
            <text:p>84,4</text:p>
          </table:table-cell>
          <table:table-cell office:value-type="float" office:value="39.7769444444444" calcext:value-type="float">
            <text:p>39,8</text:p>
          </table:table-cell>
          <table:table-cell table:style-name="ce9" table:formula="of:=100-([.Q198]/1480)*100" office:value-type="float" office:value="97.3123686186186" calcext:value-type="float">
            <text:p>97,3</text:p>
          </table:table-cell>
          <table:table-cell table:number-columns-repeated="1003"/>
        </table:table-row>
        <table:table-row table:style-name="ro2">
          <table:table-cell table:formula="of:=[.A198]+0.5" office:value-type="float" office:value="99" calcext:value-type="float">
            <text:p>99,0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2" calcext:value-type="float">
            <text:p>4072</text:p>
          </table:table-cell>
          <table:table-cell office:value-type="float" office:value="3913" calcext:value-type="float">
            <text:p>391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32.566388888889" calcext:value-type="float">
            <text:p>232,6</text:p>
          </table:table-cell>
          <table:table-cell table:formula="of:=100-([.O199]/1480)*100" office:value-type="float" office:value="84.2860548048048" calcext:value-type="float">
            <text:p>84,3</text:p>
          </table:table-cell>
          <table:table-cell office:value-type="float" office:value="39.7769444444444" calcext:value-type="float">
            <text:p>39,8</text:p>
          </table:table-cell>
          <table:table-cell table:style-name="ce9" table:formula="of:=100-([.Q199]/1480)*100" office:value-type="float" office:value="97.3123686186186" calcext:value-type="float">
            <text:p>97,3</text:p>
          </table:table-cell>
          <table:table-cell table:number-columns-repeated="1003"/>
        </table:table-row>
        <table:table-row table:style-name="ro2">
          <table:table-cell table:formula="of:=[.A199]+0.5" office:value-type="float" office:value="99.5" calcext:value-type="float">
            <text:p>99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5:10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0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1" calcext:value-type="float">
            <text:p>4071</text:p>
          </table:table-cell>
          <table:table-cell office:value-type="float" office:value="3912" calcext:value-type="float">
            <text:p>391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33.731944444444" calcext:value-type="float">
            <text:p>233,7</text:p>
          </table:table-cell>
          <table:table-cell table:formula="of:=100-([.O200]/1480)*100" office:value-type="float" office:value="84.2073010510511" calcext:value-type="float">
            <text:p>84,2</text:p>
          </table:table-cell>
          <table:table-cell office:value-type="float" office:value="40.1869444444444" calcext:value-type="float">
            <text:p>40,2</text:p>
          </table:table-cell>
          <table:table-cell table:style-name="ce9" table:formula="of:=100-([.Q200]/1480)*100" office:value-type="float" office:value="97.2846659159159" calcext:value-type="float">
            <text:p>97,3</text:p>
          </table:table-cell>
          <table:table-cell table:number-columns-repeated="1003"/>
        </table:table-row>
        <table:table-row table:style-name="ro2">
          <table:table-cell table:formula="of:=[.A200]+0.5" office:value-type="float" office:value="100" calcext:value-type="float">
            <text:p>100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5:40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05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1" calcext:value-type="float">
            <text:p>4071</text:p>
          </table:table-cell>
          <table:table-cell office:value-type="float" office:value="3911" calcext:value-type="float">
            <text:p>391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34.865833333333" calcext:value-type="float">
            <text:p>234,9</text:p>
          </table:table-cell>
          <table:table-cell table:formula="of:=100-([.O201]/1480)*100" office:value-type="float" office:value="84.130686936937" calcext:value-type="float">
            <text:p>84,1</text:p>
          </table:table-cell>
          <table:table-cell office:value-type="float" office:value="40.3872222222222" calcext:value-type="float">
            <text:p>40,4</text:p>
          </table:table-cell>
          <table:table-cell table:style-name="ce9" table:formula="of:=100-([.Q201]/1480)*100" office:value-type="float" office:value="97.2711336336336" calcext:value-type="float">
            <text:p>97,3</text:p>
          </table:table-cell>
          <table:table-cell table:number-columns-repeated="1003"/>
        </table:table-row>
        <table:table-row table:style-name="ro2">
          <table:table-cell table:formula="of:=[.A201]+0.5" office:value-type="float" office:value="100.5" calcext:value-type="float">
            <text:p>100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6:11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1" calcext:value-type="float">
            <text:p>4071</text:p>
          </table:table-cell>
          <table:table-cell office:value-type="float" office:value="3911" calcext:value-type="float">
            <text:p>391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36.031111111111" calcext:value-type="float">
            <text:p>236,0</text:p>
          </table:table-cell>
          <table:table-cell table:formula="of:=100-([.O202]/1480)*100" office:value-type="float" office:value="84.051951951952" calcext:value-type="float">
            <text:p>84,1</text:p>
          </table:table-cell>
          <table:table-cell office:value-type="float" office:value="40.5875" calcext:value-type="float">
            <text:p>40,6</text:p>
          </table:table-cell>
          <table:table-cell table:style-name="ce9" table:formula="of:=100-([.Q202]/1480)*100" office:value-type="float" office:value="97.2576013513514" calcext:value-type="float">
            <text:p>97,3</text:p>
          </table:table-cell>
          <table:table-cell table:number-columns-repeated="1003"/>
        </table:table-row>
        <table:table-row table:style-name="ro2">
          <table:table-cell table:formula="of:=[.A202]+0.5" office:value-type="float" office:value="101" calcext:value-type="float">
            <text:p>101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6:41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1" calcext:value-type="float">
            <text:p>4071</text:p>
          </table:table-cell>
          <table:table-cell office:value-type="float" office:value="3909" calcext:value-type="float">
            <text:p>390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1.00</text:p>
          </table:table-cell>
          <table:table-cell office:value-type="float" office:value="237.164444444444" calcext:value-type="float">
            <text:p>237,2</text:p>
          </table:table-cell>
          <table:table-cell table:formula="of:=100-([.O203]/1480)*100" office:value-type="float" office:value="83.9753753753754" calcext:value-type="float">
            <text:p>84,0</text:p>
          </table:table-cell>
          <table:table-cell office:value-type="float" office:value="40.7877777777778" calcext:value-type="float">
            <text:p>40,8</text:p>
          </table:table-cell>
          <table:table-cell table:style-name="ce9" table:formula="of:=100-([.Q203]/1480)*100" office:value-type="float" office:value="97.2440690690691" calcext:value-type="float">
            <text:p>97,2</text:p>
          </table:table-cell>
          <table:table-cell table:number-columns-repeated="1003"/>
        </table:table-row>
        <table:table-row table:style-name="ro2">
          <table:table-cell table:formula="of:=[.A203]+0.5" office:value-type="float" office:value="101.5" calcext:value-type="float">
            <text:p>101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7:11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1" calcext:value-type="float">
            <text:p>4071</text:p>
          </table:table-cell>
          <table:table-cell office:value-type="float" office:value="3909" calcext:value-type="float">
            <text:p>390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38.297777777778" calcext:value-type="float">
            <text:p>238,3</text:p>
          </table:table-cell>
          <table:table-cell table:formula="of:=100-([.O204]/1480)*100" office:value-type="float" office:value="83.8987987987988" calcext:value-type="float">
            <text:p>83,9</text:p>
          </table:table-cell>
          <table:table-cell office:value-type="float" office:value="40.9927777777778" calcext:value-type="float">
            <text:p>41,0</text:p>
          </table:table-cell>
          <table:table-cell table:style-name="ce9" table:formula="of:=100-([.Q204]/1480)*100" office:value-type="float" office:value="97.2302177177177" calcext:value-type="float">
            <text:p>97,2</text:p>
          </table:table-cell>
          <table:table-cell table:number-columns-repeated="1003"/>
        </table:table-row>
        <table:table-row table:style-name="ro2">
          <table:table-cell table:formula="of:=[.A204]+0.5" office:value-type="float" office:value="102" calcext:value-type="float">
            <text:p>102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7:4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1" calcext:value-type="float">
            <text:p>4071</text:p>
          </table:table-cell>
          <table:table-cell office:value-type="float" office:value="3907" calcext:value-type="float">
            <text:p>390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39.430555555556" calcext:value-type="float">
            <text:p>239,4</text:p>
          </table:table-cell>
          <table:table-cell table:formula="of:=100-([.O205]/1480)*100" office:value-type="float" office:value="83.8222597597597" calcext:value-type="float">
            <text:p>83,8</text:p>
          </table:table-cell>
          <table:table-cell office:value-type="float" office:value="41.1977777777778" calcext:value-type="float">
            <text:p>41,2</text:p>
          </table:table-cell>
          <table:table-cell table:style-name="ce9" table:formula="of:=100-([.Q205]/1480)*100" office:value-type="float" office:value="97.2163663663664" calcext:value-type="float">
            <text:p>97,2</text:p>
          </table:table-cell>
          <table:table-cell table:number-columns-repeated="1003"/>
        </table:table-row>
        <table:table-row table:style-name="ro2">
          <table:table-cell table:formula="of:=[.A205]+0.5" office:value-type="float" office:value="102.5" calcext:value-type="float">
            <text:p>102,5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1" calcext:value-type="float">
            <text:p>4071</text:p>
          </table:table-cell>
          <table:table-cell office:value-type="float" office:value="3907" calcext:value-type="float">
            <text:p>390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39.430555555556" calcext:value-type="float">
            <text:p>239,4</text:p>
          </table:table-cell>
          <table:table-cell table:formula="of:=100-([.O206]/1480)*100" office:value-type="float" office:value="83.8222597597597" calcext:value-type="float">
            <text:p>83,8</text:p>
          </table:table-cell>
          <table:table-cell office:value-type="float" office:value="41.1977777777778" calcext:value-type="float">
            <text:p>41,2</text:p>
          </table:table-cell>
          <table:table-cell table:style-name="ce9" table:formula="of:=100-([.Q206]/1480)*100" office:value-type="float" office:value="97.2163663663664" calcext:value-type="float">
            <text:p>97,2</text:p>
          </table:table-cell>
          <table:table-cell table:number-columns-repeated="1003"/>
        </table:table-row>
        <table:table-row table:style-name="ro2">
          <table:table-cell table:formula="of:=[.A206]+0.5" office:value-type="float" office:value="103" calcext:value-type="float">
            <text:p>103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8:42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5017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0" calcext:value-type="float">
            <text:p>4070</text:p>
          </table:table-cell>
          <table:table-cell office:value-type="float" office:value="3906" calcext:value-type="float">
            <text:p>390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41.758888888889" calcext:value-type="float">
            <text:p>241,8</text:p>
          </table:table-cell>
          <table:table-cell table:formula="of:=100-([.O207]/1480)*100" office:value-type="float" office:value="83.6649399399399" calcext:value-type="float">
            <text:p>83,7</text:p>
          </table:table-cell>
          <table:table-cell office:value-type="float" office:value="41.5983333333333" calcext:value-type="float">
            <text:p>41,6</text:p>
          </table:table-cell>
          <table:table-cell table:style-name="ce9" table:formula="of:=100-([.Q207]/1480)*100" office:value-type="float" office:value="97.1893018018018" calcext:value-type="float">
            <text:p>97,2</text:p>
          </table:table-cell>
          <table:table-cell table:number-columns-repeated="1003"/>
        </table:table-row>
        <table:table-row table:style-name="ro2">
          <table:table-cell table:formula="of:=[.A207]+0.5" office:value-type="float" office:value="103.5" calcext:value-type="float">
            <text:p>103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9:12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0" calcext:value-type="float">
            <text:p>4070</text:p>
          </table:table-cell>
          <table:table-cell office:value-type="float" office:value="3905" calcext:value-type="float">
            <text:p>390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42.9225" calcext:value-type="float">
            <text:p>242,9</text:p>
          </table:table-cell>
          <table:table-cell table:formula="of:=100-([.O208]/1480)*100" office:value-type="float" office:value="83.5863175675676" calcext:value-type="float">
            <text:p>83,6</text:p>
          </table:table-cell>
          <table:table-cell office:value-type="float" office:value="41.7986111111111" calcext:value-type="float">
            <text:p>41,8</text:p>
          </table:table-cell>
          <table:table-cell table:style-name="ce9" table:formula="of:=100-([.Q208]/1480)*100" office:value-type="float" office:value="97.1757695195195" calcext:value-type="float">
            <text:p>97,2</text:p>
          </table:table-cell>
          <table:table-cell table:number-columns-repeated="1003"/>
        </table:table-row>
        <table:table-row table:style-name="ro2">
          <table:table-cell table:formula="of:=[.A208]+0.5" office:value-type="float" office:value="104" calcext:value-type="float">
            <text:p>104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49:42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0" calcext:value-type="float">
            <text:p>4070</text:p>
          </table:table-cell>
          <table:table-cell office:value-type="float" office:value="3904" calcext:value-type="float">
            <text:p>390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44.085833333333" calcext:value-type="float">
            <text:p>244,1</text:p>
          </table:table-cell>
          <table:table-cell table:formula="of:=100-([.O209]/1480)*100" office:value-type="float" office:value="83.507713963964" calcext:value-type="float">
            <text:p>83,5</text:p>
          </table:table-cell>
          <table:table-cell office:value-type="float" office:value="42.0036111111111" calcext:value-type="float">
            <text:p>42,0</text:p>
          </table:table-cell>
          <table:table-cell table:style-name="ce9" table:formula="of:=100-([.Q209]/1480)*100" office:value-type="float" office:value="97.1619181681682" calcext:value-type="float">
            <text:p>97,2</text:p>
          </table:table-cell>
          <table:table-cell table:number-columns-repeated="1003"/>
        </table:table-row>
        <table:table-row table:style-name="ro2">
          <table:table-cell table:formula="of:=[.A209]+0.5" office:value-type="float" office:value="104.5" calcext:value-type="float">
            <text:p>104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0:1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0" calcext:value-type="float">
            <text:p>4070</text:p>
          </table:table-cell>
          <table:table-cell office:value-type="float" office:value="3903" calcext:value-type="float">
            <text:p>390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45.2175" calcext:value-type="float">
            <text:p>245,2</text:p>
          </table:table-cell>
          <table:table-cell table:formula="of:=100-([.O210]/1480)*100" office:value-type="float" office:value="83.43125" calcext:value-type="float">
            <text:p>83,4</text:p>
          </table:table-cell>
          <table:table-cell office:value-type="float" office:value="42.2086111111111" calcext:value-type="float">
            <text:p>42,2</text:p>
          </table:table-cell>
          <table:table-cell table:style-name="ce9" table:formula="of:=100-([.Q210]/1480)*100" office:value-type="float" office:value="97.1480668168168" calcext:value-type="float">
            <text:p>97,1</text:p>
          </table:table-cell>
          <table:table-cell table:number-columns-repeated="1003"/>
        </table:table-row>
        <table:table-row table:style-name="ro2">
          <table:table-cell table:formula="of:=[.A210]+0.5" office:value-type="float" office:value="105" calcext:value-type="float">
            <text:p>105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0:42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2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0" calcext:value-type="float">
            <text:p>4070</text:p>
          </table:table-cell>
          <table:table-cell office:value-type="float" office:value="3903" calcext:value-type="float">
            <text:p>390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46.380555555556" calcext:value-type="float">
            <text:p>246,4</text:p>
          </table:table-cell>
          <table:table-cell table:formula="of:=100-([.O211]/1480)*100" office:value-type="float" office:value="83.3526651651651" calcext:value-type="float">
            <text:p>83,4</text:p>
          </table:table-cell>
          <table:table-cell office:value-type="float" office:value="42.4136111111111" calcext:value-type="float">
            <text:p>42,4</text:p>
          </table:table-cell>
          <table:table-cell table:style-name="ce9" table:formula="of:=100-([.Q211]/1480)*100" office:value-type="float" office:value="97.1342154654655" calcext:value-type="float">
            <text:p>97,1</text:p>
          </table:table-cell>
          <table:table-cell table:number-columns-repeated="1003"/>
        </table:table-row>
        <table:table-row table:style-name="ro2">
          <table:table-cell table:formula="of:=[.A211]+0.5" office:value-type="float" office:value="105.5" calcext:value-type="float">
            <text:p>105,5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22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0" calcext:value-type="float">
            <text:p>4070</text:p>
          </table:table-cell>
          <table:table-cell office:value-type="float" office:value="3901" calcext:value-type="float">
            <text:p>390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47.511388888889" calcext:value-type="float">
            <text:p>247,5</text:p>
          </table:table-cell>
          <table:table-cell table:formula="of:=100-([.O212]/1480)*100" office:value-type="float" office:value="83.2762575075075" calcext:value-type="float">
            <text:p>83,3</text:p>
          </table:table-cell>
          <table:table-cell office:value-type="float" office:value="42.4136111111111" calcext:value-type="float">
            <text:p>42,4</text:p>
          </table:table-cell>
          <table:table-cell table:style-name="ce9" table:formula="of:=100-([.Q212]/1480)*100" office:value-type="float" office:value="97.1342154654655" calcext:value-type="float">
            <text:p>97,1</text:p>
          </table:table-cell>
          <table:table-cell table:number-columns-repeated="1003"/>
        </table:table-row>
        <table:table-row table:style-name="ro2">
          <table:table-cell table:formula="of:=[.A212]+0.5" office:value-type="float" office:value="106" calcext:value-type="float">
            <text:p>106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1:43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0" calcext:value-type="float">
            <text:p>4070</text:p>
          </table:table-cell>
          <table:table-cell office:value-type="float" office:value="3901" calcext:value-type="float">
            <text:p>390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48.673888888889" calcext:value-type="float">
            <text:p>248,7</text:p>
          </table:table-cell>
          <table:table-cell table:formula="of:=100-([.O213]/1480)*100" office:value-type="float" office:value="83.1977102102102" calcext:value-type="float">
            <text:p>83,2</text:p>
          </table:table-cell>
          <table:table-cell office:value-type="float" office:value="42.8188888888889" calcext:value-type="float">
            <text:p>42,8</text:p>
          </table:table-cell>
          <table:table-cell table:style-name="ce9" table:formula="of:=100-([.Q213]/1480)*100" office:value-type="float" office:value="97.1068318318318" calcext:value-type="float">
            <text:p>97,1</text:p>
          </table:table-cell>
          <table:table-cell table:number-columns-repeated="1003"/>
        </table:table-row>
        <table:table-row table:style-name="ro2">
          <table:table-cell table:formula="of:=[.A213]+0.5" office:value-type="float" office:value="106.5" calcext:value-type="float">
            <text:p>106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2:13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70" calcext:value-type="float">
            <text:p>4070</text:p>
          </table:table-cell>
          <table:table-cell office:value-type="float" office:value="3900" calcext:value-type="float">
            <text:p>390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49.836111111111" calcext:value-type="float">
            <text:p>249,8</text:p>
          </table:table-cell>
          <table:table-cell table:formula="of:=100-([.O214]/1480)*100" office:value-type="float" office:value="83.1191816816817" calcext:value-type="float">
            <text:p>83,1</text:p>
          </table:table-cell>
          <table:table-cell office:value-type="float" office:value="43.0238888888889" calcext:value-type="float">
            <text:p>43,0</text:p>
          </table:table-cell>
          <table:table-cell table:style-name="ce9" table:formula="of:=100-([.Q214]/1480)*100" office:value-type="float" office:value="97.0929804804805" calcext:value-type="float">
            <text:p>97,1</text:p>
          </table:table-cell>
          <table:table-cell table:number-columns-repeated="1003"/>
        </table:table-row>
        <table:table-row table:style-name="ro2">
          <table:table-cell table:formula="of:=[.A214]+0.5" office:value-type="float" office:value="107" calcext:value-type="float">
            <text:p>107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2:43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9" calcext:value-type="float">
            <text:p>4069</text:p>
          </table:table-cell>
          <table:table-cell office:value-type="float" office:value="3899" calcext:value-type="float">
            <text:p>389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50.998055555556" calcext:value-type="float">
            <text:p>251,0</text:p>
          </table:table-cell>
          <table:table-cell table:formula="of:=100-([.O215]/1480)*100" office:value-type="float" office:value="83.0406719219219" calcext:value-type="float">
            <text:p>83,0</text:p>
          </table:table-cell>
          <table:table-cell office:value-type="float" office:value="43.2286111111111" calcext:value-type="float">
            <text:p>43,2</text:p>
          </table:table-cell>
          <table:table-cell table:style-name="ce9" table:formula="of:=100-([.Q215]/1480)*100" office:value-type="float" office:value="97.0791478978979" calcext:value-type="float">
            <text:p>97,1</text:p>
          </table:table-cell>
          <table:table-cell table:number-columns-repeated="1003"/>
        </table:table-row>
        <table:table-row table:style-name="ro2">
          <table:table-cell table:formula="of:=[.A215]+0.5" office:value-type="float" office:value="107.5" calcext:value-type="float">
            <text:p>107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3:13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9" calcext:value-type="float">
            <text:p>4069</text:p>
          </table:table-cell>
          <table:table-cell office:value-type="float" office:value="3899" calcext:value-type="float">
            <text:p>389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52.16" calcext:value-type="float">
            <text:p>252,2</text:p>
          </table:table-cell>
          <table:table-cell table:formula="of:=100-([.O216]/1480)*100" office:value-type="float" office:value="82.9621621621622" calcext:value-type="float">
            <text:p>83,0</text:p>
          </table:table-cell>
          <table:table-cell office:value-type="float" office:value="43.4333333333333" calcext:value-type="float">
            <text:p>43,4</text:p>
          </table:table-cell>
          <table:table-cell table:style-name="ce9" table:formula="of:=100-([.Q216]/1480)*100" office:value-type="float" office:value="97.0653153153153" calcext:value-type="float">
            <text:p>97,1</text:p>
          </table:table-cell>
          <table:table-cell table:number-columns-repeated="1003"/>
        </table:table-row>
        <table:table-row table:style-name="ro2">
          <table:table-cell table:formula="of:=[.A216]+0.5" office:value-type="float" office:value="108" calcext:value-type="float">
            <text:p>108,0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9" calcext:value-type="float">
            <text:p>4069</text:p>
          </table:table-cell>
          <table:table-cell office:value-type="float" office:value="3898" calcext:value-type="float">
            <text:p>3898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53.290277777778" calcext:value-type="float">
            <text:p>253,3</text:p>
          </table:table-cell>
          <table:table-cell table:formula="of:=100-([.O217]/1480)*100" office:value-type="float" office:value="82.885792042042" calcext:value-type="float">
            <text:p>82,9</text:p>
          </table:table-cell>
          <table:table-cell office:value-type="float" office:value="43.4333333333333" calcext:value-type="float">
            <text:p>43,4</text:p>
          </table:table-cell>
          <table:table-cell table:style-name="ce9" table:formula="of:=100-([.Q217]/1480)*100" office:value-type="float" office:value="97.0653153153153" calcext:value-type="float">
            <text:p>97,1</text:p>
          </table:table-cell>
          <table:table-cell table:number-columns-repeated="1003"/>
        </table:table-row>
        <table:table-row table:style-name="ro2">
          <table:table-cell table:formula="of:=[.A217]+0.5" office:value-type="float" office:value="108.5" calcext:value-type="float">
            <text:p>108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4:14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8" calcext:value-type="float">
            <text:p>4068</text:p>
          </table:table-cell>
          <table:table-cell office:value-type="float" office:value="3896" calcext:value-type="float">
            <text:p>389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54.451111111111" calcext:value-type="float">
            <text:p>254,5</text:p>
          </table:table-cell>
          <table:table-cell table:formula="of:=100-([.O218]/1480)*100" office:value-type="float" office:value="82.8073573573574" calcext:value-type="float">
            <text:p>82,8</text:p>
          </table:table-cell>
          <table:table-cell office:value-type="float" office:value="43.8338888888889" calcext:value-type="float">
            <text:p>43,8</text:p>
          </table:table-cell>
          <table:table-cell table:style-name="ce9" table:formula="of:=100-([.Q218]/1480)*100" office:value-type="float" office:value="97.0382507507508" calcext:value-type="float">
            <text:p>97,0</text:p>
          </table:table-cell>
          <table:table-cell table:number-columns-repeated="1003"/>
        </table:table-row>
        <table:table-row table:style-name="ro2">
          <table:table-cell table:formula="of:=[.A218]+0.5" office:value-type="float" office:value="109" calcext:value-type="float">
            <text:p>109,0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8" calcext:value-type="float">
            <text:p>4068</text:p>
          </table:table-cell>
          <table:table-cell office:value-type="float" office:value="3896" calcext:value-type="float">
            <text:p>389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54.451111111111" calcext:value-type="float">
            <text:p>254,5</text:p>
          </table:table-cell>
          <table:table-cell table:formula="of:=100-([.O219]/1480)*100" office:value-type="float" office:value="82.8073573573574" calcext:value-type="float">
            <text:p>82,8</text:p>
          </table:table-cell>
          <table:table-cell office:value-type="float" office:value="43.8338888888889" calcext:value-type="float">
            <text:p>43,8</text:p>
          </table:table-cell>
          <table:table-cell table:style-name="ce9" table:formula="of:=100-([.Q219]/1480)*100" office:value-type="float" office:value="97.0382507507508" calcext:value-type="float">
            <text:p>97,0</text:p>
          </table:table-cell>
          <table:table-cell table:number-columns-repeated="1003"/>
        </table:table-row>
        <table:table-row table:style-name="ro2">
          <table:table-cell table:formula="of:=[.A219]+0.5" office:value-type="float" office:value="109.5" calcext:value-type="float">
            <text:p>109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5:14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8" calcext:value-type="float">
            <text:p>4068</text:p>
          </table:table-cell>
          <table:table-cell office:value-type="float" office:value="3895" calcext:value-type="float">
            <text:p>3895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56.771944444444" calcext:value-type="float">
            <text:p>256,8</text:p>
          </table:table-cell>
          <table:table-cell table:formula="of:=100-([.O220]/1480)*100" office:value-type="float" office:value="82.6505442942943" calcext:value-type="float">
            <text:p>82,7</text:p>
          </table:table-cell>
          <table:table-cell office:value-type="float" office:value="44.2344444444444" calcext:value-type="float">
            <text:p>44,2</text:p>
          </table:table-cell>
          <table:table-cell table:style-name="ce9" table:formula="of:=100-([.Q220]/1480)*100" office:value-type="float" office:value="97.0111861861862" calcext:value-type="float">
            <text:p>97,0</text:p>
          </table:table-cell>
          <table:table-cell table:number-columns-repeated="1003"/>
        </table:table-row>
        <table:table-row table:style-name="ro2">
          <table:table-cell table:formula="of:=[.A220]+0.5" office:value-type="float" office:value="110" calcext:value-type="float">
            <text:p>110,0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8" calcext:value-type="float">
            <text:p>4068</text:p>
          </table:table-cell>
          <table:table-cell office:value-type="float" office:value="3894" calcext:value-type="float">
            <text:p>389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57.900833333333" calcext:value-type="float">
            <text:p>257,9</text:p>
          </table:table-cell>
          <table:table-cell table:formula="of:=100-([.O221]/1480)*100" office:value-type="float" office:value="82.574268018018" calcext:value-type="float">
            <text:p>82,6</text:p>
          </table:table-cell>
          <table:table-cell office:value-type="float" office:value="44.2344444444444" calcext:value-type="float">
            <text:p>44,2</text:p>
          </table:table-cell>
          <table:table-cell table:style-name="ce9" table:formula="of:=100-([.Q221]/1480)*100" office:value-type="float" office:value="97.0111861861862" calcext:value-type="float">
            <text:p>97,0</text:p>
          </table:table-cell>
          <table:table-cell table:number-columns-repeated="1003"/>
        </table:table-row>
        <table:table-row table:style-name="ro2">
          <table:table-cell table:formula="of:=[.A221]+0.5" office:value-type="float" office:value="110.5" calcext:value-type="float">
            <text:p>110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6:1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8" calcext:value-type="float">
            <text:p>4068</text:p>
          </table:table-cell>
          <table:table-cell office:value-type="float" office:value="3893" calcext:value-type="float">
            <text:p>389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59.061111111111" calcext:value-type="float">
            <text:p>259,1</text:p>
          </table:table-cell>
          <table:table-cell table:formula="of:=100-([.O222]/1480)*100" office:value-type="float" office:value="82.4958708708709" calcext:value-type="float">
            <text:p>82,5</text:p>
          </table:table-cell>
          <table:table-cell office:value-type="float" office:value="44.6438888888889" calcext:value-type="float">
            <text:p>44,6</text:p>
          </table:table-cell>
          <table:table-cell table:style-name="ce9" table:formula="of:=100-([.Q222]/1480)*100" office:value-type="float" office:value="96.983521021021" calcext:value-type="float">
            <text:p>97,0</text:p>
          </table:table-cell>
          <table:table-cell table:number-columns-repeated="1003"/>
        </table:table-row>
        <table:table-row table:style-name="ro2">
          <table:table-cell table:formula="of:=[.A222]+0.5" office:value-type="float" office:value="111" calcext:value-type="float">
            <text:p>111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6:45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501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8" calcext:value-type="float">
            <text:p>4068</text:p>
          </table:table-cell>
          <table:table-cell office:value-type="float" office:value="3893" calcext:value-type="float">
            <text:p>389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59.061111111111" calcext:value-type="float">
            <text:p>259,1</text:p>
          </table:table-cell>
          <table:table-cell table:formula="of:=100-([.O223]/1480)*100" office:value-type="float" office:value="82.4958708708709" calcext:value-type="float">
            <text:p>82,5</text:p>
          </table:table-cell>
          <table:table-cell office:value-type="float" office:value="44.8486111111111" calcext:value-type="float">
            <text:p>44,8</text:p>
          </table:table-cell>
          <table:table-cell table:style-name="ce9" table:formula="of:=100-([.Q223]/1480)*100" office:value-type="float" office:value="96.9696884384384" calcext:value-type="float">
            <text:p>97,0</text:p>
          </table:table-cell>
          <table:table-cell table:number-columns-repeated="1003"/>
        </table:table-row>
        <table:table-row table:style-name="ro2">
          <table:table-cell table:formula="of:=[.A223]+0.5" office:value-type="float" office:value="111.5" calcext:value-type="float">
            <text:p>111,5</text:p>
          </table:table-cell>
          <table:table-cell table:style-name="Default"/>
          <table:table-cell table:number-columns-repeated="3"/>
          <table:table-cell office:value-type="string" calcext:value-type="string">
            <text:p>5016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8" calcext:value-type="float">
            <text:p>4068</text:p>
          </table:table-cell>
          <table:table-cell office:value-type="float" office:value="3891" calcext:value-type="float">
            <text:p>389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61.349444444444" calcext:value-type="float">
            <text:p>261,3</text:p>
          </table:table-cell>
          <table:table-cell table:formula="of:=100-([.O224]/1480)*100" office:value-type="float" office:value="82.3412537537538" calcext:value-type="float">
            <text:p>82,3</text:p>
          </table:table-cell>
          <table:table-cell office:value-type="float" office:value="45.0533333333333" calcext:value-type="float">
            <text:p>45,1</text:p>
          </table:table-cell>
          <table:table-cell table:style-name="ce9" table:formula="of:=100-([.Q224]/1480)*100" office:value-type="float" office:value="96.9558558558559" calcext:value-type="float">
            <text:p>97,0</text:p>
          </table:table-cell>
          <table:table-cell table:number-columns-repeated="1003"/>
        </table:table-row>
        <table:table-row table:style-name="ro2">
          <table:table-cell table:formula="of:=[.A224]+0.5" office:value-type="float" office:value="112" calcext:value-type="float">
            <text:p>112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7:45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33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8" calcext:value-type="float">
            <text:p>4068</text:p>
          </table:table-cell>
          <table:table-cell office:value-type="float" office:value="3891" calcext:value-type="float">
            <text:p>389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62.4775" calcext:value-type="float">
            <text:p>262,5</text:p>
          </table:table-cell>
          <table:table-cell table:formula="of:=100-([.O225]/1480)*100" office:value-type="float" office:value="82.2650337837838" calcext:value-type="float">
            <text:p>82,3</text:p>
          </table:table-cell>
          <table:table-cell office:value-type="float" office:value="45.2580555555556" calcext:value-type="float">
            <text:p>45,3</text:p>
          </table:table-cell>
          <table:table-cell table:style-name="ce9" table:formula="of:=100-([.Q225]/1480)*100" office:value-type="float" office:value="96.9420232732733" calcext:value-type="float">
            <text:p>96,9</text:p>
          </table:table-cell>
          <table:table-cell table:number-columns-repeated="1003"/>
        </table:table-row>
        <table:table-row table:style-name="ro2">
          <table:table-cell table:formula="of:=[.A225]+0.5" office:value-type="float" office:value="112.5" calcext:value-type="float">
            <text:p>112,5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33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8" calcext:value-type="float">
            <text:p>4068</text:p>
          </table:table-cell>
          <table:table-cell office:value-type="float" office:value="3890" calcext:value-type="float">
            <text:p>389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63.636666666667" calcext:value-type="float">
            <text:p>263,6</text:p>
          </table:table-cell>
          <table:table-cell table:formula="of:=100-([.O226]/1480)*100" office:value-type="float" office:value="82.1867117117117" calcext:value-type="float">
            <text:p>82,2</text:p>
          </table:table-cell>
          <table:table-cell office:value-type="float" office:value="45.2580555555556" calcext:value-type="float">
            <text:p>45,3</text:p>
          </table:table-cell>
          <table:table-cell table:style-name="ce9" table:formula="of:=100-([.Q226]/1480)*100" office:value-type="float" office:value="96.9420232732733" calcext:value-type="float">
            <text:p>96,9</text:p>
          </table:table-cell>
          <table:table-cell table:number-columns-repeated="1003"/>
        </table:table-row>
        <table:table-row table:style-name="ro2">
          <table:table-cell table:formula="of:=[.A226]+0.5" office:value-type="float" office:value="113" calcext:value-type="float">
            <text:p>113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8:46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8" calcext:value-type="float">
            <text:p>4068</text:p>
          </table:table-cell>
          <table:table-cell office:value-type="float" office:value="3890" calcext:value-type="float">
            <text:p>389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64.795555555556" calcext:value-type="float">
            <text:p>264,8</text:p>
          </table:table-cell>
          <table:table-cell table:formula="of:=100-([.O227]/1480)*100" office:value-type="float" office:value="82.1084084084084" calcext:value-type="float">
            <text:p>82,1</text:p>
          </table:table-cell>
          <table:table-cell office:value-type="float" office:value="45.6675" calcext:value-type="float">
            <text:p>45,7</text:p>
          </table:table-cell>
          <table:table-cell table:style-name="ce9" table:formula="of:=100-([.Q227]/1480)*100" office:value-type="float" office:value="96.9143581081081" calcext:value-type="float">
            <text:p>96,9</text:p>
          </table:table-cell>
          <table:table-cell table:number-columns-repeated="1003"/>
        </table:table-row>
        <table:table-row table:style-name="ro2">
          <table:table-cell table:formula="of:=[.A227]+0.5" office:value-type="float" office:value="113.5" calcext:value-type="float">
            <text:p>113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9:16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7" calcext:value-type="float">
            <text:p>4067</text:p>
          </table:table-cell>
          <table:table-cell office:value-type="float" office:value="3889" calcext:value-type="float">
            <text:p>388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65.954444444444" calcext:value-type="float">
            <text:p>266,0</text:p>
          </table:table-cell>
          <table:table-cell table:formula="of:=100-([.O228]/1480)*100" office:value-type="float" office:value="82.0301051051051" calcext:value-type="float">
            <text:p>82,0</text:p>
          </table:table-cell>
          <table:table-cell office:value-type="float" office:value="45.8722222222222" calcext:value-type="float">
            <text:p>45,9</text:p>
          </table:table-cell>
          <table:table-cell table:style-name="ce9" table:formula="of:=100-([.Q228]/1480)*100" office:value-type="float" office:value="96.9005255255255" calcext:value-type="float">
            <text:p>96,9</text:p>
          </table:table-cell>
          <table:table-cell table:number-columns-repeated="1003"/>
        </table:table-row>
        <table:table-row table:style-name="ro2">
          <table:table-cell table:formula="of:=[.A228]+0.5" office:value-type="float" office:value="114" calcext:value-type="float">
            <text:p>114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3:59:46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8" calcext:value-type="float">
            <text:p>4068</text:p>
          </table:table-cell>
          <table:table-cell office:value-type="float" office:value="3889" calcext:value-type="float">
            <text:p>388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1.00</text:p>
          </table:table-cell>
          <table:table-cell office:value-type="float" office:value="265.954444444444" calcext:value-type="float">
            <text:p>266,0</text:p>
          </table:table-cell>
          <table:table-cell table:formula="of:=100-([.O229]/1480)*100" office:value-type="float" office:value="82.0301051051051" calcext:value-type="float">
            <text:p>82,0</text:p>
          </table:table-cell>
          <table:table-cell office:value-type="float" office:value="46.0769444444444" calcext:value-type="float">
            <text:p>46,1</text:p>
          </table:table-cell>
          <table:table-cell table:style-name="ce9" table:formula="of:=100-([.Q229]/1480)*100" office:value-type="float" office:value="96.886692942943" calcext:value-type="float">
            <text:p>96,9</text:p>
          </table:table-cell>
          <table:table-cell table:number-columns-repeated="1003"/>
        </table:table-row>
        <table:table-row table:style-name="ro2">
          <table:table-cell table:formula="of:=[.A229]+0.5" office:value-type="float" office:value="114.5" calcext:value-type="float">
            <text:p>114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4:0:16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7" calcext:value-type="float">
            <text:p>4067</text:p>
          </table:table-cell>
          <table:table-cell office:value-type="float" office:value="3887" calcext:value-type="float">
            <text:p>388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68.208611111111" calcext:value-type="float">
            <text:p>268,2</text:p>
          </table:table-cell>
          <table:table-cell table:formula="of:=100-([.O230]/1480)*100" office:value-type="float" office:value="81.8777965465466" calcext:value-type="float">
            <text:p>81,9</text:p>
          </table:table-cell>
          <table:table-cell office:value-type="float" office:value="46.2772222222222" calcext:value-type="float">
            <text:p>46,3</text:p>
          </table:table-cell>
          <table:table-cell table:style-name="ce9" table:formula="of:=100-([.Q230]/1480)*100" office:value-type="float" office:value="96.8731606606607" calcext:value-type="float">
            <text:p>96,9</text:p>
          </table:table-cell>
          <table:table-cell table:number-columns-repeated="1003"/>
        </table:table-row>
        <table:table-row table:style-name="ro2">
          <table:table-cell table:formula="of:=[.A230]+0.5" office:value-type="float" office:value="115" calcext:value-type="float">
            <text:p>115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4:0:46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9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6" calcext:value-type="float">
            <text:p>4066</text:p>
          </table:table-cell>
          <table:table-cell office:value-type="float" office:value="3887" calcext:value-type="float">
            <text:p>3887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270.00</text:p>
          </table:table-cell>
          <table:table-cell office:value-type="float" office:value="269.366944444444" calcext:value-type="float">
            <text:p>269,4</text:p>
          </table:table-cell>
          <table:table-cell table:formula="of:=100-([.O231]/1480)*100" office:value-type="float" office:value="81.7995307807808" calcext:value-type="float">
            <text:p>81,8</text:p>
          </table:table-cell>
          <table:table-cell office:value-type="float" office:value="46.4727777777778" calcext:value-type="float">
            <text:p>46,5</text:p>
          </table:table-cell>
          <table:table-cell table:style-name="ce9" table:formula="of:=100-([.Q231]/1480)*100" office:value-type="float" office:value="96.8599474474474" calcext:value-type="float">
            <text:p>96,9</text:p>
          </table:table-cell>
          <table:table-cell table:number-columns-repeated="1003"/>
        </table:table-row>
        <table:table-row table:style-name="ro2">
          <table:table-cell table:formula="of:=[.A231]+0.5" office:value-type="float" office:value="115.5" calcext:value-type="float">
            <text:p>115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4:1:17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7" calcext:value-type="float">
            <text:p>4067</text:p>
          </table:table-cell>
          <table:table-cell office:value-type="float" office:value="3886" calcext:value-type="float">
            <text:p>388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70.493611111111" calcext:value-type="float">
            <text:p>270,5</text:p>
          </table:table-cell>
          <table:table-cell table:formula="of:=100-([.O232]/1480)*100" office:value-type="float" office:value="81.7234046546547" calcext:value-type="float">
            <text:p>81,7</text:p>
          </table:table-cell>
          <table:table-cell office:value-type="float" office:value="46.6730555555556" calcext:value-type="float">
            <text:p>46,7</text:p>
          </table:table-cell>
          <table:table-cell table:style-name="ce9" table:formula="of:=100-([.Q232]/1480)*100" office:value-type="float" office:value="96.8464151651652" calcext:value-type="float">
            <text:p>96,8</text:p>
          </table:table-cell>
          <table:table-cell table:number-columns-repeated="1003"/>
        </table:table-row>
        <table:table-row table:style-name="ro2">
          <table:table-cell table:formula="of:=[.A232]+0.5" office:value-type="float" office:value="116" calcext:value-type="float">
            <text:p>116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4:1:47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7" calcext:value-type="float">
            <text:p>4067</text:p>
          </table:table-cell>
          <table:table-cell office:value-type="float" office:value="3886" calcext:value-type="float">
            <text:p>3886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71.651666666667" calcext:value-type="float">
            <text:p>271,7</text:p>
          </table:table-cell>
          <table:table-cell table:formula="of:=100-([.O233]/1480)*100" office:value-type="float" office:value="81.6451576576576" calcext:value-type="float">
            <text:p>81,6</text:p>
          </table:table-cell>
          <table:table-cell office:value-type="float" office:value="46.8777777777778" calcext:value-type="float">
            <text:p>46,9</text:p>
          </table:table-cell>
          <table:table-cell table:style-name="ce9" table:formula="of:=100-([.Q233]/1480)*100" office:value-type="float" office:value="96.8325825825826" calcext:value-type="float">
            <text:p>96,8</text:p>
          </table:table-cell>
          <table:table-cell table:number-columns-repeated="1003"/>
        </table:table-row>
        <table:table-row table:style-name="ro2">
          <table:table-cell table:formula="of:=[.A233]+0.5" office:value-type="float" office:value="116.5" calcext:value-type="float">
            <text:p>116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4:2:17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6" calcext:value-type="float">
            <text:p>4066</text:p>
          </table:table-cell>
          <table:table-cell office:value-type="float" office:value="3884" calcext:value-type="float">
            <text:p>388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72.808888888889" calcext:value-type="float">
            <text:p>272,8</text:p>
          </table:table-cell>
          <table:table-cell table:formula="of:=100-([.O234]/1480)*100" office:value-type="float" office:value="81.566966966967" calcext:value-type="float">
            <text:p>81,6</text:p>
          </table:table-cell>
          <table:table-cell office:value-type="float" office:value="47.0780555555556" calcext:value-type="float">
            <text:p>47,1</text:p>
          </table:table-cell>
          <table:table-cell table:style-name="ce9" table:formula="of:=100-([.Q234]/1480)*100" office:value-type="float" office:value="96.8190503003003" calcext:value-type="float">
            <text:p>96,8</text:p>
          </table:table-cell>
          <table:table-cell table:number-columns-repeated="1003"/>
        </table:table-row>
        <table:table-row table:style-name="ro2">
          <table:table-cell table:formula="of:=[.A234]+0.5" office:value-type="float" office:value="117" calcext:value-type="float">
            <text:p>117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4:2:47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6" calcext:value-type="float">
            <text:p>4066</text:p>
          </table:table-cell>
          <table:table-cell office:value-type="float" office:value="3884" calcext:value-type="float">
            <text:p>388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73.966111111111" calcext:value-type="float">
            <text:p>274,0</text:p>
          </table:table-cell>
          <table:table-cell table:formula="of:=100-([.O235]/1480)*100" office:value-type="float" office:value="81.4887762762763" calcext:value-type="float">
            <text:p>81,5</text:p>
          </table:table-cell>
          <table:table-cell office:value-type="float" office:value="47.2827777777778" calcext:value-type="float">
            <text:p>47,3</text:p>
          </table:table-cell>
          <table:table-cell table:style-name="ce9" table:formula="of:=100-([.Q235]/1480)*100" office:value-type="float" office:value="96.8052177177177" calcext:value-type="float">
            <text:p>96,8</text:p>
          </table:table-cell>
          <table:table-cell table:number-columns-repeated="1003"/>
        </table:table-row>
        <table:table-row table:style-name="ro2">
          <table:table-cell table:formula="of:=[.A235]+0.5" office:value-type="float" office:value="117.5" calcext:value-type="float">
            <text:p>117,5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6" calcext:value-type="float">
            <text:p>4066</text:p>
          </table:table-cell>
          <table:table-cell office:value-type="float" office:value="3884" calcext:value-type="float">
            <text:p>3884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75.123333333333" calcext:value-type="float">
            <text:p>275,1</text:p>
          </table:table-cell>
          <table:table-cell table:formula="of:=100-([.O236]/1480)*100" office:value-type="float" office:value="81.4105855855856" calcext:value-type="float">
            <text:p>81,4</text:p>
          </table:table-cell>
          <table:table-cell office:value-type="float" office:value="47.2827777777778" calcext:value-type="float">
            <text:p>47,3</text:p>
          </table:table-cell>
          <table:table-cell table:style-name="ce9" table:formula="of:=100-([.Q236]/1480)*100" office:value-type="float" office:value="96.8052177177177" calcext:value-type="float">
            <text:p>96,8</text:p>
          </table:table-cell>
          <table:table-cell table:number-columns-repeated="1003"/>
        </table:table-row>
        <table:table-row table:style-name="ro2">
          <table:table-cell table:formula="of:=[.A236]+0.5" office:value-type="float" office:value="118" calcext:value-type="float">
            <text:p>118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4:3:48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5" calcext:value-type="float">
            <text:p>4065</text:p>
          </table:table-cell>
          <table:table-cell office:value-type="float" office:value="3883" calcext:value-type="float">
            <text:p>3883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270.00</text:p>
          </table:table-cell>
          <table:table-cell office:value-type="float" office:value="276.249166666667" calcext:value-type="float">
            <text:p>276,2</text:p>
          </table:table-cell>
          <table:table-cell table:formula="of:=100-([.O237]/1480)*100" office:value-type="float" office:value="81.3345157657657" calcext:value-type="float">
            <text:p>81,3</text:p>
          </table:table-cell>
          <table:table-cell office:value-type="float" office:value="47.6830555555556" calcext:value-type="float">
            <text:p>47,7</text:p>
          </table:table-cell>
          <table:table-cell table:style-name="ce9" table:formula="of:=100-([.Q237]/1480)*100" office:value-type="float" office:value="96.7781719219219" calcext:value-type="float">
            <text:p>96,8</text:p>
          </table:table-cell>
          <table:table-cell table:number-columns-repeated="1003"/>
        </table:table-row>
        <table:table-row table:style-name="ro2">
          <table:table-cell table:formula="of:=[.A237]+0.5" office:value-type="float" office:value="118.5" calcext:value-type="float">
            <text:p>118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4:4:18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5" calcext:value-type="float">
            <text:p>4065</text:p>
          </table:table-cell>
          <table:table-cell office:value-type="float" office:value="3882" calcext:value-type="float">
            <text:p>3882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77.374722222222" calcext:value-type="float">
            <text:p>277,4</text:p>
          </table:table-cell>
          <table:table-cell table:formula="of:=100-([.O238]/1480)*100" office:value-type="float" office:value="81.2584647147147" calcext:value-type="float">
            <text:p>81,3</text:p>
          </table:table-cell>
          <table:table-cell office:value-type="float" office:value="47.8877777777778" calcext:value-type="float">
            <text:p>47,9</text:p>
          </table:table-cell>
          <table:table-cell table:style-name="ce9" table:formula="of:=100-([.Q238]/1480)*100" office:value-type="float" office:value="96.7643393393393" calcext:value-type="float">
            <text:p>96,8</text:p>
          </table:table-cell>
          <table:table-cell table:number-columns-repeated="1003"/>
        </table:table-row>
        <table:table-row table:style-name="ro2">
          <table:table-cell table:formula="of:=[.A238]+0.5" office:value-type="float" office:value="119" calcext:value-type="float">
            <text:p>119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4:4:48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08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6" calcext:value-type="float">
            <text:p>4066</text:p>
          </table:table-cell>
          <table:table-cell office:value-type="float" office:value="3881" calcext:value-type="float">
            <text:p>3881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78.562222222222" calcext:value-type="float">
            <text:p>278,6</text:p>
          </table:table-cell>
          <table:table-cell table:formula="of:=100-([.O239]/1480)*100" office:value-type="float" office:value="81.1782282282283" calcext:value-type="float">
            <text:p>81,2</text:p>
          </table:table-cell>
          <table:table-cell office:value-type="float" office:value="48.0925" calcext:value-type="float">
            <text:p>48,1</text:p>
          </table:table-cell>
          <table:table-cell table:style-name="ce9" table:formula="of:=100-([.Q239]/1480)*100" office:value-type="float" office:value="96.7505067567567" calcext:value-type="float">
            <text:p>96,8</text:p>
          </table:table-cell>
          <table:table-cell table:number-columns-repeated="1003"/>
        </table:table-row>
        <table:table-row table:style-name="ro2">
          <table:table-cell table:formula="of:=[.A239]+0.5" office:value-type="float" office:value="119.5" calcext:value-type="float">
            <text:p>119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4:5:18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5" calcext:value-type="float">
            <text:p>4065</text:p>
          </table:table-cell>
          <table:table-cell office:value-type="float" office:value="3880" calcext:value-type="float">
            <text:p>388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79.718611111111" calcext:value-type="float">
            <text:p>279,7</text:p>
          </table:table-cell>
          <table:table-cell table:formula="of:=100-([.O240]/1480)*100" office:value-type="float" office:value="81.1000938438439" calcext:value-type="float">
            <text:p>81,1</text:p>
          </table:table-cell>
          <table:table-cell office:value-type="float" office:value="48.2927777777778" calcext:value-type="float">
            <text:p>48,3</text:p>
          </table:table-cell>
          <table:table-cell table:style-name="ce9" table:formula="of:=100-([.Q240]/1480)*100" office:value-type="float" office:value="96.7369744744745" calcext:value-type="float">
            <text:p>96,7</text:p>
          </table:table-cell>
          <table:table-cell table:number-columns-repeated="1003"/>
        </table:table-row>
        <table:table-row table:style-name="ro2">
          <table:table-cell table:formula="of:=[.A240]+0.5" office:value-type="float" office:value="120" calcext:value-type="float">
            <text:p>120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4:5:48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21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5" calcext:value-type="float">
            <text:p>4065</text:p>
          </table:table-cell>
          <table:table-cell office:value-type="float" office:value="3880" calcext:value-type="float">
            <text:p>3880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270.00</text:p>
          </table:table-cell>
          <table:table-cell office:value-type="float" office:value="280.875" calcext:value-type="float">
            <text:p>280,9</text:p>
          </table:table-cell>
          <table:table-cell table:formula="of:=100-([.O241]/1480)*100" office:value-type="float" office:value="81.0219594594595" calcext:value-type="float">
            <text:p>81,0</text:p>
          </table:table-cell>
          <table:table-cell office:value-type="float" office:value="48.4975" calcext:value-type="float">
            <text:p>48,5</text:p>
          </table:table-cell>
          <table:table-cell table:style-name="ce9" table:formula="of:=100-([.Q241]/1480)*100" office:value-type="float" office:value="96.7231418918919" calcext:value-type="float">
            <text:p>96,7</text:p>
          </table:table-cell>
          <table:table-cell table:number-columns-repeated="1003"/>
        </table:table-row>
        <table:table-row table:style-name="ro2">
          <table:table-cell table:formula="of:=[.A241]+0.5" office:value-type="float" office:value="120.5" calcext:value-type="float">
            <text:p>120,5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4:6:19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501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4" calcext:value-type="float">
            <text:p>4064</text:p>
          </table:table-cell>
          <table:table-cell office:value-type="float" office:value="3879" calcext:value-type="float">
            <text:p>387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81.999722222222" calcext:value-type="float">
            <text:p>282,0</text:p>
          </table:table-cell>
          <table:table-cell table:formula="of:=100-([.O242]/1480)*100" office:value-type="float" office:value="80.9459647147147" calcext:value-type="float">
            <text:p>80,9</text:p>
          </table:table-cell>
          <table:table-cell office:value-type="float" office:value="48.6975" calcext:value-type="float">
            <text:p>48,7</text:p>
          </table:table-cell>
          <table:table-cell table:style-name="ce9" table:formula="of:=100-([.Q242]/1480)*100" office:value-type="float" office:value="96.7096283783784" calcext:value-type="float">
            <text:p>96,7</text:p>
          </table:table-cell>
          <table:table-cell table:number-columns-repeated="1003"/>
        </table:table-row>
        <table:table-row table:style-name="ro2">
          <table:table-cell table:formula="of:=[.A242]+0.5" office:value-type="float" office:value="121" calcext:value-type="float">
            <text:p>121,0</text:p>
          </table:table-cell>
          <table:table-cell table:style-name="ce4" office:value-type="string" calcext:value-type="string">
            <text:p>29/7/2018</text:p>
          </table:table-cell>
          <table:table-cell table:style-name="ce4" office:value-type="string" calcext:value-type="string">
            <text:p>14:6:49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5020.00</text:p>
          </table:table-cell>
          <table:table-cell office:value-type="float" office:value="4300" calcext:value-type="float">
            <text:p>4300</text:p>
          </table:table-cell>
          <table:table-cell office:value-type="float" office:value="4064" calcext:value-type="float">
            <text:p>4064</text:p>
          </table:table-cell>
          <table:table-cell office:value-type="float" office:value="3879" calcext:value-type="float">
            <text:p>3879</text:p>
          </table:table-cell>
          <table:table-cell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70.00</text:p>
          </table:table-cell>
          <table:table-cell office:value-type="float" office:value="283.155833333333" calcext:value-type="float">
            <text:p>283,2</text:p>
          </table:table-cell>
          <table:table-cell table:formula="of:=100-([.O243]/1480)*100" office:value-type="float" office:value="80.8678490990991" calcext:value-type="float">
            <text:p>80,9</text:p>
          </table:table-cell>
          <table:table-cell office:value-type="float" office:value="48.8975" calcext:value-type="float">
            <text:p>48,9</text:p>
          </table:table-cell>
          <table:table-cell table:style-name="ce9" table:formula="of:=100-([.Q243]/1480)*100" office:value-type="float" office:value="96.6961148648649" calcext:value-type="float">
            <text:p>96,7</text:p>
          </table:table-cell>
          <table:table-cell table:number-columns-repeated="1003"/>
        </table:table-row>
        <table:table-row table:style-name="ro2" table:number-rows-repeated="8">
          <table:table-cell/>
          <table:table-cell table:style-name="ce4" table:number-columns-repeated="2"/>
          <table:table-cell table:number-columns-repeated="1018"/>
        </table:table-row>
        <table:table-row table:style-name="ro2" table:number-rows-repeated="1048324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4">00/00/0000</text:date>, <text:time style:data-style-name="N2" text:time-value="12:38:02.303099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4T13:11:09.597133762</dc:date>
    <meta:editing-duration>PT11H55M</meta:editing-duration>
    <meta:editing-cycles>11</meta:editing-cycles>
    <meta:generator>LibreOffice/5.1.6.2$Linux_x86 LibreOffice_project/10m0$Build-2</meta:generator>
    <meta:document-statistic meta:table-count="1" meta:cell-count="42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false" chart:axis-position="0"/>
      <style:graphic-properties svg:stroke-width="0.08cm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pt" fo:font-weight="bold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width="0.08cm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title svg:x="3.916cm" svg:y="0.316cm" chart:style-name="ch2">
          <text:p>Evolution de la tension de batterie Vbat</text:p>
        </chart:title>
        <chart:subtitle svg:x="5.601cm" svg:y="1.301cm" chart:style-name="ch3">
          <text:p>Modes "sleep" et "no-sleep"</text:p>
        </chart:subtitle>
        <chart:legend chart:legend-position="end" svg:x="11.607cm" svg:y="3.946cm" style:legend-expansion="high" chart:style-name="ch4"/>
        <chart:plot-area chart:style-name="ch5" table:cell-range-address="journal.A2:journal.A243 journal.H1:journal.I243" chart:data-source-has-labels="both" svg:x="1.386cm" svg:y="2.138cm" svg:width="9.902cm" svg:height="5.646cm">
          <chartooo:coordinate-region svg:x="2.399cm" svg:y="2.257cm" svg:width="8.782cm" svg:height="4.655cm"/>
          <chart:axis chart:dimension="x" chart:name="primary-x" chart:style-name="ch6" chartooo:axis-type="auto">
            <chartooo:date-scale/>
            <chart:title svg:x="11.389cm" svg:y="6.521cm" chart:style-name="ch7">
              <text:p>t (mn)</text:p>
            </chart:title>
            <chart:categories table:cell-range-address="journal.A2:journal.A243"/>
          </chart:axis>
          <chart:axis chart:dimension="y" chart:name="primary-y" chart:style-name="ch8">
            <chart:title svg:x="2.111cm" svg:y="1.975cm" chart:style-name="ch9">
              <text:p>Vbat (mV)</text:p>
            </chart:title>
            <chart:grid chart:style-name="ch10" chart:class="major"/>
          </chart:axis>
          <chart:series chart:style-name="ch11" chart:values-cell-range-address="journal.H2:journal.H243" chart:label-cell-address="journal.H1:journal.H1" chart:class="chart:line">
            <chart:data-point chart:repeated="242"/>
          </chart:series>
          <chart:series chart:style-name="ch12" chart:values-cell-range-address="" chart:class="chart:line">
            <chart:data-point/>
          </chart:series>
          <chart:series chart:style-name="ch13" chart:values-cell-range-address="journal.I2:journal.I243" chart:label-cell-address="journal.I1:journal.I1" chart:class="chart:line">
            <chart:data-point chart:repeated="24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bat (mV) sleep</text:p>
                <draw:g>
                  <svg:desc>journal.H1:journal.H1</svg:desc>
                </draw:g>
              </table:table-cell>
              <table:table-cell office:value-type="string">
                <text:p>Vbat (mV) no sleep</text:p>
                <draw:g>
                  <svg:desc>journal.I1:journal.I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journal.A2:journal.A243</svg:desc>
                </draw:g>
              </table:table-cell>
              <table:table-cell office:value-type="float" office:value="4101">
                <text:p>4101</text:p>
                <draw:g>
                  <svg:desc>journal.H2:journal.H243</svg:desc>
                </draw:g>
              </table:table-cell>
              <table:table-cell office:value-type="float" office:value="4052">
                <text:p>4052</text:p>
                <draw:g>
                  <svg:desc>journal.I2:journal.I24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101">
                <text:p>4101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101">
                <text:p>4101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101">
                <text:p>4101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101">
                <text:p>4101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01">
                <text:p>4101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4101">
                <text:p>4101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01">
                <text:p>4101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101">
                <text:p>4101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01">
                <text:p>4101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4101">
                <text:p>4101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100">
                <text:p>410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4100">
                <text:p>410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99">
                <text:p>4099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4099">
                <text:p>4099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99">
                <text:p>4099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4099">
                <text:p>4099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099">
                <text:p>4099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4099">
                <text:p>4099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99">
                <text:p>4099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4099">
                <text:p>4099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099">
                <text:p>4099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4099">
                <text:p>4099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099">
                <text:p>4099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4099">
                <text:p>4099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098">
                <text:p>4098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4098">
                <text:p>4098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098">
                <text:p>4098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4098">
                <text:p>4098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99">
                <text:p>4099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4098">
                <text:p>4098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97">
                <text:p>4097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4097">
                <text:p>4097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097">
                <text:p>4097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4097">
                <text:p>4097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096">
                <text:p>4096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4097">
                <text:p>4097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096">
                <text:p>4096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4096">
                <text:p>4096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96">
                <text:p>4096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4095">
                <text:p>4095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096">
                <text:p>4096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4095">
                <text:p>4095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095">
                <text:p>4095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4095">
                <text:p>4095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095">
                <text:p>4095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95">
                <text:p>4095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94">
                <text:p>4094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094">
                <text:p>4094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094">
                <text:p>4094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093">
                <text:p>4093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093">
                <text:p>4093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094">
                <text:p>4094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093">
                <text:p>4093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093">
                <text:p>4093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093">
                <text:p>4093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093">
                <text:p>4093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093">
                <text:p>4093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4093">
                <text:p>4093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93">
                <text:p>4093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4092">
                <text:p>4092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092">
                <text:p>4092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4092">
                <text:p>4092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092">
                <text:p>4092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4091">
                <text:p>4091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091">
                <text:p>4091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4091">
                <text:p>409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091">
                <text:p>4091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091">
                <text:p>4091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091">
                <text:p>4091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4091">
                <text:p>4091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091">
                <text:p>4091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4091">
                <text:p>4091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091">
                <text:p>4091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4091">
                <text:p>4091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090">
                <text:p>4090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4089">
                <text:p>4089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091">
                <text:p>4091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4090">
                <text:p>409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89">
                <text:p>4089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4090">
                <text:p>4090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090">
                <text:p>4090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4089">
                <text:p>4089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089">
                <text:p>4089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4088">
                <text:p>4088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088">
                <text:p>408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088">
                <text:p>408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088">
                <text:p>4088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4088">
                <text:p>4088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088">
                <text:p>4088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4088">
                <text:p>4088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087">
                <text:p>4087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4088">
                <text:p>4088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088">
                <text:p>4088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4087">
                <text:p>4087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087">
                <text:p>4087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4087">
                <text:p>4087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086">
                <text:p>4086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4087">
                <text:p>4087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87">
                <text:p>4087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4086">
                <text:p>4086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086">
                <text:p>4086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4085">
                <text:p>4085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086">
                <text:p>4086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4086">
                <text:p>4086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086">
                <text:p>4086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4085">
                <text:p>4085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084">
                <text:p>4084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4085">
                <text:p>4085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085">
                <text:p>4085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4084">
                <text:p>4084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084">
                <text:p>4084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4084">
                <text:p>4084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084">
                <text:p>4084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4084">
                <text:p>4084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084">
                <text:p>4084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4084">
                <text:p>4084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084">
                <text:p>408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4084">
                <text:p>4084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084">
                <text:p>4084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4083">
                <text:p>4083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083">
                <text:p>4083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4083">
                <text:p>408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083">
                <text:p>408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4082">
                <text:p>4082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082">
                <text:p>4082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4082">
                <text:p>4082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82">
                <text:p>4082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4081">
                <text:p>4081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081">
                <text:p>4081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4082">
                <text:p>4082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082">
                <text:p>4082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4081">
                <text:p>4081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080">
                <text:p>408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4081">
                <text:p>4081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080">
                <text:p>4080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081">
                <text:p>4081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080">
                <text:p>4080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4080">
                <text:p>4080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080">
                <text:p>4080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4080">
                <text:p>4080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080">
                <text:p>4080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4080">
                <text:p>4080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080">
                <text:p>4080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4079">
                <text:p>4079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079">
                <text:p>4079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4079">
                <text:p>4079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079">
                <text:p>4079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4079">
                <text:p>4079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079">
                <text:p>4079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4079">
                <text:p>4079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079">
                <text:p>4079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4078">
                <text:p>4078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078">
                <text:p>4078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4078">
                <text:p>4078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078">
                <text:p>4078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4077">
                <text:p>4077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077">
                <text:p>4077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4077">
                <text:p>4077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077">
                <text:p>4077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4077">
                <text:p>4077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077">
                <text:p>4077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4077">
                <text:p>4077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076">
                <text:p>4076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4076">
                <text:p>4076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076">
                <text:p>4076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4076">
                <text:p>4076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076">
                <text:p>4076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4076">
                <text:p>4076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075">
                <text:p>4075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4069">
                <text:p>406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069">
                <text:p>4069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4076">
                <text:p>4076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075">
                <text:p>4075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4075">
                <text:p>4075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075">
                <text:p>4075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4075">
                <text:p>4075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074">
                <text:p>407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4074">
                <text:p>407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075">
                <text:p>4075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4074">
                <text:p>4074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074">
                <text:p>4074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4074">
                <text:p>4074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074">
                <text:p>4074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4073">
                <text:p>4073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073">
                <text:p>4073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4072">
                <text:p>4072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072">
                <text:p>4072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4072">
                <text:p>4072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072">
                <text:p>4072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4072">
                <text:p>4072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072">
                <text:p>4072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4072">
                <text:p>4072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072">
                <text:p>4072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4072">
                <text:p>4072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072">
                <text:p>4072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4072">
                <text:p>4072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072">
                <text:p>4072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4071">
                <text:p>4071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71">
                <text:p>4071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4071">
                <text:p>4071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071">
                <text:p>4071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4071">
                <text:p>4071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071">
                <text:p>407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4071">
                <text:p>407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070">
                <text:p>4070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4070">
                <text:p>4070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070">
                <text:p>4070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4070">
                <text:p>4070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070">
                <text:p>4070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4070">
                <text:p>4070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070">
                <text:p>4070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4070">
                <text:p>407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069">
                <text:p>4069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4069">
                <text:p>4069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069">
                <text:p>4069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4068">
                <text:p>4068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068">
                <text:p>4068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4068">
                <text:p>4068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068">
                <text:p>4068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4068">
                <text:p>4068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068">
                <text:p>4068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4068">
                <text:p>4068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068">
                <text:p>4068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4068">
                <text:p>4068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068">
                <text:p>4068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4067">
                <text:p>4067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068">
                <text:p>4068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4067">
                <text:p>4067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066">
                <text:p>4066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4067">
                <text:p>4067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067">
                <text:p>4067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4066">
                <text:p>40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066">
                <text:p>40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4066">
                <text:p>40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065">
                <text:p>4065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4065">
                <text:p>4065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066">
                <text:p>4066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4065">
                <text:p>4065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065">
                <text:p>4065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4064">
                <text:p>4064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064">
                <text:p>4064</text:p>
              </table:table-cell>
              <table:table-cell office:value-type="float" office:value="3879">
                <text:p>3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3cm" draw:fill-color="#ffffc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fals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chart-properties style:rotation-angle="0"/>
      <style:text-properties fo:font-size="12pt" fo:font-weight="bold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width="0.08cm"/>
      <style:text-properties fo:font-size="12pt" fo:font-weight="bold" style:font-size-asian="10pt" style:font-size-complex="10pt"/>
    </style:style>
    <style:style style:name="ch9" style:family="chart">
      <style:chart-properties style:rotation-angle="90"/>
      <style:text-properties fo:font-size="12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99ff66" draw:fill-color="#99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3cm" draw:fill="solid" draw:fill-color="#dddddd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953cm" svg:y="0.316cm" chart:style-name="ch2">
          <text:p>Energie délivrée par la batterie et consommée par le microcontrôleur</text:p>
        </chart:title>
        <chart:subtitle svg:x="3.633cm" svg:y="1.301cm" chart:style-name="ch3">
          <text:p>Comparaison entre les modes "no-sleep" et "sleep"</text:p>
        </chart:subtitle>
        <chart:legend svg:x="10.573cm" svg:y="3.423cm" style:legend-expansion="custom" chartooo:width="4.203cm" chartooo:height="1.108cm" style:legend-expansion-aspect-ratio="3.79332129963899" chart:style-name="ch4"/>
        <chart:plot-area chart:style-name="ch5" table:cell-range-address="journal.A2:journal.A243 journal.O1:journal.O243 journal.Q1:journal.Q243" chart:data-source-has-labels="both" svg:x="0.49cm" svg:y="3.024cm" svg:width="9.774cm" svg:height="5.539cm">
          <chartooo:coordinate-region svg:x="1.44cm" svg:y="3.259cm" svg:width="8.824cm" svg:height="4.381cm"/>
          <chart:axis chart:dimension="x" chart:name="primary-x" chart:style-name="ch6" chartooo:axis-type="auto">
            <chartooo:date-scale/>
            <chart:title svg:x="10.517cm" svg:y="7.246cm" chart:style-name="ch7">
              <text:p>t (mn)</text:p>
            </chart:title>
            <chart:categories table:cell-range-address="journal.A2:journal.A243"/>
          </chart:axis>
          <chart:axis chart:dimension="y" chart:name="primary-y" chart:style-name="ch8">
            <chart:title svg:x="1.108cm" svg:y="3.13cm" chart:style-name="ch9">
              <text:p>Ec (mWh)</text:p>
            </chart:title>
            <chart:grid chart:style-name="ch10" chart:class="major"/>
          </chart:axis>
          <chart:series chart:style-name="ch11" chart:values-cell-range-address="journal.O2:journal.O243" chart:label-cell-address="journal.O1:journal.O1" chart:class="chart:line">
            <chart:data-point chart:repeated="242"/>
          </chart:series>
          <chart:series chart:style-name="ch12" chart:values-cell-range-address="journal.Q2:journal.Q243" chart:label-cell-address="journal.Q1:journal.Q1" chart:class="chart:line">
            <chart:data-point chart:repeated="2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 (mWh) no-sleep</text:p>
                <draw:g>
                  <svg:desc>journal.O1:journal.O1</svg:desc>
                </draw:g>
              </table:table-cell>
              <table:table-cell office:value-type="string">
                <text:p>Ec (mWh) sleep</text:p>
                <draw:g>
                  <svg:desc>journal.Q1:journal.Q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journal.A2:journal.A243</svg:desc>
                </draw:g>
              </table:table-cell>
              <table:table-cell office:value-type="float" office:value="0">
                <text:p>0</text:p>
                <draw:g>
                  <svg:desc>journal.O2:journal.O243</svg:desc>
                </draw:g>
              </table:table-cell>
              <table:table-cell office:value-type="float" office:value="0">
                <text:p>0</text:p>
                <draw:g>
                  <svg:desc>journal.Q2:journal.Q24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21555555555556">
                <text:p>1.21555555555556</text:p>
              </table:table-cell>
              <table:table-cell office:value-type="float" office:value="0.204166666666667">
                <text:p>0.20416666666666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.43138888888889">
                <text:p>2.43138888888889</text:p>
              </table:table-cell>
              <table:table-cell office:value-type="float" office:value="0.408333333333333">
                <text:p>0.408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4722222222222">
                <text:p>3.64722222222222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.85944444444445">
                <text:p>4.85944444444445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07111111111111">
                <text:p>6.07111111111111</text:p>
              </table:table-cell>
              <table:table-cell office:value-type="float" office:value="1.02083333333333">
                <text:p>1.0208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7.28277777777778">
                <text:p>7.28277777777778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46111111111111">
                <text:p>8.46111111111111</text:p>
              </table:table-cell>
              <table:table-cell office:value-type="float" office:value="1.42916666666667">
                <text:p>1.42916666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.46111111111111">
                <text:p>8.46111111111111</text:p>
              </table:table-cell>
              <table:table-cell office:value-type="float" office:value="1.63333333333333">
                <text:p>1.63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85">
                <text:p>10.85</text:p>
              </table:table-cell>
              <table:table-cell office:value-type="float" office:value="1.8375">
                <text:p>1.83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2.0272222222222">
                <text:p>12.0272222222222</text:p>
              </table:table-cell>
              <table:table-cell office:value-type="float" office:value="2.04194444444444">
                <text:p>2.041944444444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2044444444444">
                <text:p>13.2044444444444</text:p>
              </table:table-cell>
              <table:table-cell office:value-type="float" office:value="2.24388888888889">
                <text:p>2.2438888888888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4.3816666666667">
                <text:p>14.3816666666667</text:p>
              </table:table-cell>
              <table:table-cell office:value-type="float" office:value="2.44111111111111">
                <text:p>2.441111111111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.5580555555556">
                <text:p>15.5580555555556</text:p>
              </table:table-cell>
              <table:table-cell office:value-type="float" office:value="2.64277777777778">
                <text:p>2.6427777777777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5.5580555555556">
                <text:p>15.5580555555556</text:p>
              </table:table-cell>
              <table:table-cell office:value-type="float" office:value="2.84444444444444">
                <text:p>2.844444444444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.9430555555556">
                <text:p>17.9430555555556</text:p>
              </table:table-cell>
              <table:table-cell office:value-type="float" office:value="3.04611111111111">
                <text:p>3.04611111111111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9.1186111111111">
                <text:p>19.1186111111111</text:p>
              </table:table-cell>
              <table:table-cell office:value-type="float" office:value="3.04611111111111">
                <text:p>3.046111111111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0.3263888888889">
                <text:p>20.3263888888889</text:p>
              </table:table-cell>
              <table:table-cell office:value-type="float" office:value="3.44944444444444">
                <text:p>3.4494444444444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1.5013888888889">
                <text:p>21.5013888888889</text:p>
              </table:table-cell>
              <table:table-cell office:value-type="float" office:value="3.65111111111111">
                <text:p>3.651111111111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6761111111111">
                <text:p>22.6761111111111</text:p>
              </table:table-cell>
              <table:table-cell office:value-type="float" office:value="3.85277777777778">
                <text:p>3.85277777777778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3.8505555555556">
                <text:p>23.8505555555556</text:p>
              </table:table-cell>
              <table:table-cell office:value-type="float" office:value="4.05444444444444">
                <text:p>4.054444444444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.025">
                <text:p>25.025</text:p>
              </table:table-cell>
              <table:table-cell office:value-type="float" office:value="4.26083333333333">
                <text:p>4.26083333333333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6.2316666666667">
                <text:p>26.2316666666667</text:p>
              </table:table-cell>
              <table:table-cell office:value-type="float" office:value="4.46722222222222">
                <text:p>4.467222222222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.4052777777778">
                <text:p>27.4052777777778</text:p>
              </table:table-cell>
              <table:table-cell office:value-type="float" office:value="4.66888888888889">
                <text:p>4.66888888888889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8.5788888888889">
                <text:p>28.5788888888889</text:p>
              </table:table-cell>
              <table:table-cell office:value-type="float" office:value="4.87527777777778">
                <text:p>4.875277777777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9.7847222222222">
                <text:p>29.7847222222222</text:p>
              </table:table-cell>
              <table:table-cell office:value-type="float" office:value="5.07694444444444">
                <text:p>5.0769444444444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30.99">
                <text:p>30.99</text:p>
              </table:table-cell>
              <table:table-cell office:value-type="float" office:value="5.27861111111111">
                <text:p>5.278611111111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2.195">
                <text:p>32.195</text:p>
              </table:table-cell>
              <table:table-cell office:value-type="float" office:value="5.48027777777778">
                <text:p>5.48027777777778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33.4">
                <text:p>33.4</text:p>
              </table:table-cell>
              <table:table-cell office:value-type="float" office:value="5.68194444444444">
                <text:p>5.681944444444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4.6047222222222">
                <text:p>34.6047222222222</text:p>
              </table:table-cell>
              <table:table-cell office:value-type="float" office:value="5.88361111111111">
                <text:p>5.88361111111111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34.6047222222222">
                <text:p>34.6047222222222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7.0130555555556">
                <text:p>37.0130555555556</text:p>
              </table:table-cell>
              <table:table-cell office:value-type="float" office:value="6.29611111111111">
                <text:p>6.29611111111111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38.2169444444444">
                <text:p>38.2169444444444</text:p>
              </table:table-cell>
              <table:table-cell office:value-type="float" office:value="6.50222222222222">
                <text:p>6.5022222222222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9.3880555555556">
                <text:p>39.3880555555556</text:p>
              </table:table-cell>
              <table:table-cell office:value-type="float" office:value="6.70388888888889">
                <text:p>6.70388888888889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40.5913888888889">
                <text:p>40.5913888888889</text:p>
              </table:table-cell>
              <table:table-cell office:value-type="float" office:value="6.90555555555556">
                <text:p>6.905555555555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.7944444444444">
                <text:p>41.7944444444444</text:p>
              </table:table-cell>
              <table:table-cell office:value-type="float" office:value="7.10722222222222">
                <text:p>7.10722222222222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43.0297222222222">
                <text:p>43.0297222222222</text:p>
              </table:table-cell>
              <table:table-cell office:value-type="float" office:value="7.31333333333333">
                <text:p>7.313333333333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4.265">
                <text:p>44.265</text:p>
              </table:table-cell>
              <table:table-cell office:value-type="float" office:value="7.515">
                <text:p>7.515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45.4675">
                <text:p>45.4675</text:p>
              </table:table-cell>
              <table:table-cell office:value-type="float" office:value="7.72111111111111">
                <text:p>7.721111111111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6.6697222222222">
                <text:p>46.6697222222222</text:p>
              </table:table-cell>
              <table:table-cell office:value-type="float" office:value="7.92277777777778">
                <text:p>7.92277777777778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47.8711111111111">
                <text:p>47.8711111111111</text:p>
              </table:table-cell>
              <table:table-cell office:value-type="float" office:value="8.12444444444444">
                <text:p>8.124444444444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7.8711111111111">
                <text:p>47.8711111111111</text:p>
              </table:table-cell>
              <table:table-cell office:value-type="float" office:value="8.33055555555556">
                <text:p>8.33055555555556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50.3061111111111">
                <text:p>50.3061111111111</text:p>
              </table:table-cell>
              <table:table-cell office:value-type="float" office:value="8.53222222222222">
                <text:p>8.532222222222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1.5069444444444">
                <text:p>51.5069444444444</text:p>
              </table:table-cell>
              <table:table-cell office:value-type="float" office:value="8.73388888888889">
                <text:p>8.73388888888889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52.675">
                <text:p>52.675</text:p>
              </table:table-cell>
              <table:table-cell office:value-type="float" office:value="8.93555555555556">
                <text:p>8.9355555555555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3.9077777777778">
                <text:p>53.9077777777778</text:p>
              </table:table-cell>
              <table:table-cell office:value-type="float" office:value="9.13722222222222">
                <text:p>9.13722222222222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55.1405555555556">
                <text:p>55.1405555555556</text:p>
              </table:table-cell>
              <table:table-cell office:value-type="float" office:value="9.13722222222222">
                <text:p>9.1372222222222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6.3733333333333">
                <text:p>56.3733333333333</text:p>
              </table:table-cell>
              <table:table-cell office:value-type="float" office:value="9.53583333333333">
                <text:p>9.5358333333333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57.5730555555556">
                <text:p>57.5730555555556</text:p>
              </table:table-cell>
              <table:table-cell office:value-type="float" office:value="9.7375">
                <text:p>9.737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8.8044444444444">
                <text:p>58.8044444444444</text:p>
              </table:table-cell>
              <table:table-cell office:value-type="float" office:value="9.93916666666667">
                <text:p>9.9391666666666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60.0358333333333">
                <text:p>60.0358333333333</text:p>
              </table:table-cell>
              <table:table-cell office:value-type="float" office:value="10.1408333333333">
                <text:p>10.14083333333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1.2347222222222">
                <text:p>61.2347222222222</text:p>
              </table:table-cell>
              <table:table-cell office:value-type="float" office:value="10.3469444444444">
                <text:p>10.3469444444444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62.4333333333333">
                <text:p>62.4333333333333</text:p>
              </table:table-cell>
              <table:table-cell office:value-type="float" office:value="10.5486111111111">
                <text:p>10.548611111111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3.6316666666667">
                <text:p>63.6316666666667</text:p>
              </table:table-cell>
              <table:table-cell office:value-type="float" office:value="10.7683333333333">
                <text:p>10.768333333333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64.8294444444444">
                <text:p>64.8294444444444</text:p>
              </table:table-cell>
              <table:table-cell office:value-type="float" office:value="10.7683333333333">
                <text:p>10.76833333333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6.0272222222222">
                <text:p>66.0272222222222</text:p>
              </table:table-cell>
              <table:table-cell office:value-type="float" office:value="11.1669444444444">
                <text:p>11.1669444444444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67.2247222222222">
                <text:p>67.2247222222222</text:p>
              </table:table-cell>
              <table:table-cell office:value-type="float" office:value="11.3730555555556">
                <text:p>11.37305555555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8.4219444444445">
                <text:p>68.4219444444445</text:p>
              </table:table-cell>
              <table:table-cell office:value-type="float" office:value="11.5747222222222">
                <text:p>11.5747222222222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69.6188888888889">
                <text:p>69.6188888888889</text:p>
              </table:table-cell>
              <table:table-cell office:value-type="float" office:value="11.7761111111111">
                <text:p>11.77611111111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0.8155555555556">
                <text:p>70.8155555555556</text:p>
              </table:table-cell>
              <table:table-cell office:value-type="float" office:value="11.9822222222222">
                <text:p>11.9822222222222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72.0447222222222">
                <text:p>72.0447222222222</text:p>
              </table:table-cell>
              <table:table-cell office:value-type="float" office:value="12.1836111111111">
                <text:p>12.183611111111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3.2411111111111">
                <text:p>73.2411111111111</text:p>
              </table:table-cell>
              <table:table-cell office:value-type="float" office:value="12.385">
                <text:p>12.385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74.4372222222222">
                <text:p>74.4372222222222</text:p>
              </table:table-cell>
              <table:table-cell office:value-type="float" office:value="12.385">
                <text:p>12.3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5.6330555555556">
                <text:p>75.6330555555556</text:p>
              </table:table-cell>
              <table:table-cell office:value-type="float" office:value="12.7877777777778">
                <text:p>12.7877777777778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76.8608333333333">
                <text:p>76.8608333333333</text:p>
              </table:table-cell>
              <table:table-cell office:value-type="float" office:value="12.9847222222222">
                <text:p>12.984722222222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8.0886111111111">
                <text:p>78.0886111111111</text:p>
              </table:table-cell>
              <table:table-cell office:value-type="float" office:value="13.1908333333333">
                <text:p>13.190833333333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79.2513888888889">
                <text:p>79.2513888888889</text:p>
              </table:table-cell>
              <table:table-cell office:value-type="float" office:value="13.3922222222222">
                <text:p>13.392222222222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0.4461111111111">
                <text:p>80.4461111111111</text:p>
              </table:table-cell>
              <table:table-cell office:value-type="float" office:value="13.5936111111111">
                <text:p>13.5936111111111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81.6405555555556">
                <text:p>81.6405555555556</text:p>
              </table:table-cell>
              <table:table-cell office:value-type="float" office:value="13.795">
                <text:p>13.79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2.8347222222222">
                <text:p>82.8347222222222</text:p>
              </table:table-cell>
              <table:table-cell office:value-type="float" office:value="13.9963888888889">
                <text:p>13.9963888888889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84.0288888888889">
                <text:p>84.0288888888889</text:p>
              </table:table-cell>
              <table:table-cell office:value-type="float" office:value="14.1977777777778">
                <text:p>14.197777777777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5.2225">
                <text:p>85.2225</text:p>
              </table:table-cell>
              <table:table-cell office:value-type="float" office:value="14.3991666666667">
                <text:p>14.3991666666667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86.4161111111111">
                <text:p>86.4161111111111</text:p>
              </table:table-cell>
              <table:table-cell office:value-type="float" office:value="14.6005555555556">
                <text:p>14.600555555555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7.6094444444444">
                <text:p>87.6094444444444</text:p>
              </table:table-cell>
              <table:table-cell office:value-type="float" office:value="14.8019444444444">
                <text:p>14.8019444444444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88.8025">
                <text:p>88.8025</text:p>
              </table:table-cell>
              <table:table-cell office:value-type="float" office:value="15.0033333333333">
                <text:p>15.003333333333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8.8025">
                <text:p>88.8025</text:p>
              </table:table-cell>
              <table:table-cell office:value-type="float" office:value="15.2047222222222">
                <text:p>15.204722222222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91.2838888888889">
                <text:p>91.2838888888889</text:p>
              </table:table-cell>
              <table:table-cell office:value-type="float" office:value="15.4061111111111">
                <text:p>15.406111111111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2.4438888888889">
                <text:p>92.4438888888889</text:p>
              </table:table-cell>
              <table:table-cell office:value-type="float" office:value="15.6075">
                <text:p>15.6075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93.6683333333333">
                <text:p>93.6683333333333</text:p>
              </table:table-cell>
              <table:table-cell office:value-type="float" office:value="15.8088888888889">
                <text:p>15.80888888888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4.86">
                <text:p>94.86</text:p>
              </table:table-cell>
              <table:table-cell office:value-type="float" office:value="16.0147222222222">
                <text:p>16.0147222222222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96.0191666666667">
                <text:p>96.0191666666667</text:p>
              </table:table-cell>
              <table:table-cell office:value-type="float" office:value="16.2205555555556">
                <text:p>16.22055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7.2102777777778">
                <text:p>97.2102777777778</text:p>
              </table:table-cell>
              <table:table-cell office:value-type="float" office:value="16.4219444444444">
                <text:p>16.4219444444444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97.2102777777778">
                <text:p>97.2102777777778</text:p>
              </table:table-cell>
              <table:table-cell office:value-type="float" office:value="16.6277777777778">
                <text:p>16.627777777777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9.5922222222222">
                <text:p>99.5922222222222</text:p>
              </table:table-cell>
              <table:table-cell office:value-type="float" office:value="16.8336111111111">
                <text:p>16.8336111111111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0.782777777778">
                <text:p>100.782777777778</text:p>
              </table:table-cell>
              <table:table-cell office:value-type="float" office:value="17.035">
                <text:p>17.0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01.940833333333">
                <text:p>101.940833333333</text:p>
              </table:table-cell>
              <table:table-cell office:value-type="float" office:value="17.2408333333333">
                <text:p>17.2408333333333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103.098888888889">
                <text:p>103.098888888889</text:p>
              </table:table-cell>
              <table:table-cell office:value-type="float" office:value="17.4466666666667">
                <text:p>17.44666666666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4.288611111111">
                <text:p>104.288611111111</text:p>
              </table:table-cell>
              <table:table-cell office:value-type="float" office:value="17.6480555555556">
                <text:p>17.6480555555556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105.445833333333">
                <text:p>105.445833333333</text:p>
              </table:table-cell>
              <table:table-cell office:value-type="float" office:value="17.8538888888889">
                <text:p>17.85388888888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6.602777777778">
                <text:p>106.602777777778</text:p>
              </table:table-cell>
              <table:table-cell office:value-type="float" office:value="18.0597222222222">
                <text:p>18.0597222222222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07.759722222222">
                <text:p>107.759722222222</text:p>
              </table:table-cell>
              <table:table-cell office:value-type="float" office:value="18.2655555555556">
                <text:p>18.265555555555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8.980555555556">
                <text:p>108.980555555556</text:p>
              </table:table-cell>
              <table:table-cell office:value-type="float" office:value="18.4669444444444">
                <text:p>18.4669444444444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110.169166666667">
                <text:p>110.169166666667</text:p>
              </table:table-cell>
              <table:table-cell office:value-type="float" office:value="18.6727777777778">
                <text:p>18.672777777777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1.325277777778">
                <text:p>111.325277777778</text:p>
              </table:table-cell>
              <table:table-cell office:value-type="float" office:value="18.8786111111111">
                <text:p>18.8786111111111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12.481388888889">
                <text:p>112.481388888889</text:p>
              </table:table-cell>
              <table:table-cell office:value-type="float" office:value="19.08">
                <text:p>19.0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3.636944444444">
                <text:p>113.636944444444</text:p>
              </table:table-cell>
              <table:table-cell office:value-type="float" office:value="19.2813888888889">
                <text:p>19.2813888888889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114.824444444444">
                <text:p>114.824444444444</text:p>
              </table:table-cell>
              <table:table-cell office:value-type="float" office:value="19.4872222222222">
                <text:p>19.487222222222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5.979444444444">
                <text:p>115.979444444444</text:p>
              </table:table-cell>
              <table:table-cell office:value-type="float" office:value="19.6886111111111">
                <text:p>19.6886111111111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117.166944444444">
                <text:p>117.166944444444</text:p>
              </table:table-cell>
              <table:table-cell office:value-type="float" office:value="19.8944444444444">
                <text:p>19.89444444444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8.321666666667">
                <text:p>118.321666666667</text:p>
              </table:table-cell>
              <table:table-cell office:value-type="float" office:value="20.0958333333333">
                <text:p>20.0958333333333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118.321666666667">
                <text:p>118.321666666667</text:p>
              </table:table-cell>
              <table:table-cell office:value-type="float" office:value="20.2972222222222">
                <text:p>20.297222222222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20.6625">
                <text:p>120.6625</text:p>
              </table:table-cell>
              <table:table-cell office:value-type="float" office:value="20.4986111111111">
                <text:p>20.4986111111111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120.6625">
                <text:p>120.6625</text:p>
              </table:table-cell>
              <table:table-cell office:value-type="float" office:value="20.6997222222222">
                <text:p>20.699722222222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23.161666666667">
                <text:p>123.161666666667</text:p>
              </table:table-cell>
              <table:table-cell office:value-type="float" office:value="20.9011111111111">
                <text:p>20.9011111111111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124.378888888889">
                <text:p>124.378888888889</text:p>
              </table:table-cell>
              <table:table-cell office:value-type="float" office:value="21.1069444444444">
                <text:p>21.10694444444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25.532222222222">
                <text:p>125.532222222222</text:p>
              </table:table-cell>
              <table:table-cell office:value-type="float" office:value="21.1069444444444">
                <text:p>21.1069444444444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126.7175">
                <text:p>126.7175</text:p>
              </table:table-cell>
              <table:table-cell office:value-type="float" office:value="21.5186111111111">
                <text:p>21.518611111111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27.9025">
                <text:p>127.9025</text:p>
              </table:table-cell>
              <table:table-cell office:value-type="float" office:value="21.7197222222222">
                <text:p>21.7197222222222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129.087222222222">
                <text:p>129.087222222222</text:p>
              </table:table-cell>
              <table:table-cell office:value-type="float" office:value="21.9255555555556">
                <text:p>21.925555555555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30.239722222222">
                <text:p>130.239722222222</text:p>
              </table:table-cell>
              <table:table-cell office:value-type="float" office:value="22.1266666666667">
                <text:p>22.126666666666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131.391944444444">
                <text:p>131.391944444444</text:p>
              </table:table-cell>
              <table:table-cell office:value-type="float" office:value="22.3277777777778">
                <text:p>22.327777777777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32.544166666667">
                <text:p>132.544166666667</text:p>
              </table:table-cell>
              <table:table-cell office:value-type="float" office:value="22.5336111111111">
                <text:p>22.5336111111111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133.760555555556">
                <text:p>133.760555555556</text:p>
              </table:table-cell>
              <table:table-cell office:value-type="float" office:value="22.7347222222222">
                <text:p>22.734722222222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33.760555555556">
                <text:p>133.760555555556</text:p>
              </table:table-cell>
              <table:table-cell office:value-type="float" office:value="22.9405555555556">
                <text:p>22.9405555555556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136.191111111111">
                <text:p>136.191111111111</text:p>
              </table:table-cell>
              <table:table-cell office:value-type="float" office:value="23.1416666666667">
                <text:p>23.141666666666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37.342222222222">
                <text:p>137.342222222222</text:p>
              </table:table-cell>
              <table:table-cell office:value-type="float" office:value="23.3427777777778">
                <text:p>23.3427777777778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138.493333333333">
                <text:p>138.493333333333</text:p>
              </table:table-cell>
              <table:table-cell office:value-type="float" office:value="23.5486111111111">
                <text:p>23.548611111111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39.644444444444">
                <text:p>139.644444444444</text:p>
              </table:table-cell>
              <table:table-cell office:value-type="float" office:value="23.7544444444444">
                <text:p>23.7544444444444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40.795277777778">
                <text:p>140.795277777778</text:p>
              </table:table-cell>
              <table:table-cell office:value-type="float" office:value="23.9602777777778">
                <text:p>23.96027777777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2.01">
                <text:p>142.01</text:p>
              </table:table-cell>
              <table:table-cell office:value-type="float" office:value="24.1661111111111">
                <text:p>24.1661111111111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43.160277777778">
                <text:p>143.160277777778</text:p>
              </table:table-cell>
              <table:table-cell office:value-type="float" office:value="24.3672222222222">
                <text:p>24.36722222222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44.3425">
                <text:p>144.3425</text:p>
              </table:table-cell>
              <table:table-cell office:value-type="float" office:value="24.5683333333333">
                <text:p>24.568333333333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45.460555555556">
                <text:p>145.460555555556</text:p>
              </table:table-cell>
              <table:table-cell office:value-type="float" office:value="24.7694444444444">
                <text:p>24.769444444444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46.610555555556">
                <text:p>146.610555555556</text:p>
              </table:table-cell>
              <table:table-cell office:value-type="float" office:value="24.9705555555556">
                <text:p>24.9705555555556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47.791944444444">
                <text:p>147.791944444444</text:p>
              </table:table-cell>
              <table:table-cell office:value-type="float" office:value="25.1716666666667">
                <text:p>25.17166666666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48.941111111111">
                <text:p>148.941111111111</text:p>
              </table:table-cell>
              <table:table-cell office:value-type="float" office:value="25.1716666666667">
                <text:p>25.1716666666667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50.122222222222">
                <text:p>150.122222222222</text:p>
              </table:table-cell>
              <table:table-cell office:value-type="float" office:value="25.5738888888889">
                <text:p>25.57388888888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51.303333333333">
                <text:p>151.303333333333</text:p>
              </table:table-cell>
              <table:table-cell office:value-type="float" office:value="25.775">
                <text:p>25.775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52.452222222222">
                <text:p>152.452222222222</text:p>
              </table:table-cell>
              <table:table-cell office:value-type="float" office:value="25.9716666666667">
                <text:p>25.971666666666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53.600833333333">
                <text:p>153.600833333333</text:p>
              </table:table-cell>
              <table:table-cell office:value-type="float" office:value="26.1772222222222">
                <text:p>26.177222222222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54.781388888889">
                <text:p>154.781388888889</text:p>
              </table:table-cell>
              <table:table-cell office:value-type="float" office:value="26.3827777777778">
                <text:p>26.382777777777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55.961944444444">
                <text:p>155.961944444444</text:p>
              </table:table-cell>
              <table:table-cell office:value-type="float" office:value="26.5838888888889">
                <text:p>26.5838888888889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57.110277777778">
                <text:p>157.110277777778</text:p>
              </table:table-cell>
              <table:table-cell office:value-type="float" office:value="26.785">
                <text:p>26.78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58.290555555556">
                <text:p>158.290555555556</text:p>
              </table:table-cell>
              <table:table-cell office:value-type="float" office:value="26.9861111111111">
                <text:p>26.9861111111111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59.438611111111">
                <text:p>159.438611111111</text:p>
              </table:table-cell>
              <table:table-cell office:value-type="float" office:value="27.1872222222222">
                <text:p>27.18722222222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60.586111111111">
                <text:p>160.586111111111</text:p>
              </table:table-cell>
              <table:table-cell office:value-type="float" office:value="27.3927777777778">
                <text:p>27.3927777777778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61.733611111111">
                <text:p>161.733611111111</text:p>
              </table:table-cell>
              <table:table-cell office:value-type="float" office:value="27.5983333333333">
                <text:p>27.598333333333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62.913055555556">
                <text:p>162.913055555556</text:p>
              </table:table-cell>
              <table:table-cell office:value-type="float" office:value="27.7994444444444">
                <text:p>27.7994444444444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64.124166666667">
                <text:p>164.124166666667</text:p>
              </table:table-cell>
              <table:table-cell office:value-type="float" office:value="28.005">
                <text:p>28.0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4.124166666667">
                <text:p>164.124166666667</text:p>
              </table:table-cell>
              <table:table-cell office:value-type="float" office:value="28.2105555555556">
                <text:p>28.2105555555556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66.449722222222">
                <text:p>166.449722222222</text:p>
              </table:table-cell>
              <table:table-cell office:value-type="float" office:value="28.4161111111111">
                <text:p>28.416111111111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67.596388888889">
                <text:p>167.596388888889</text:p>
              </table:table-cell>
              <table:table-cell office:value-type="float" office:value="28.6216666666667">
                <text:p>28.6216666666667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68.775">
                <text:p>168.775</text:p>
              </table:table-cell>
              <table:table-cell office:value-type="float" office:value="28.8272222222222">
                <text:p>28.827222222222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69.953333333333">
                <text:p>169.953333333333</text:p>
              </table:table-cell>
              <table:table-cell office:value-type="float" office:value="29.0327777777778">
                <text:p>29.0327777777778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71.163611111111">
                <text:p>171.163611111111</text:p>
              </table:table-cell>
              <table:table-cell office:value-type="float" office:value="29.2336111111111">
                <text:p>29.233611111111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72.309722222222">
                <text:p>172.309722222222</text:p>
              </table:table-cell>
              <table:table-cell office:value-type="float" office:value="29.4344444444444">
                <text:p>29.4344444444444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73.487222222222">
                <text:p>173.487222222222</text:p>
              </table:table-cell>
              <table:table-cell office:value-type="float" office:value="29.4344444444444">
                <text:p>29.43444444444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74.6325">
                <text:p>174.6325</text:p>
              </table:table-cell>
              <table:table-cell office:value-type="float" office:value="29.8405555555556">
                <text:p>29.8405555555556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75.809722222222">
                <text:p>175.809722222222</text:p>
              </table:table-cell>
              <table:table-cell office:value-type="float" office:value="30.0458333333333">
                <text:p>30.045833333333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76.986666666667">
                <text:p>176.986666666667</text:p>
              </table:table-cell>
              <table:table-cell office:value-type="float" office:value="30.2466666666667">
                <text:p>30.2466666666667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76.986666666667">
                <text:p>176.986666666667</text:p>
              </table:table-cell>
              <table:table-cell office:value-type="float" office:value="30.4519444444444">
                <text:p>30.451944444444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79.372222222222">
                <text:p>179.372222222222</text:p>
              </table:table-cell>
              <table:table-cell office:value-type="float" office:value="30.4519444444444">
                <text:p>30.4519444444444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80.516944444444">
                <text:p>180.516944444444</text:p>
              </table:table-cell>
              <table:table-cell office:value-type="float" office:value="30.8625">
                <text:p>30.862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81.693333333333">
                <text:p>181.693333333333</text:p>
              </table:table-cell>
              <table:table-cell office:value-type="float" office:value="31.0677777777778">
                <text:p>31.0677777777778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82.837777777778">
                <text:p>182.837777777778</text:p>
              </table:table-cell>
              <table:table-cell office:value-type="float" office:value="31.2683333333333">
                <text:p>31.268333333333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83.982222222222">
                <text:p>183.982222222222</text:p>
              </table:table-cell>
              <table:table-cell office:value-type="float" office:value="31.4688888888889">
                <text:p>31.4688888888889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85.126388888889">
                <text:p>185.126388888889</text:p>
              </table:table-cell>
              <table:table-cell office:value-type="float" office:value="31.665">
                <text:p>31.6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86.238333333333">
                <text:p>186.238333333333</text:p>
              </table:table-cell>
              <table:table-cell office:value-type="float" office:value="31.8655555555556">
                <text:p>31.8655555555556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87.413611111111">
                <text:p>187.413611111111</text:p>
              </table:table-cell>
              <table:table-cell office:value-type="float" office:value="32.0708333333333">
                <text:p>32.07083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8.556666666667">
                <text:p>188.556666666667</text:p>
              </table:table-cell>
              <table:table-cell office:value-type="float" office:value="32.2713888888889">
                <text:p>32.2713888888889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89.699722222222">
                <text:p>189.699722222222</text:p>
              </table:table-cell>
              <table:table-cell office:value-type="float" office:value="32.4766666666667">
                <text:p>32.476666666666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90.874444444444">
                <text:p>190.874444444444</text:p>
              </table:table-cell>
              <table:table-cell office:value-type="float" office:value="32.6772222222222">
                <text:p>32.6772222222222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92.049166666667">
                <text:p>192.049166666667</text:p>
              </table:table-cell>
              <table:table-cell office:value-type="float" office:value="32.8825">
                <text:p>32.882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93.223611111111">
                <text:p>193.223611111111</text:p>
              </table:table-cell>
              <table:table-cell office:value-type="float" office:value="33.0830555555556">
                <text:p>33.0830555555556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94.365833333333">
                <text:p>194.365833333333</text:p>
              </table:table-cell>
              <table:table-cell office:value-type="float" office:value="33.2880555555556">
                <text:p>33.288055555555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95.539444444444">
                <text:p>195.539444444444</text:p>
              </table:table-cell>
              <table:table-cell office:value-type="float" office:value="33.4930555555556">
                <text:p>33.4930555555556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96.681388888889">
                <text:p>196.681388888889</text:p>
              </table:table-cell>
              <table:table-cell office:value-type="float" office:value="33.6980555555556">
                <text:p>33.698055555555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97.854722222222">
                <text:p>197.854722222222</text:p>
              </table:table-cell>
              <table:table-cell office:value-type="float" office:value="33.6980555555556">
                <text:p>33.6980555555556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97.854722222222">
                <text:p>197.854722222222</text:p>
              </table:table-cell>
              <table:table-cell office:value-type="float" office:value="34.1036111111111">
                <text:p>34.103611111111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00.168888888889">
                <text:p>200.168888888889</text:p>
              </table:table-cell>
              <table:table-cell office:value-type="float" office:value="34.3041666666667">
                <text:p>34.304166666666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201.31">
                <text:p>201.3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02.450833333333">
                <text:p>202.450833333333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203.623055555556">
                <text:p>203.623055555556</text:p>
              </table:table-cell>
              <table:table-cell office:value-type="float" office:value="34.91">
                <text:p>34.9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04.763333333333">
                <text:p>204.763333333333</text:p>
              </table:table-cell>
              <table:table-cell office:value-type="float" office:value="35.1105555555556">
                <text:p>35.1105555555556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205.935">
                <text:p>205.935</text:p>
              </table:table-cell>
              <table:table-cell office:value-type="float" office:value="35.3247222222222">
                <text:p>35.324722222222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07.106666666667">
                <text:p>207.106666666667</text:p>
              </table:table-cell>
              <table:table-cell office:value-type="float" office:value="35.5297222222222">
                <text:p>35.529722222222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208.278055555556">
                <text:p>208.278055555556</text:p>
              </table:table-cell>
              <table:table-cell office:value-type="float" office:value="35.7302777777778">
                <text:p>35.730277777777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09.481111111111">
                <text:p>209.481111111111</text:p>
              </table:table-cell>
              <table:table-cell office:value-type="float" office:value="35.9308333333333">
                <text:p>35.9308333333333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209.481111111111">
                <text:p>209.481111111111</text:p>
              </table:table-cell>
              <table:table-cell office:value-type="float" office:value="36.1313888888889">
                <text:p>36.131388888888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1.823055555556">
                <text:p>211.823055555556</text:p>
              </table:table-cell>
              <table:table-cell office:value-type="float" office:value="36.3363888888889">
                <text:p>36.3363888888889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212.961666666667">
                <text:p>212.961666666667</text:p>
              </table:table-cell>
              <table:table-cell office:value-type="float" office:value="36.5369444444444">
                <text:p>36.536944444444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14.100277777778">
                <text:p>214.100277777778</text:p>
              </table:table-cell>
              <table:table-cell office:value-type="float" office:value="36.7375">
                <text:p>36.7375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215.270555555556">
                <text:p>215.270555555556</text:p>
              </table:table-cell>
              <table:table-cell office:value-type="float" office:value="36.9380555555556">
                <text:p>36.938055555555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16.44">
                <text:p>216.44</text:p>
              </table:table-cell>
              <table:table-cell office:value-type="float" office:value="37.1430555555556">
                <text:p>37.1430555555556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217.577777777778">
                <text:p>217.577777777778</text:p>
              </table:table-cell>
              <table:table-cell office:value-type="float" office:value="37.3436111111111">
                <text:p>37.343611111111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18.746666666667">
                <text:p>218.746666666667</text:p>
              </table:table-cell>
              <table:table-cell office:value-type="float" office:value="37.5441666666667">
                <text:p>37.5441666666667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19.915555555556">
                <text:p>219.915555555556</text:p>
              </table:table-cell>
              <table:table-cell office:value-type="float" office:value="37.7447222222222">
                <text:p>37.744722222222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21.083888888889">
                <text:p>221.083888888889</text:p>
              </table:table-cell>
              <table:table-cell office:value-type="float" office:value="37.7447222222222">
                <text:p>37.744722222222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222.220555555556">
                <text:p>222.220555555556</text:p>
              </table:table-cell>
              <table:table-cell office:value-type="float" office:value="38.1502777777778">
                <text:p>38.150277777777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22.220555555556">
                <text:p>222.220555555556</text:p>
              </table:table-cell>
              <table:table-cell office:value-type="float" office:value="38.3552777777778">
                <text:p>38.3552777777778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24.525">
                <text:p>224.525</text:p>
              </table:table-cell>
              <table:table-cell office:value-type="float" office:value="38.5558333333333">
                <text:p>38.555833333333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25.6925">
                <text:p>225.6925</text:p>
              </table:table-cell>
              <table:table-cell office:value-type="float" office:value="38.7563888888889">
                <text:p>38.7563888888889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226.828333333333">
                <text:p>226.828333333333</text:p>
              </table:table-cell>
              <table:table-cell office:value-type="float" office:value="38.9569444444444">
                <text:p>38.956944444444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27.963611111111">
                <text:p>227.963611111111</text:p>
              </table:table-cell>
              <table:table-cell office:value-type="float" office:value="39.1619444444444">
                <text:p>39.1619444444444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229.130555555556">
                <text:p>229.130555555556</text:p>
              </table:table-cell>
              <table:table-cell office:value-type="float" office:value="39.3669444444444">
                <text:p>39.366944444444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30.297222222222">
                <text:p>230.297222222222</text:p>
              </table:table-cell>
              <table:table-cell office:value-type="float" office:value="39.5719444444444">
                <text:p>39.5719444444444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231.431944444444">
                <text:p>231.431944444444</text:p>
              </table:table-cell>
              <table:table-cell office:value-type="float" office:value="39.7769444444444">
                <text:p>39.776944444444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32.566388888889">
                <text:p>232.566388888889</text:p>
              </table:table-cell>
              <table:table-cell office:value-type="float" office:value="39.7769444444444">
                <text:p>39.7769444444444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233.731944444444">
                <text:p>233.731944444444</text:p>
              </table:table-cell>
              <table:table-cell office:value-type="float" office:value="40.1869444444444">
                <text:p>40.18694444444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4.865833333333">
                <text:p>234.865833333333</text:p>
              </table:table-cell>
              <table:table-cell office:value-type="float" office:value="40.3872222222222">
                <text:p>40.3872222222222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236.031111111111">
                <text:p>236.031111111111</text:p>
              </table:table-cell>
              <table:table-cell office:value-type="float" office:value="40.5875">
                <text:p>40.587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37.164444444444">
                <text:p>237.164444444444</text:p>
              </table:table-cell>
              <table:table-cell office:value-type="float" office:value="40.7877777777778">
                <text:p>40.7877777777778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238.297777777778">
                <text:p>238.297777777778</text:p>
              </table:table-cell>
              <table:table-cell office:value-type="float" office:value="40.9927777777778">
                <text:p>40.992777777777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39.430555555556">
                <text:p>239.430555555556</text:p>
              </table:table-cell>
              <table:table-cell office:value-type="float" office:value="41.1977777777778">
                <text:p>41.1977777777778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239.430555555556">
                <text:p>239.430555555556</text:p>
              </table:table-cell>
              <table:table-cell office:value-type="float" office:value="41.1977777777778">
                <text:p>41.197777777777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41.758888888889">
                <text:p>241.758888888889</text:p>
              </table:table-cell>
              <table:table-cell office:value-type="float" office:value="41.5983333333333">
                <text:p>41.5983333333333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242.9225">
                <text:p>242.9225</text:p>
              </table:table-cell>
              <table:table-cell office:value-type="float" office:value="41.7986111111111">
                <text:p>41.798611111111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44.085833333333">
                <text:p>244.085833333333</text:p>
              </table:table-cell>
              <table:table-cell office:value-type="float" office:value="42.0036111111111">
                <text:p>42.0036111111111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245.2175">
                <text:p>245.2175</text:p>
              </table:table-cell>
              <table:table-cell office:value-type="float" office:value="42.2086111111111">
                <text:p>42.208611111111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46.380555555556">
                <text:p>246.380555555556</text:p>
              </table:table-cell>
              <table:table-cell office:value-type="float" office:value="42.4136111111111">
                <text:p>42.4136111111111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247.511388888889">
                <text:p>247.511388888889</text:p>
              </table:table-cell>
              <table:table-cell office:value-type="float" office:value="42.4136111111111">
                <text:p>42.413611111111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48.673888888889">
                <text:p>248.673888888889</text:p>
              </table:table-cell>
              <table:table-cell office:value-type="float" office:value="42.8188888888889">
                <text:p>42.8188888888889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249.836111111111">
                <text:p>249.836111111111</text:p>
              </table:table-cell>
              <table:table-cell office:value-type="float" office:value="43.0238888888889">
                <text:p>43.023888888888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50.998055555556">
                <text:p>250.998055555556</text:p>
              </table:table-cell>
              <table:table-cell office:value-type="float" office:value="43.2286111111111">
                <text:p>43.2286111111111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252.16">
                <text:p>252.16</text:p>
              </table:table-cell>
              <table:table-cell office:value-type="float" office:value="43.4333333333333">
                <text:p>43.433333333333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53.290277777778">
                <text:p>253.290277777778</text:p>
              </table:table-cell>
              <table:table-cell office:value-type="float" office:value="43.4333333333333">
                <text:p>43.433333333333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254.451111111111">
                <text:p>254.451111111111</text:p>
              </table:table-cell>
              <table:table-cell office:value-type="float" office:value="43.8338888888889">
                <text:p>43.833888888888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54.451111111111">
                <text:p>254.451111111111</text:p>
              </table:table-cell>
              <table:table-cell office:value-type="float" office:value="43.8338888888889">
                <text:p>43.8338888888889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256.771944444444">
                <text:p>256.771944444444</text:p>
              </table:table-cell>
              <table:table-cell office:value-type="float" office:value="44.2344444444444">
                <text:p>44.23444444444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57.900833333333">
                <text:p>257.900833333333</text:p>
              </table:table-cell>
              <table:table-cell office:value-type="float" office:value="44.2344444444444">
                <text:p>44.2344444444444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259.061111111111">
                <text:p>259.061111111111</text:p>
              </table:table-cell>
              <table:table-cell office:value-type="float" office:value="44.6438888888889">
                <text:p>44.643888888888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59.061111111111">
                <text:p>259.061111111111</text:p>
              </table:table-cell>
              <table:table-cell office:value-type="float" office:value="44.8486111111111">
                <text:p>44.8486111111111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261.349444444444">
                <text:p>261.349444444444</text:p>
              </table:table-cell>
              <table:table-cell office:value-type="float" office:value="45.0533333333333">
                <text:p>45.053333333333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62.4775">
                <text:p>262.4775</text:p>
              </table:table-cell>
              <table:table-cell office:value-type="float" office:value="45.2580555555556">
                <text:p>45.2580555555556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263.636666666667">
                <text:p>263.636666666667</text:p>
              </table:table-cell>
              <table:table-cell office:value-type="float" office:value="45.2580555555556">
                <text:p>45.258055555555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64.795555555556">
                <text:p>264.795555555556</text:p>
              </table:table-cell>
              <table:table-cell office:value-type="float" office:value="45.6675">
                <text:p>45.667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265.954444444444">
                <text:p>265.954444444444</text:p>
              </table:table-cell>
              <table:table-cell office:value-type="float" office:value="45.8722222222222">
                <text:p>45.872222222222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65.954444444444">
                <text:p>265.954444444444</text:p>
              </table:table-cell>
              <table:table-cell office:value-type="float" office:value="46.0769444444444">
                <text:p>46.0769444444444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268.208611111111">
                <text:p>268.208611111111</text:p>
              </table:table-cell>
              <table:table-cell office:value-type="float" office:value="46.2772222222222">
                <text:p>46.277222222222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69.366944444444">
                <text:p>269.366944444444</text:p>
              </table:table-cell>
              <table:table-cell office:value-type="float" office:value="46.4727777777778">
                <text:p>46.4727777777778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270.493611111111">
                <text:p>270.493611111111</text:p>
              </table:table-cell>
              <table:table-cell office:value-type="float" office:value="46.6730555555556">
                <text:p>46.673055555555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71.651666666667">
                <text:p>271.651666666667</text:p>
              </table:table-cell>
              <table:table-cell office:value-type="float" office:value="46.8777777777778">
                <text:p>46.8777777777778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272.808888888889">
                <text:p>272.808888888889</text:p>
              </table:table-cell>
              <table:table-cell office:value-type="float" office:value="47.0780555555556">
                <text:p>47.078055555555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73.966111111111">
                <text:p>273.966111111111</text:p>
              </table:table-cell>
              <table:table-cell office:value-type="float" office:value="47.2827777777778">
                <text:p>47.2827777777778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275.123333333333">
                <text:p>275.123333333333</text:p>
              </table:table-cell>
              <table:table-cell office:value-type="float" office:value="47.2827777777778">
                <text:p>47.282777777777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76.249166666667">
                <text:p>276.249166666667</text:p>
              </table:table-cell>
              <table:table-cell office:value-type="float" office:value="47.6830555555556">
                <text:p>47.6830555555556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277.374722222222">
                <text:p>277.374722222222</text:p>
              </table:table-cell>
              <table:table-cell office:value-type="float" office:value="47.8877777777778">
                <text:p>47.887777777777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78.562222222222">
                <text:p>278.562222222222</text:p>
              </table:table-cell>
              <table:table-cell office:value-type="float" office:value="48.0925">
                <text:p>48.092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79.718611111111">
                <text:p>279.718611111111</text:p>
              </table:table-cell>
              <table:table-cell office:value-type="float" office:value="48.2927777777778">
                <text:p>48.292777777777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80.875">
                <text:p>280.875</text:p>
              </table:table-cell>
              <table:table-cell office:value-type="float" office:value="48.4975">
                <text:p>48.4975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281.999722222222">
                <text:p>281.999722222222</text:p>
              </table:table-cell>
              <table:table-cell office:value-type="float" office:value="48.6975">
                <text:p>48.697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83.155833333333">
                <text:p>283.155833333333</text:p>
              </table:table-cell>
              <table:table-cell office:value-type="float" office:value="48.8975">
                <text:p>48.89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draw:fill-color="#ffffc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false" chart:axis-position="0"/>
      <style:graphic-properties svg:stroke-width="0.08cm"/>
      <style:text-properties fo:font-size="10pt" fo:font-weight="bold" style:font-size-asian="10pt" style:font-size-complex="10pt"/>
    </style:style>
    <style:style style:name="ch7" style:family="chart">
      <style:chart-properties style:rotation-angle="0"/>
      <style:text-properties fo:font-size="10pt" fo:font-weight="bold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width="0.08cm"/>
      <style:text-properties fo:font-size="10pt" fo:font-weight="bold" style:font-size-asian="10pt" style:font-size-complex="10pt"/>
    </style:style>
    <style:style style:name="ch9" style:family="chart">
      <style:chart-properties style:rotation-angle="90"/>
      <style:text-properties fo:font-size="10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dddddd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title svg:x="3.916cm" svg:y="0.316cm" chart:style-name="ch2">
          <text:p>Evolution de la tension de batterie Vbat</text:p>
        </chart:title>
        <chart:subtitle svg:x="4.056cm" svg:y="1.301cm" chart:style-name="ch3">
          <text:p>Comparaison des modes "sleep" et "no-sleep"</text:p>
        </chart:subtitle>
        <chart:legend chart:legend-position="end" svg:x="11.607cm" svg:y="3.946cm" style:legend-expansion="high" chart:style-name="ch4"/>
        <chart:plot-area chart:style-name="ch5" table:cell-range-address="journal.A2:journal.A243 journal.H1:journal.I243" chart:data-source-has-labels="both" svg:x="1.386cm" svg:y="2.138cm" svg:width="9.902cm" svg:height="5.646cm">
          <chartooo:coordinate-region svg:x="2.399cm" svg:y="2.257cm" svg:width="8.782cm" svg:height="4.655cm"/>
          <chart:axis chart:dimension="x" chart:name="primary-x" chart:style-name="ch6" chartooo:axis-type="auto">
            <chartooo:date-scale/>
            <chart:title svg:x="11.381cm" svg:y="6.664cm" chart:style-name="ch7">
              <text:p>t (mn)</text:p>
            </chart:title>
            <chart:categories table:cell-range-address="journal.A2:journal.A243"/>
          </chart:axis>
          <chart:axis chart:dimension="y" chart:name="primary-y" chart:style-name="ch8">
            <chart:title svg:x="2.036cm" svg:y="2.161cm" chart:style-name="ch9">
              <text:p>Vbat (mV)</text:p>
            </chart:title>
            <chart:grid chart:style-name="ch10" chart:class="major"/>
          </chart:axis>
          <chart:series chart:style-name="ch11" chart:values-cell-range-address="journal.H2:journal.H243" chart:label-cell-address="journal.H1:journal.H1" chart:class="chart:line">
            <chart:data-point chart:repeated="242"/>
          </chart:series>
          <chart:series chart:style-name="ch12" chart:values-cell-range-address="" chart:class="chart:line">
            <chart:data-point/>
          </chart:series>
          <chart:series chart:style-name="ch13" chart:values-cell-range-address="journal.I2:journal.I243" chart:label-cell-address="journal.I1:journal.I1" chart:class="chart:line">
            <chart:data-point chart:repeated="24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bat (mV) sleep</text:p>
                <draw:g>
                  <svg:desc>journal.H1:journal.H1</svg:desc>
                </draw:g>
              </table:table-cell>
              <table:table-cell office:value-type="string">
                <text:p>Vbat (mV) no sleep</text:p>
                <draw:g>
                  <svg:desc>journal.I1:journal.I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journal.A2:journal.A243</svg:desc>
                </draw:g>
              </table:table-cell>
              <table:table-cell office:value-type="float" office:value="4101">
                <text:p>4101</text:p>
                <draw:g>
                  <svg:desc>journal.H2:journal.H243</svg:desc>
                </draw:g>
              </table:table-cell>
              <table:table-cell office:value-type="float" office:value="4052">
                <text:p>4052</text:p>
                <draw:g>
                  <svg:desc>journal.I2:journal.I24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101">
                <text:p>4101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101">
                <text:p>4101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101">
                <text:p>4101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101">
                <text:p>4101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01">
                <text:p>4101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4101">
                <text:p>4101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01">
                <text:p>4101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101">
                <text:p>4101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01">
                <text:p>4101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4101">
                <text:p>4101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100">
                <text:p>410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4100">
                <text:p>410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99">
                <text:p>4099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4099">
                <text:p>4099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99">
                <text:p>4099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4099">
                <text:p>4099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099">
                <text:p>4099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4099">
                <text:p>4099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99">
                <text:p>4099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4099">
                <text:p>4099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099">
                <text:p>4099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4099">
                <text:p>4099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099">
                <text:p>4099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4099">
                <text:p>4099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098">
                <text:p>4098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4098">
                <text:p>4098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098">
                <text:p>4098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4098">
                <text:p>4098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99">
                <text:p>4099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4098">
                <text:p>4098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97">
                <text:p>4097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4097">
                <text:p>4097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097">
                <text:p>4097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4097">
                <text:p>4097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096">
                <text:p>4096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4097">
                <text:p>4097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096">
                <text:p>4096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4096">
                <text:p>4096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96">
                <text:p>4096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4095">
                <text:p>4095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096">
                <text:p>4096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4095">
                <text:p>4095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095">
                <text:p>4095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4095">
                <text:p>4095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095">
                <text:p>4095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95">
                <text:p>4095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94">
                <text:p>4094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094">
                <text:p>4094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094">
                <text:p>4094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093">
                <text:p>4093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093">
                <text:p>4093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094">
                <text:p>4094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093">
                <text:p>4093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093">
                <text:p>4093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093">
                <text:p>4093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093">
                <text:p>4093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093">
                <text:p>4093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4093">
                <text:p>4093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93">
                <text:p>4093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4092">
                <text:p>4092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092">
                <text:p>4092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4092">
                <text:p>4092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092">
                <text:p>4092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4091">
                <text:p>4091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091">
                <text:p>4091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4091">
                <text:p>409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091">
                <text:p>4091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091">
                <text:p>4091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091">
                <text:p>4091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4091">
                <text:p>4091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091">
                <text:p>4091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4091">
                <text:p>4091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091">
                <text:p>4091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4091">
                <text:p>4091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090">
                <text:p>4090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4089">
                <text:p>4089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091">
                <text:p>4091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4090">
                <text:p>409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89">
                <text:p>4089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4090">
                <text:p>4090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090">
                <text:p>4090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4089">
                <text:p>4089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089">
                <text:p>4089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4088">
                <text:p>4088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088">
                <text:p>408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088">
                <text:p>408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088">
                <text:p>4088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4088">
                <text:p>4088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088">
                <text:p>4088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4088">
                <text:p>4088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087">
                <text:p>4087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4088">
                <text:p>4088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088">
                <text:p>4088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4087">
                <text:p>4087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087">
                <text:p>4087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4087">
                <text:p>4087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086">
                <text:p>4086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4087">
                <text:p>4087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087">
                <text:p>4087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4086">
                <text:p>4086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086">
                <text:p>4086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4085">
                <text:p>4085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086">
                <text:p>4086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4086">
                <text:p>4086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086">
                <text:p>4086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4085">
                <text:p>4085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084">
                <text:p>4084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4085">
                <text:p>4085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085">
                <text:p>4085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4084">
                <text:p>4084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084">
                <text:p>4084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4084">
                <text:p>4084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084">
                <text:p>4084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4084">
                <text:p>4084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084">
                <text:p>4084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4084">
                <text:p>4084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084">
                <text:p>408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4084">
                <text:p>4084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084">
                <text:p>4084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4083">
                <text:p>4083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083">
                <text:p>4083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4083">
                <text:p>408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083">
                <text:p>408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4082">
                <text:p>4082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082">
                <text:p>4082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4082">
                <text:p>4082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82">
                <text:p>4082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4081">
                <text:p>4081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081">
                <text:p>4081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4082">
                <text:p>4082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082">
                <text:p>4082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4081">
                <text:p>4081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080">
                <text:p>408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4081">
                <text:p>4081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080">
                <text:p>4080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081">
                <text:p>4081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080">
                <text:p>4080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4080">
                <text:p>4080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080">
                <text:p>4080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4080">
                <text:p>4080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080">
                <text:p>4080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4080">
                <text:p>4080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080">
                <text:p>4080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4079">
                <text:p>4079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079">
                <text:p>4079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4079">
                <text:p>4079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079">
                <text:p>4079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4079">
                <text:p>4079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079">
                <text:p>4079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4079">
                <text:p>4079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079">
                <text:p>4079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4078">
                <text:p>4078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078">
                <text:p>4078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4078">
                <text:p>4078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078">
                <text:p>4078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4077">
                <text:p>4077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077">
                <text:p>4077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4077">
                <text:p>4077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077">
                <text:p>4077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4077">
                <text:p>4077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077">
                <text:p>4077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4077">
                <text:p>4077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076">
                <text:p>4076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4076">
                <text:p>4076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076">
                <text:p>4076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4076">
                <text:p>4076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076">
                <text:p>4076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4076">
                <text:p>4076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075">
                <text:p>4075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4069">
                <text:p>406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069">
                <text:p>4069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4076">
                <text:p>4076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075">
                <text:p>4075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4075">
                <text:p>4075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075">
                <text:p>4075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4075">
                <text:p>4075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074">
                <text:p>407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4074">
                <text:p>407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075">
                <text:p>4075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4074">
                <text:p>4074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074">
                <text:p>4074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4074">
                <text:p>4074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074">
                <text:p>4074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4073">
                <text:p>4073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073">
                <text:p>4073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4072">
                <text:p>4072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072">
                <text:p>4072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4072">
                <text:p>4072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072">
                <text:p>4072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4072">
                <text:p>4072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072">
                <text:p>4072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4072">
                <text:p>4072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072">
                <text:p>4072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4072">
                <text:p>4072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072">
                <text:p>4072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4072">
                <text:p>4072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072">
                <text:p>4072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4071">
                <text:p>4071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71">
                <text:p>4071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4071">
                <text:p>4071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071">
                <text:p>4071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4071">
                <text:p>4071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071">
                <text:p>407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4071">
                <text:p>407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070">
                <text:p>4070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4070">
                <text:p>4070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070">
                <text:p>4070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4070">
                <text:p>4070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070">
                <text:p>4070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4070">
                <text:p>4070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070">
                <text:p>4070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4070">
                <text:p>407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069">
                <text:p>4069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4069">
                <text:p>4069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069">
                <text:p>4069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4068">
                <text:p>4068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068">
                <text:p>4068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4068">
                <text:p>4068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068">
                <text:p>4068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4068">
                <text:p>4068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068">
                <text:p>4068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4068">
                <text:p>4068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068">
                <text:p>4068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4068">
                <text:p>4068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068">
                <text:p>4068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4067">
                <text:p>4067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068">
                <text:p>4068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4067">
                <text:p>4067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066">
                <text:p>4066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4067">
                <text:p>4067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067">
                <text:p>4067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4066">
                <text:p>40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066">
                <text:p>40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4066">
                <text:p>40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065">
                <text:p>4065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4065">
                <text:p>4065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066">
                <text:p>4066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4065">
                <text:p>4065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065">
                <text:p>4065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4064">
                <text:p>4064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064">
                <text:p>4064</text:p>
              </table:table-cell>
              <table:table-cell office:value-type="float" office:value="3879">
                <text:p>38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